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0000" draw:stroke="none" fo:margin="1.000000000000000pt" style:wrap="biggest" style:wrap-dynamic-threshold="0.000000000000000pt" svg:fill-rule="nonzero"/>
    </style:style>
    <style:style style:name="gr3" style:family="graphic">
      <style:graphic-properties draw:fill="solid" draw:fill-color="#008032" draw:stroke="none" fo:margin="1.000000000000000pt" style:wrap="biggest" style:wrap-dynamic-threshold="0.000000000000000pt" svg:fill-rule="nonzero"/>
    </style:style>
    <style:style style:name="gr4" style:family="graphic">
      <style:graphic-properties draw:fill="none" draw:stroke="solid" draw:stroke-linejoin="miter" fo:margin="1.000000000000000pt" style:wrap="biggest" style:wrap-dynamic-threshold="0.000000000000000pt" svg:fill-rule="nonzero" svg:stroke-color="#009100" svg:stroke-opacity="1" svg:stroke-width="0.057846192000000pt"/>
    </style:style>
    <style:style style:name="gr5" style:family="graphic">
      <style:graphic-properties draw:fill="solid" draw:fill-color="#c5000b" draw:stroke="none" fo:margin="1.000000000000000pt" style:wrap="biggest" style:wrap-dynamic-threshold="0.000000000000000pt" svg:fill-rule="nonzero"/>
    </style:style>
    <style:style style:name="gr6" style:family="graphic">
      <style:graphic-properties draw:fill="none" draw:stroke="solid" draw:stroke-linejoin="miter" fo:margin="1.000000000000000pt" style:wrap="biggest" style:wrap-dynamic-threshold="0.000000000000000pt" svg:fill-rule="nonzero" svg:stroke-color="#c5000b" svg:stroke-opacity="1" svg:stroke-width="0.033347720000000pt"/>
    </style:style>
    <style:style style:name="gr7" style:family="graphic">
      <style:graphic-properties draw:fill="solid" draw:fill-color="#ff9e3c" draw:stroke="none" fo:margin="1.000000000000000pt" style:wrap="biggest" style:wrap-dynamic-threshold="0.000000000000000pt" svg:fill-rule="nonzero"/>
    </style:style>
    <style:style style:name="gr8" style:family="graphic">
      <style:graphic-properties draw:fill="none" draw:stroke="solid" draw:stroke-linejoin="miter" fo:margin="1.000000000000000pt" style:wrap="biggest" style:wrap-dynamic-threshold="0.000000000000000pt" svg:fill-rule="nonzero" svg:stroke-color="#000000" svg:stroke-opacity="1" svg:stroke-width="0.058870832000000pt"/>
    </style:style>
    <style:style style:name="gr9" style:family="graphic">
      <style:graphic-properties draw:fill="solid" draw:fill-color="#009100" draw:stroke="none" fo:margin="1.000000000000000pt" style:wrap="biggest" style:wrap-dynamic-threshold="0.000000000000000pt" svg:fill-rule="nonzero"/>
    </style:style>
    <style:style style:name="gr10" style:family="graphic">
      <style:graphic-properties draw:fill="solid" draw:fill-color="#ffffff" draw:stroke="none" fo:margin="1.000000000000000pt" style:wrap="biggest" style:wrap-dynamic-threshold="0.000000000000000pt" svg:fill-rule="nonzero"/>
    </style:style>
    <style:style style:name="gr11" style:family="graphic">
      <style:graphic-properties draw:fill="none" draw:stroke="solid" draw:stroke-linejoin="miter" fo:margin="1.000000000000000pt" style:wrap="biggest" style:wrap-dynamic-threshold="0.000000000000000pt" svg:fill-rule="nonzero" svg:stroke-color="#009100" svg:stroke-opacity="1" svg:stroke-width="0.058870832000000pt"/>
    </style:style>
    <style:style style:name="dp2" style:family="drawing-page"/>
  </office:automatic-styles>
  <office:body>
    <office:drawing>
      <draw:page draw:name="page1" draw:id="page1" draw:master-page-name="Default1" draw:style-name="dp2">
        <draw:layer-set>
          <draw:layer draw:name="g3148"/>
        </draw:layer-set>
        <draw:g draw:style-name="gr1" draw:id="shape1" svg:y="0.01284856537pt">
          <draw:path draw:style-name="gr2" draw:id="shape2" draw:name="path14" draw:layer="g3148" svg:width="0.00000000000pt" svg:height="0.00000000000pt" svg:x="-601.83476309600pt" svg:y="1651.05825600000pt" svg:viewBox="0 0 0 0" svg:d="M0 0L0 0L0 0L0 0" koffice:nodeTypes="cccc"/>
          <draw:path draw:style-name="gr3" draw:id="shape3" draw:name="path16" draw:layer="g3148" svg:width="199.77791459064pt" svg:height="99.88439343152pt" svg:x="0.05000000000pt" svg:y="0.05375200000pt" svg:viewBox="0 0 200 100" svg:d="M0 99.8844L199.778 99.8844L199.778 0L4.21885e-15 0Z" koffice:nodeTypes="ccccc"/>
          <draw:path draw:style-name="gr4" draw:id="shape4" draw:name="path18" draw:layer="g3148" svg:width="199.77791459064pt" svg:height="99.88439343152pt" svg:x="0.05000000000pt" svg:y="0.05375200000pt" svg:viewBox="0 0 200 100" svg:d="M0 99.8844L199.778 99.8844L199.778 0L4.21885e-15 0Z" koffice:nodeTypes="ccccc"/>
          <draw:path draw:style-name="gr5" draw:id="shape5" draw:name="path20" draw:layer="g3148" svg:width="29.73947483131pt" svg:height="99.89559526510pt" svg:x="8.22484890400pt" svg:y="0.05000000000pt" svg:viewBox="0 0 30 100" svg:d="M3.55271e-15 99.8956L29.7395 99.8956L29.7395 0L0 0Z" koffice:nodeTypes="ccccc"/>
          <draw:path draw:style-name="gr6" draw:id="shape6" draw:name="path22" draw:layer="g3148" svg:width="29.73947483131pt" svg:height="99.89559526510pt" svg:x="8.22484890400pt" svg:y="0.05000000000pt" svg:viewBox="0 0 30 100" svg:d="M3.55271e-15 99.8956L29.7395 99.8956L29.7395 0L0 0Z" koffice:nodeTypes="ccccc"/>
          <draw:path draw:style-name="gr7" draw:id="shape7" draw:name="path24" draw:layer="g3148" svg:width="1.25824967128pt" svg:height="2.35127852872pt" svg:x="23.91597690400pt" svg:y="26.89220800000pt" svg:viewBox="0 0 1 2" svg:d="M0.628754 2.35128L1.25825 1.17563L0.628754 0L0 1.17563L0.628754 2.35128" koffice:nodeTypes="ccccc"/>
          <draw:path draw:style-name="gr8" draw:id="shape8" draw:name="path26" draw:layer="g3148" svg:width="1.25824967128pt" svg:height="2.35127852872pt" svg:x="23.91597690400pt" svg:y="26.89220800000pt" svg:viewBox="0 0 1 2" svg:d="M0.628754 2.35128L1.25825 1.17563L0.628754 0L0 1.17563L0.628754 2.35128" koffice:nodeTypes="ccccc"/>
          <draw:path draw:style-name="gr9" draw:id="shape9" draw:name="path28" draw:layer="g3148" svg:width="22.02836353602pt" svg:height="13.32360534309pt" svg:x="11.92570090400pt" svg:y="4.70193600000pt" svg:viewBox="0 0 22 13" svg:d="M22.0284 8.89363L20.3552 9.96871L20.3552 10.7465L17.5608 12.5439L16.8113 12.2459L15.1401 13.3236L6.88636 13.3236L5.2151 12.2459L4.46569 12.5439L1.67219 10.7465L1.67219 9.96871L0 8.89363L0 4.4318L1.67219 3.35589L1.67219 2.57714L4.46569 0.7806L5.2151 1.07683L6.88636 0L15.1401 0L16.8113 1.07683L17.5608 0.7806L20.3552 2.57714L20.3552 3.35589L22.0284 4.4318L22.0284 8.89363" koffice:nodeTypes="ccccccccccccccccccccccccc"/>
          <draw:path draw:style-name="gr8" draw:id="shape10" draw:name="path30" draw:layer="g3148" svg:width="22.02836353602pt" svg:height="13.32360534309pt" svg:x="11.92570090400pt" svg:y="4.70193600000pt" svg:viewBox="0 0 22 13" svg:d="M22.0284 8.89363L20.3552 9.96871L20.3552 10.7465L17.5608 12.5439L16.8113 12.2459L15.1401 13.3236L6.88636 13.3236L5.2151 12.2459L4.46569 12.5439L1.67219 10.7465L1.67219 9.96871L0 8.89363L0 4.4318L1.67219 3.35589L1.67219 2.57714L4.46569 0.7806L5.2151 1.07683L6.88636 0L15.1401 0L16.8113 1.07683L17.5608 0.7806L20.3552 2.57714L20.3552 3.35589L22.0284 4.4318L22.0284 8.89363" koffice:nodeTypes="ccccccccccccccccccccccccc"/>
          <draw:path draw:style-name="gr5" draw:id="shape11" draw:name="path32" draw:layer="g3148" svg:width="21.08905581625pt" svg:height="12.09052078338pt" svg:x="12.34673930400pt" svg:y="5.26177600000pt" svg:viewBox="0 0 21 12" svg:d="M21.0891 8.09399L19.5152 9.08574L19.5152 9.85565L17.1125 11.38L16.3619 11.0871L14.7974 12.0905L6.41856 12.0905L4.85499 11.0871L4.10448 11.38L1.70173 9.85565L1.70173 9.08574L0 7.91692L0 4.05681L1.70173 3.00581L1.70173 2.23595L4.10448 0.710591L4.85499 1.00431L6.41856 0L14.7974 0L16.3619 1.00431L17.1125 0.710591L19.5152 2.23595L19.5152 3.00581L21.0891 3.99573L21.0891 8.09399" koffice:nodeTypes="ccccccccccccccccccccccccc"/>
          <draw:path draw:style-name="gr8" draw:id="shape12" draw:name="path34" draw:layer="g3148" svg:width="21.08905581625pt" svg:height="12.09052078338pt" svg:x="12.34673930400pt" svg:y="5.26177600000pt" svg:viewBox="0 0 21 12" svg:d="M21.0891 8.09399L19.5152 9.08574L19.5152 9.85565L17.1125 11.38L16.3619 11.0871L14.7974 12.0905L6.41856 12.0905L4.85499 11.0871L4.10448 11.38L1.70173 9.85565L1.70173 9.08574L0 7.91692L0 4.05681L1.70173 3.00581L1.70173 2.23595L4.10448 0.710591L4.85499 1.00431L6.41856 0L14.7974 0L16.3619 1.00431L17.1125 0.710591L19.5152 2.23595L19.5152 3.00581L21.0891 3.99573L21.0891 8.09399" koffice:nodeTypes="ccccccccccccccccccccccccc"/>
          <draw:path draw:style-name="gr9" draw:id="shape13" draw:name="path36" draw:layer="g3148" svg:width="20.38238647614pt" svg:height="11.09286013333pt" svg:x="12.81807850400pt" svg:y="5.75732800000pt" svg:viewBox="0 0 20 11" svg:d="M20.3805 7.2445L18.7161 8.26467L18.7161 9.11271L16.7554 10.3586L16.0426 10.0191L14.3208 11.0929L6.23931 11.0929L4.45638 9.9617L3.74358 10.3568L1.72275 9.05728L1.72275 8.32101L0 7.18906L0 3.79195L1.66445 2.71638L1.66445 1.98109L3.74358 0.736202L4.5758 1.0192L6.11988 0L14.3208 0L15.926 1.0192L16.7572 0.736202L18.7179 1.98109L18.7179 2.71638L20.3824 3.73553L20.3824 7.2445" koffice:nodeTypes="ccccccccccccccccccccccccc"/>
          <draw:path draw:style-name="gr8" draw:id="shape14" draw:name="path38" draw:layer="g3148" svg:width="20.38238647614pt" svg:height="11.09286013333pt" svg:x="12.81807850400pt" svg:y="5.75732800000pt" svg:viewBox="0 0 20 11" svg:d="M20.3805 7.2445L18.7161 8.26467L18.7161 9.11271L16.7554 10.3586L16.0426 10.0191L14.3208 11.0929L6.23931 11.0929L4.45638 9.9617L3.74358 10.3568L1.72275 9.05728L1.72275 8.32101L0 7.18906L0 3.79195L1.66445 2.71638L1.66445 1.98109L3.74358 0.736202L4.5758 1.0192L6.11988 0L14.3208 0L15.926 1.0192L16.7572 0.736202L18.7179 1.98109L18.7179 2.71638L20.3824 3.73553L20.3824 7.2445Z" koffice:nodeTypes="cccccccccccccccccccccccccc"/>
          <draw:path draw:style-name="gr5" draw:id="shape15" draw:name="path40" draw:layer="g3148" svg:width="19.75601286648pt" svg:height="10.41383607680pt" svg:x="13.24558010400pt" svg:y="6.17929600000pt" svg:viewBox="0 0 20 10" svg:d="M19.756 6.72956L18.0292 7.82089L18.0282 8.59572L16.3983 9.6208L15.6346 9.32714L13.9059 10.4138L5.85017 10.4138L4.12144 9.32714L3.35776 9.6208L1.72687 8.59572L1.72589 7.82089L0 6.72956L0 3.68344L1.72589 2.59489L1.72687 1.8181L3.35776 0.793051L4.12144 1.08673L5.85017 0L13.9059 0L15.6346 1.08673L16.3983 0.793051L18.0282 1.8181L18.0292 2.59489L19.756 3.68344L19.756 6.72956" koffice:nodeTypes="ccccccccccccccccccccccccc"/>
          <draw:path draw:style-name="gr8" draw:id="shape16" draw:name="path42" draw:layer="g3148" svg:width="19.75601286648pt" svg:height="10.41383607680pt" svg:x="13.24558010400pt" svg:y="6.17929600000pt" svg:viewBox="0 0 20 10" svg:d="M19.756 6.72956L18.0292 7.82089L18.0282 8.59572L16.3983 9.6208L15.6346 9.32714L13.9059 10.4138L5.85017 10.4138L4.12144 9.32714L3.35776 9.6208L1.72687 8.59572L1.72589 7.82089L0 6.72956L0 3.68344L1.72589 2.59489L1.72687 1.8181L3.35776 0.793051L4.12144 1.08673L5.85017 0L13.9059 0L15.6346 1.08673L16.3983 0.793051L18.0282 1.8181L18.0292 2.59489L19.756 3.68344L19.756 6.72956" koffice:nodeTypes="ccccccccccccccccccccccccc"/>
          <draw:path draw:style-name="gr10" draw:id="shape17" draw:name="path44" draw:layer="g3148" svg:width="0.94391931234pt" svg:height="0.88163085830pt" svg:x="21.95982570400pt" svg:y="10.54520800000pt" svg:viewBox="0 0 1 1" svg:d="M0.943919 0L0 0.881631L0.943919 0.881631L0.943919 0" koffice:nodeTypes="cccc"/>
          <draw:path draw:style-name="gr8" draw:id="shape18" draw:name="path46" draw:layer="g3148" svg:width="0.94391931234pt" svg:height="0.88163085830pt" svg:x="21.95982570400pt" svg:y="10.54520800000pt" svg:viewBox="0 0 1 1" svg:d="M0.943919 0L0 0.881631L0.943919 0.881631L0.943919 0" koffice:nodeTypes="cccc"/>
          <draw:path draw:style-name="gr10" draw:id="shape19" draw:name="path48" draw:layer="g3148" svg:width="0.94391931234pt" svg:height="0.88513474586pt" svg:x="22.93138090400pt" svg:y="11.48416000000pt" svg:viewBox="0 0 1 1" svg:d="M0 0.885135L0.943919 0L0 0L0 0.885135" koffice:nodeTypes="cccc"/>
          <draw:path draw:style-name="gr8" draw:id="shape20" draw:name="path50" draw:layer="g3148" svg:width="0.94391931234pt" svg:height="0.88513474586pt" svg:x="22.93138090400pt" svg:y="11.48416000000pt" svg:viewBox="0 0 1 1" svg:d="M0 0.885135L0.943919 0L0 0L0 0.885135" koffice:nodeTypes="cccc"/>
          <draw:path draw:style-name="gr10" draw:id="shape21" draw:name="path52" draw:layer="g3148" svg:width="9.54684467726pt" svg:height="5.07021802553pt" svg:x="13.24563770400pt" svg:y="6.12432000000pt" svg:viewBox="0 0 10 5" svg:d="M7.42083 2.48955L8.40899 3.10202L7.12341 3.10202L5.43874 2.05425L5.25358 1.52994L4.96097 1.75506L4.57817 1.51866L3.75598 1.51866L4.58873 2.04114L4.18483 2.35443L5.09624 2.35443C5.09624 2.35443 6.65332 3.32151 6.65524 3.32151L6.65524 4.1752L5.89925 3.70423L5.71409 3.18269L5.42147 3.4079L5.03963 3.17143L4.21745 3.17143L5.05211 3.69204L4.64629 4.00533L5.55674 4.00533L6.4269 4.5475C6.4269 4.5475 5.8743 5.06445 5.8743 5.06913C5.8743 5.07316 1.64631 5.0643 1.64055 5.06913L1.36328 4.7942L1.63766 4.52498C1.63766 4.52498 2.50302 4.52498 2.49439 4.52498L2.49439 4.0119C2.49439 4.01915 1.12248 4.0119 1.12248 4.0119L0 5.06248L0 3.81304L1.7432 2.68369L1.74419 1.8817L3.39144 0.820767L4.16279 1.12472L5.90887 0L9.54684 0.0016112L9.21107 0.597262L7.13112 0.597262L8.57787 1.80448L8.57787 1.1948L9.54205 1.1948L9.54205 2.42921C9.54205 2.42921 8.97026 2.9367 8.96834 2.9367L7.76335 2.1891L7.57819 1.66473L7.28558 1.89082L6.90375 1.65443L6.08155 1.65443L6.91622 2.17593L6.5104 2.48928L7.42182 2.48928" koffice:nodeTypes="cccccccccccccccccccccccccccccccccccccccccccccccccccc"/>
          <draw:path draw:style-name="gr8" draw:id="shape22" draw:name="path54" draw:layer="g3148" svg:width="9.54684467726pt" svg:height="5.07021802553pt" svg:x="13.24563770400pt" svg:y="6.12432000000pt" svg:viewBox="0 0 10 5" svg:d="M7.42083 2.48955L8.40899 3.10202L7.12341 3.10202L5.43874 2.05425L5.25358 1.52994L4.96097 1.75506L4.57817 1.51866L3.75598 1.51866L4.58873 2.04114L4.18483 2.35443L5.09624 2.35443C5.09624 2.35443 6.65332 3.32151 6.65524 3.32151L6.65524 4.1752L5.89925 3.70423L5.71409 3.18269L5.42147 3.4079L5.03963 3.17143L4.21745 3.17143L5.05211 3.69204L4.64629 4.00533L5.55674 4.00533L6.4269 4.5475C6.4269 4.5475 5.8743 5.06445 5.8743 5.06913C5.8743 5.07316 1.64631 5.0643 1.64055 5.06913L1.36328 4.7942L1.63766 4.52498C1.63766 4.52498 2.50302 4.52498 2.49439 4.52498L2.49439 4.0119C2.49439 4.01915 1.12248 4.0119 1.12248 4.0119L0 5.06248L0 3.81304L1.7432 2.68369L1.74419 1.8817L3.39144 0.820767L4.16279 1.12472L5.90887 0L9.54684 0.0016112L9.21107 0.597262L7.13112 0.597262L8.57787 1.80448L8.57787 1.1948L9.54205 1.1948L9.54205 2.42921C9.54205 2.42921 8.97026 2.9367 8.96834 2.9367L7.76335 2.1891L7.57819 1.66473L7.28558 1.89082L6.90375 1.65443L6.08155 1.65443L6.91622 2.17593L6.5104 2.48928L7.42182 2.48928L7.42083 2.48928Z" koffice:nodeTypes="cccccccccccccccccccccccccccccccccccccccccccccccccccccc"/>
          <draw:path draw:style-name="gr7" draw:id="shape23" draw:name="path56" draw:layer="g3148" svg:width="9.54486730967pt" svg:height="5.06616160108pt" svg:x="13.24563770400pt" svg:y="11.79613783530pt" svg:viewBox="0 0 10 5" svg:d="M3.75559 3.56312L4.58825 3.04283L4.1844 2.72777L5.09571 2.72777C5.09571 2.72777 6.65263 1.74606 6.65455 1.74606L6.65455 0.894587L5.89768 1.36539L5.71254 1.88765L5.41995 1.66158L5.03815 1.89787L4.21604 1.89787L5.05063 1.37841L4.64485 1.06524L5.55521 1.06524L6.42528 0.523282C6.42528 0.523282 5.87274 0.00664168 5.87274 0.0010128C5.87274 -0.00301358 1.64517 0.00664973 1.64038 0.0010128L1.36314 0.273872L1.63749 0.542971C1.63749 0.542971 2.50181 0.542971 2.49318 0.542971L2.49318 1.05587C2.49318 1.04653 1.12237 1.05587 1.12237 1.05587L0 0.00851797L0 1.25559L1.74302 2.38357L1.74302 3.18713L3.3901 4.2476L4.16137 3.94193L5.90727 5.06616L9.54487 5.06616L9.20912 4.47171L7.12939 4.47171L8.576 3.26401L8.576 3.87264L9.54103 3.87264L9.54103 2.63963C9.54103 2.63963 8.9693 2.13228 8.96642 2.13228L7.76156 2.89271L7.57642 3.41685L7.28383 3.19088L6.90205 3.42716L6.07994 3.42716L6.91452 2.90771L6.50874 2.59454L7.42006 2.59454L8.40811 1.96829L7.12268 1.96829L5.43914 3.02961L5.254 3.55374L4.96141 3.32684L4.57866 3.56509L3.75656 3.56509" koffice:nodeTypes="cccccccccccccccccccccccccccccccccccccccccccccccccccc"/>
          <draw:path draw:style-name="gr8" draw:id="shape24" draw:name="path58" draw:layer="g3148" svg:width="9.54486730967pt" svg:height="5.06616160108pt" svg:x="13.24563770400pt" svg:y="11.79613783530pt" svg:viewBox="0 0 10 5" svg:d="M3.75559 3.56312L4.58825 3.04283L4.1844 2.72777L5.09571 2.72777C5.09571 2.72777 6.65263 1.74606 6.65455 1.74606L6.65455 0.894587L5.89768 1.36539L5.71254 1.88765L5.41995 1.66158L5.03815 1.89787L4.21604 1.89787L5.05063 1.37841L4.64485 1.06524L5.55521 1.06524L6.42528 0.523282C6.42528 0.523282 5.87274 0.00664168 5.87274 0.0010128C5.87274 -0.00301358 1.64517 0.00664973 1.64038 0.0010128L1.36314 0.273872L1.63749 0.542971C1.63749 0.542971 2.50181 0.542971 2.49318 0.542971L2.49318 1.05587C2.49318 1.04653 1.12237 1.05587 1.12237 1.05587L0 0.00851797L0 1.25559L1.74302 2.38357L1.74302 3.18713L3.3901 4.2476L4.16137 3.94193L5.90727 5.06616L9.54487 5.06616L9.20912 4.47171L7.12939 4.47171L8.576 3.26401L8.576 3.87264L9.54103 3.87264L9.54103 2.63963C9.54103 2.63963 8.9693 2.13228 8.96642 2.13228L7.76156 2.89271L7.57642 3.41685L7.28383 3.19088L6.90205 3.42716L6.07994 3.42716L6.91452 2.90771L6.50874 2.59454L7.42006 2.59454L8.40811 1.96829L7.12268 1.96829L5.43914 3.02961L5.254 3.55374L4.96141 3.32684L4.57866 3.56509L3.75656 3.56509L3.75557 3.56348Z" koffice:nodeTypes="cccccccccccccccccccccccccccccccccccccccccccccccccccccc"/>
          <draw:path draw:style-name="gr10" draw:id="shape25" draw:name="path60" draw:layer="g3148" svg:width="9.54492786351pt" svg:height="5.06776978514pt" svg:x="23.35145850400pt" svg:y="11.79534030443pt" svg:viewBox="0 0 10 5" svg:d="M5.78836 3.56449L4.96626 3.03464L5.35956 2.72901L4.44824 2.72901C4.44824 2.72901 2.89036 1.74714 2.8894 1.74714L2.8894 0.893656L3.64627 1.36443L3.83142 1.88875L4.124 1.66264L4.5058 1.89898L5.3279 1.89898L4.49333 1.37756L4.89814 1.06434L3.98683 1.06434L3.11675 0.524169C3.11675 0.524169 3.6693 0.00566571 3.6693 0.00181588C3.6693 -0.00382195 7.89783 0.0058429 7.90359 0.00181588L8.18083 0.274719L7.90647 0.543861C7.90647 0.543861 7.04216 0.543861 7.04983 0.543861L7.04983 1.05496C7.04983 1.04771 8.42256 1.05496 8.42256 1.05496L9.54493 0.00744565L9.54493 1.25659L7.80094 2.38287L7.79995 3.18656L6.15478 4.2472L5.38351 3.94336L3.63761 5.06777L0 5.06616L0.33671 4.47151L2.41644 4.47151L0.969838 3.26373L0.969838 3.87423L0.00479653 3.87423L0.00479653 2.63907C0.00479653 2.63907 0.576531 2.13171 0.57845 2.13171L1.78331 2.89414L1.9675 3.41836L2.26008 3.19058L2.64187 3.42868L3.46398 3.42868L2.6294 2.90737L3.03518 2.59404L2.12386 2.57906L1.13771 1.96959L2.42124 1.96959L4.1067 3.03109L4.29184 3.55343L4.58443 3.32836L4.96623 3.56469L5.78834 3.56469" koffice:nodeTypes="cccccccccccccccccccccccccccccccccccccccccccccccccccc"/>
          <draw:path draw:style-name="gr8" draw:id="shape26" draw:name="path62" draw:layer="g3148" svg:width="9.54492786351pt" svg:height="5.06776978514pt" svg:x="23.35145850400pt" svg:y="11.79534030443pt" svg:viewBox="0 0 10 5" svg:d="M5.78836 3.56449L4.96626 3.03464L5.35956 2.72901L4.44824 2.72901C4.44824 2.72901 2.89036 1.74714 2.8894 1.74714L2.8894 0.893656L3.64627 1.36443L3.83142 1.88875L4.124 1.66264L4.5058 1.89898L5.3279 1.89898L4.49333 1.37756L4.89814 1.06434L3.98683 1.06434L3.11675 0.524169C3.11675 0.524169 3.6693 0.00566571 3.6693 0.00181588C3.6693 -0.00382195 7.89783 0.0058429 7.90359 0.00181588L8.18083 0.274719L7.90647 0.543861C7.90647 0.543861 7.04216 0.543861 7.04983 0.543861L7.04983 1.05496C7.04983 1.04771 8.42256 1.05496 8.42256 1.05496L9.54493 0.00744565L9.54493 1.25659L7.80094 2.38287L7.79995 3.18656L6.15478 4.2472L5.38351 3.94336L3.63761 5.06777L0 5.06616L0.33671 4.47151L2.41644 4.47151L0.969838 3.26373L0.969838 3.87423L0.00479653 3.87423L0.00479653 2.63907C0.00479653 2.63907 0.576531 2.13171 0.57845 2.13171L1.78331 2.89414L1.9675 3.41836L2.26008 3.19058L2.64187 3.42868L3.46398 3.42868L2.6294 2.90737L3.03518 2.59404L2.12386 2.57906L1.13771 1.96959L2.42124 1.96959L4.1067 3.03109L4.29184 3.55343L4.58443 3.32836L4.96623 3.56469L5.78834 3.56469" koffice:nodeTypes="cccccccccccccccccccccccccccccccccccccccccccccccccccc"/>
          <draw:path draw:style-name="gr9" draw:id="shape27" draw:name="path64" draw:layer="g3148" svg:width="3.29602173193pt" svg:height="2.41728886635pt" svg:x="18.88959930400pt" svg:y="8.79123200000pt" svg:viewBox="0 0 3 2" svg:d="M3.29602 1.75422L2.59589 2.41729L0 2.41729L0.940272 1.54016L0.940272 0.537616L2.68637 0.537616L3.29602 0L3.29602 1.75589" koffice:nodeTypes="cccccccc"/>
          <draw:path draw:style-name="gr8" draw:id="shape28" draw:name="path66" draw:layer="g3148" svg:width="3.29602173193pt" svg:height="2.41728886635pt" svg:x="18.88959930400pt" svg:y="8.79123200000pt" svg:viewBox="0 0 3 2" svg:d="M3.29602 1.75422L2.59589 2.41729L0 2.41729L0.940272 1.54016L0.940272 0.537616L2.68637 0.537616L3.29602 0L3.29602 1.75589L3.29602 1.75445Z" koffice:nodeTypes="cccccccccc"/>
          <draw:path draw:style-name="gr9" draw:id="shape29" draw:name="path68" draw:layer="g3148" svg:width="3.29602173193pt" svg:height="2.41736067832pt" svg:x="23.34310410400pt" svg:y="11.48416000000pt" svg:viewBox="0 0 3 2" svg:d="M0 0.661493L0.700129 0L3.29602 0L2.35575 0.877139L2.35575 1.87971L0.610499 1.87971L0.000845294 2.41736L0.000845294 0.661493" koffice:nodeTypes="cccccccc"/>
          <draw:path draw:style-name="gr8" draw:id="shape30" draw:name="path70" draw:layer="g3148" svg:width="3.29607510769pt" svg:height="2.41736067832pt" svg:x="23.34307530400pt" svg:y="11.48416000000pt" svg:viewBox="0 0 3 2" svg:d="M2.61433e-05 0.661493L0.700161 0L3.29608 0L2.3558 0.877139L2.3558 1.87971L0.61053 1.87971L0.000871444 2.41736L0.000871444 0.661493L0 0.661493Z" koffice:nodeTypes="cccccccccc"/>
          <draw:path draw:style-name="gr5" draw:id="shape31" draw:name="path72" draw:layer="g3148" svg:width="2.85170145264pt" svg:height="2.13624450000pt" svg:x="19.44663690400pt" svg:y="9.10417600000pt" svg:viewBox="0 0 3 2" svg:d="M2.38399 1.85803L2.21597 1.68474L1.71829 1.68474L1.95896 1.43733L1.86541 1.08112L2.21143 1.17749L2.4521 0.929017L2.4521 1.44214L2.62012 1.61542L2.8517 1.38437L2.8517 0L2.39942 0.417914L0.628464 0.417914L0.628464 1.50866L0 2.13624C0 2.1288 1.26965 2.13211 2.11608 2.13459L2.38308 1.86023" koffice:nodeTypes="ccccccccccccccccc"/>
          <draw:path draw:style-name="gr8" draw:id="shape32" draw:name="path74" draw:layer="g3148" svg:width="2.85170145264pt" svg:height="2.13624450000pt" svg:x="19.44663690400pt" svg:y="9.10417600000pt" svg:viewBox="0 0 3 2" svg:d="M2.38399 1.85803L2.21597 1.68474L1.71829 1.68474L1.95896 1.43733L1.86541 1.08112L2.21143 1.17749L2.4521 0.929017L2.4521 1.44214L2.62012 1.61542L2.8517 1.38437L2.8517 0L2.39942 0.417914L0.628464 0.417914L0.628464 1.50866L0 2.13624C0 2.1288 1.26965 2.13211 2.11608 2.13459L2.38308 1.86023L2.38402 1.85857Z" koffice:nodeTypes="ccccccccccccccccccc"/>
          <draw:path draw:style-name="gr5" draw:id="shape33" draw:name="path76" draw:layer="g3148" svg:width="2.85170145264pt" svg:height="2.13624450000pt" svg:x="23.49214410400pt" svg:y="11.79900800000pt" svg:viewBox="0 0 3 2" svg:d="M0.467716 0.2763L0.63573 0.449589L1.13341 0.449589L0.892747 0.697001L0.985383 1.0532L0.639363 0.95693L0.398694 1.20541L0.398694 0.692189L0.231588 0.520925L0 0.751975L0 2.13624L0.452276 1.71843L2.22324 1.71843L2.22324 0.629608L2.8517 0C2.8517 0.00975624 1.58206 0.0057876 0.734722 0.0016536L0.468624 0.277854" koffice:nodeTypes="ccccccccccccccccc"/>
          <draw:path draw:style-name="gr8" draw:id="shape34" draw:name="path78" draw:layer="g3148" svg:width="2.85170145264pt" svg:height="2.13624450000pt" svg:x="23.49214410400pt" svg:y="11.79900800000pt" svg:viewBox="0 0 3 2" svg:d="M0.467716 0.2763L0.63573 0.449589L1.13341 0.449589L0.892747 0.697001L0.985383 1.0532L0.639363 0.95693L0.398694 1.20541L0.398694 0.692189L0.231588 0.520925L0 0.751975L0 2.13624L0.452276 1.71843L2.22324 1.71843L2.22324 0.629608L2.8517 0C2.8517 0.00975624 1.58206 0.0057876 0.734722 0.0016536L0.468624 0.277854L0.467688 0.276201Z" koffice:nodeTypes="ccccccccccccccccccc"/>
          <draw:path draw:style-name="gr7" draw:id="shape35" draw:name="path80" draw:layer="g3148" svg:width="9.54492786351pt" svg:height="5.07021802553pt" svg:x="23.35145850400pt" svg:y="6.12432000000pt" svg:viewBox="0 0 10 5" svg:d="M5.78836 1.51866L4.9557 2.03926L5.35956 2.35443L4.44824 2.35443C4.44824 2.35443 2.89036 3.32151 2.8894 3.32151L2.8894 4.1752L3.64627 3.70423L3.83142 3.18269L4.124 3.40593L4.5058 3.16955L5.3279 3.16955L4.49333 3.69204L4.89814 4.00533L3.98683 4.00533L3.11675 4.54563C3.11675 4.54563 3.6693 5.06248 3.6693 5.06913C3.6693 5.07316 7.89783 5.0643 7.90359 5.06913L8.18083 4.7942L7.90647 4.52498C7.90647 4.52498 7.04216 4.52498 7.04983 4.52498L7.04983 4.0119C7.04983 4.01915 8.42256 4.0119 8.42256 4.0119L9.54493 5.06248L9.54493 3.81304L7.80094 2.68369L7.79995 1.8817L6.15478 0.820767L5.38351 1.12472L3.63761 0L0 0.0016112L0.33671 0.597262L2.41644 0.597262L0.969838 1.80448L0.969838 1.1948L0.00479653 1.1948L0.00479653 2.42921C0.00479653 2.42921 0.576531 2.93481 0.57845 2.93481L1.78331 2.18722L1.9675 1.66473L2.26008 1.89082L2.64187 1.65443L3.46398 1.65443L2.6294 2.17593L3.03518 2.48928L2.12386 2.48928L1.13771 3.09996L2.42124 3.09996L4.1067 2.05216L4.29184 1.52967L4.58443 1.75478L4.96623 1.5165L5.78834 1.5165" koffice:nodeTypes="cccccccccccccccccccccccccccccccccccccccccccccccccccc"/>
          <draw:path draw:style-name="gr8" draw:id="shape36" draw:name="path82" draw:layer="g3148" svg:width="9.54492786351pt" svg:height="5.07021802553pt" svg:x="23.35145850400pt" svg:y="6.12432000000pt" svg:viewBox="0 0 10 5" svg:d="M5.78836 1.51866L4.9557 2.03926L5.35956 2.35443L4.44824 2.35443C4.44824 2.35443 2.89036 3.32151 2.8894 3.32151L2.8894 4.1752L3.64627 3.70423L3.83142 3.18269L4.124 3.40593L4.5058 3.16955L5.3279 3.16955L4.49333 3.69204L4.89814 4.00533L3.98683 4.00533L3.11675 4.54563C3.11675 4.54563 3.6693 5.06248 3.6693 5.06913C3.6693 5.07316 7.89783 5.0643 7.90359 5.06913L8.18083 4.7942L7.90647 4.52498C7.90647 4.52498 7.04216 4.52498 7.04983 4.52498L7.04983 4.0119C7.04983 4.01915 8.42256 4.0119 8.42256 4.0119L9.54493 5.06248L9.54493 3.81304L7.80094 2.68369L7.79995 1.8817L6.15478 0.820767L5.38351 1.12472L3.63761 0L0 0.0016112L0.33671 0.597262L2.41644 0.597262L0.969838 1.80448L0.969838 1.1948L0.00479653 1.1948L0.00479653 2.42921C0.00479653 2.42921 0.576531 2.93481 0.57845 2.93481L1.78331 2.18722L1.9675 1.66473L2.26008 1.89082L2.64187 1.65443L3.46398 1.65443L2.6294 2.17593L3.03518 2.48928L2.12386 2.48928L1.13771 3.09996L2.42124 3.09996L4.1067 2.05216L4.29184 1.52967L4.58443 1.75478L4.96623 1.5165L5.78834 1.5165L5.78834 1.51811Z" koffice:nodeTypes="cccccccccccccccccccccccccccccccccccccccccccccccccccccc"/>
          <draw:path draw:style-name="gr9" draw:id="shape37" draw:name="path84" draw:layer="g3148" svg:width="3.29433172286pt" svg:height="2.41728886635pt" svg:x="23.34310410400pt" svg:y="8.79123200000pt" svg:viewBox="0 0 3 2" svg:d="M0 1.75422L0.69995 2.41729L3.29433 2.41729L2.3543 1.54016L2.3543 0.537616L0.609498 0.537616L3.55271e-15 0L3.55271e-15 1.75589" koffice:nodeTypes="cccccccc"/>
          <draw:path draw:style-name="gr8" draw:id="shape38" draw:name="path86" draw:layer="g3148" svg:width="3.29433172286pt" svg:height="2.41728886635pt" svg:x="23.34310410400pt" svg:y="8.79123200000pt" svg:viewBox="0 0 3 2" svg:d="M0 1.75422L0.69995 2.41729L3.29433 2.41729L2.3543 1.54016L2.3543 0.537616L0.609498 0.537616L3.55271e-15 0L3.55271e-15 1.75589L3.55271e-15 1.75445Z" koffice:nodeTypes="cccccccccc"/>
          <draw:path draw:style-name="gr9" draw:id="shape39" draw:name="path88" draw:layer="g3148" svg:width="3.29602173193pt" svg:height="2.41736067832pt" svg:x="18.89053130400pt" svg:y="11.48416000000pt" svg:viewBox="0 0 3 2" svg:d="M3.29518 0.661493L2.59505 0L0 0L0.940272 0.877139L0.940272 1.87971L2.68637 1.87971L3.29602 2.41736L3.29602 0.661493" koffice:nodeTypes="cccccccc"/>
          <draw:path draw:style-name="gr8" draw:id="shape40" draw:name="path90" draw:layer="g3148" svg:width="3.29602173193pt" svg:height="2.41736067832pt" svg:x="18.89053130400pt" svg:y="11.48416000000pt" svg:viewBox="0 0 3 2" svg:d="M3.29518 0.661493L2.59505 0L0 0L0.940272 0.877139L0.940272 1.87971L2.68637 1.87971L3.29602 2.41736L3.29602 0.661493L3.29515 0.661493Z" koffice:nodeTypes="cccccccccc"/>
          <draw:path draw:style-name="gr5" draw:id="shape41" draw:name="path92" draw:layer="g3148" svg:width="0.85731136510pt" svg:height="0.80785582086pt" svg:x="23.72874570400pt" svg:y="10.00130400000pt" svg:viewBox="0 0 1 1" svg:d="M3.55271e-15 0.596873L0.158697 0.446168L0.158697 0L0.388119 0.216009L0.716727 0.132204L0.62789 0.443659L0.857311 0.658826L0.384669 0.658826L0.225109 0.807856L0 0.595277" koffice:nodeTypes="cccccccccc"/>
          <draw:path draw:style-name="gr8" draw:id="shape42" draw:name="path94" draw:layer="g3148" svg:width="0.85731136510pt" svg:height="0.80785582086pt" svg:x="23.72874570400pt" svg:y="10.00130400000pt" svg:viewBox="0 0 1 1" svg:d="M3.55271e-15 0.596873L0.158697 0.446168L0.158697 0L0.388119 0.216009L0.716727 0.132204L0.62789 0.443659L0.857311 0.658826L0.384669 0.658826L0.225109 0.807856L0 0.595277L0 0.596715Z" koffice:nodeTypes="cccccccccccc"/>
          <draw:path draw:style-name="gr5" draw:id="shape43" draw:name="path96" draw:layer="g3148" svg:width="0.85903813202pt" svg:height="0.80818661606pt" svg:x="21.20810490400pt" svg:y="12.06635200000pt" svg:viewBox="0 0 1 1" svg:d="M0.859038 0.212788L0.70018 0.363516L0.70018 0.808187L0.470529 0.592047L0.14159 0.67579L0.229652 0.365947L0 0.150736L0.473118 0.150736L0.632839 0L0.858174 0.212788" koffice:nodeTypes="cccccccccc"/>
          <draw:path draw:style-name="gr8" draw:id="shape44" draw:name="path98" draw:layer="g3148" svg:width="0.85909003602pt" svg:height="0.80818661606pt" svg:x="21.20810490400pt" svg:y="12.06635200000pt" svg:viewBox="0 0 1 1" svg:d="M0.859064 0.212788L0.700201 0.363516L0.700201 0.808187L0.470543 0.592047L0.141594 0.67579L0.229659 0.365947L0 0.150736L0.473133 0.150736L0.632858 0L0.8582 0.212788L0.85909 0.212788Z" koffice:nodeTypes="cccccccccccc"/>
          <draw:path draw:style-name="gr8" draw:id="shape45" draw:name="path100" draw:layer="g3148" svg:width="9.37868207634pt" svg:height="5.03618121827pt" svg:x="13.32481530400pt" svg:y="11.79714400000pt" svg:viewBox="0 0 9 5" svg:d="M0 0.0309433L1.00605 1.07519L2.39055 1.07519L2.39055 0.540352L1.54235 0.540352L1.26944 0.272051L1.54616 0L5.7339 0L6.50032 0.752572L6.50032 1.93714L8.66647 1.93714L9.37868 2.63828L9.37868 3.8508L8.42018 3.8508L8.42018 3.28512L6.91301 4.46958L9.05062 4.44244L9.35206 5.03618" koffice:nodeTypes="cccccccccccccccccc"/>
          <draw:path draw:style-name="gr8" draw:id="shape46" draw:name="path102" draw:layer="g3148" svg:width="9.53911721773pt" svg:height="4.89315497430pt" svg:x="23.35428170400pt" svg:y="6.21371200000pt" svg:viewBox="0 0 10 5" svg:d="M9.53912 4.88679L8.41709 3.85472L7.04477 3.85472L7.04477 4.35878L7.90115 4.35878L8.17542 4.62316L7.89828 4.89315L3.66528 4.89315L2.91918 4.16794L2.91918 3.0005L0.735549 2.97272L0 2.30193L0 1.08831L0.964748 1.08831L0.964748 1.68821L2.40995 0.50225L0.330853 0.50225L0.0163034 0" koffice:nodeTypes="cccccccccccccccccc"/>
          <draw:path draw:style-name="gr2" draw:id="shape47" draw:name="path104" draw:layer="g3148" svg:width="7.48937088013pt" svg:height="4.98569025312pt" svg:x="10.13721930400pt" svg:y="2.34526400000pt" svg:viewBox="0 0 7 5" svg:d="M0.00867212 4.98569L0 0L7.48937 0L4.13829 1.72635L3.20946 1.15618L4.43408 1.15618L4.94282 0.890147L2.9445 0.890147L1.36144 1.71891L1.36144 2.73838L1.68615 2.57096L1.68615 1.86778L1.79599 1.8101L2.78936 2.42029L0.401785 3.65555L0.401785 4.43131L1.04059 4.43131L0.00867129 4.98569" koffice:nodeTypes="cccccccccccccccccc"/>
          <draw:path draw:style-name="gr8" draw:id="shape48" draw:name="path106" draw:layer="g3148" svg:width="7.48937088013pt" svg:height="4.98569025312pt" svg:x="10.13721930400pt" svg:y="2.34526400000pt" svg:viewBox="0 0 7 5" svg:d="M0.00867212 4.98569L0 0L7.48937 0L4.13829 1.72635L3.20946 1.15618L4.43408 1.15618L4.94282 0.890147L2.9445 0.890147L1.36144 1.71891L1.36144 2.73838L1.68615 2.57096L1.68615 1.86778L1.79599 1.8101L2.78936 2.42029L0.401785 3.65555L0.401785 4.43131L1.04059 4.43131L0.00867129 4.98569" koffice:nodeTypes="cccccccccccccccccc"/>
          <draw:path draw:style-name="gr7" draw:id="shape49" draw:name="path108" draw:layer="g3148" svg:width="7.58759685767pt" svg:height="5.85392729203pt" svg:x="10.14653530400pt" svg:y="2.34429600000pt" svg:viewBox="0 0 8 6" svg:d="M7.01426 0L7.5876 0L3.87363 2.21644L2.67434 1.37579L1.95859 1.79917L3.16331 2.6377L0.673122 4.11531L0.673122 4.48424L2.02118 4.48424L0 5.85393L0 5.40345L0.970676 4.80271L0.370126 4.80271L0.370126 3.96213L2.6181 2.62363L1.6828 1.96243L1.57939 2.02493L1.57939 2.7869L1.27367 2.96831L1.27367 1.86362L2.76415 0.965594L4.64563 0.965594L4.16664 1.25387L3.01362 1.25387L3.88814 1.87169L7.01426 0.0010474" koffice:nodeTypes="cccccccccccccccccccccccccc"/>
          <draw:path draw:style-name="gr8" draw:id="shape50" draw:name="path110" draw:layer="g3148" svg:width="7.58759685767pt" svg:height="5.85392729203pt" svg:x="10.14653530400pt" svg:y="2.34429600000pt" svg:viewBox="0 0 8 6" svg:d="M7.01426 0L7.5876 0L3.87363 2.21644L2.67434 1.37579L1.95859 1.79917L3.16331 2.6377L0.673122 4.11531L0.673122 4.48424L2.02118 4.48424L0 5.85393L0 5.40345L0.970676 4.80271L0.370126 4.80271L0.370126 3.96213L2.6181 2.62363L1.6828 1.96243L1.57939 2.02493L1.57939 2.7869L1.27367 2.96831L1.27367 1.86362L2.76415 0.965594L4.64563 0.965594L4.16664 1.25387L3.01362 1.25387L3.88814 1.87169L7.01426 0.0010474L7.01426 0.000181781Z" koffice:nodeTypes="cccccccccccccccccccccccccccc"/>
          <draw:path draw:style-name="gr7" draw:id="shape51" draw:name="path112" draw:layer="g3148" svg:width="0.48903800000pt" svg:height="0.64552800000pt" svg:x="10.52006650400pt" svg:y="4.90592800000pt" svg:viewBox="0 0 0 1" svg:d="M0.0037264 0L0.489038 0C0.489038 0 0.486238 0.41828 0.489038 0.41828L0 0.645528L0.00376 0" koffice:nodeTypes="ccccc"/>
          <draw:path draw:style-name="gr8" draw:id="shape52" draw:name="path114" draw:layer="g3148" svg:width="0.48903800000pt" svg:height="0.64552800000pt" svg:x="10.52006650400pt" svg:y="4.90592800000pt" svg:viewBox="0 0 0 1" svg:d="M0.0037264 0L0.489038 0C0.489038 0 0.486238 0.41828 0.489038 0.41828L0 0.645528L0.00376 0" koffice:nodeTypes="ccccc"/>
          <draw:path draw:style-name="gr7" draw:id="shape53" draw:name="path116" draw:layer="g3148" svg:width="0.83276500000pt" svg:height="0.43316800000pt" svg:x="15.13285770400pt" svg:y="2.64051200000pt" svg:viewBox="0 0 1 0" svg:d="M0 0.433168L0.020496 0L0.832765 0L3.2e-06 0.433168" koffice:nodeTypes="cccc"/>
          <draw:path draw:style-name="gr8" draw:id="shape54" draw:name="path118" draw:layer="g3148" svg:width="0.83276500000pt" svg:height="0.43316800000pt" svg:x="15.13285770400pt" svg:y="2.64051200000pt" svg:viewBox="0 0 1 0" svg:d="M0 0.433168L0.020496 0L0.832765 0L3.2e-06 0.433168" koffice:nodeTypes="cccc"/>
          <draw:path draw:style-name="gr5" draw:id="shape55" draw:name="path120" draw:layer="g3148" svg:width="1.88350000000pt" svg:height="0.32879200000pt" svg:x="12.98574890400pt" svg:y="2.63868800000pt" svg:viewBox="0 0 2 0" svg:d="M0 0.328792L0 0L1.8807 0L1.8835 0.328792L0.0009368 0.328792" koffice:nodeTypes="ccccc"/>
          <draw:path draw:style-name="gr8" draw:id="shape56" draw:name="path122" draw:layer="g3148" svg:width="1.88352000000pt" svg:height="0.32879200000pt" svg:x="12.98572570400pt" svg:y="2.63868800000pt" svg:viewBox="0 0 2 0" svg:d="M2.32e-05 0.328792L2.32e-05 0L1.88072 0L1.88352 0.328792L0.00096 0.328792L0 0.328792Z" koffice:nodeTypes="ccccccc"/>
          <draw:path draw:style-name="gr7" draw:id="shape57" draw:name="path124" draw:layer="g3148" svg:width="2.45954375364pt" svg:height="0.93307872160pt" svg:x="10.38779370400pt" svg:y="2.63868800000pt" svg:viewBox="0 0 2 1" svg:d="M0 0.933079L0 0L2.45954 0L2.45954 0.339183L1.14558 0.93127L0 0.932816" koffice:nodeTypes="cccccc"/>
          <draw:path draw:style-name="gr8" draw:id="shape58" draw:name="path126" draw:layer="g3148" svg:width="2.45954375364pt" svg:height="0.93307872160pt" svg:x="10.38779370400pt" svg:y="2.63868800000pt" svg:viewBox="0 0 2 1" svg:d="M0 0.933079L0 0L2.45954 0L2.45954 0.339183L1.14558 0.93127L0 0.932816" koffice:nodeTypes="cccccc"/>
          <draw:path draw:style-name="gr5" draw:id="shape59" draw:name="path128" draw:layer="g3148" svg:width="0.48531200000pt" svg:height="0.69959200000pt" svg:x="10.52379290400pt" svg:y="3.97442400000pt" svg:viewBox="0 0 0 1" svg:d="M0 0.699592L0.485312 0.699592L0.485312 0L0 0Z" koffice:nodeTypes="ccccc"/>
          <draw:path draw:style-name="gr8" draw:id="shape60" draw:name="path130" draw:layer="g3148" svg:width="0.48531200000pt" svg:height="0.69959200000pt" svg:x="10.52379290400pt" svg:y="3.97442400000pt" svg:viewBox="0 0 0 1" svg:d="M0 0.699592L0.485312 0.699592L0.485312 0L0 0Z" koffice:nodeTypes="ccccc"/>
          <draw:path draw:style-name="gr2" draw:id="shape61" draw:name="path132" draw:layer="g3148" svg:width="6.17317385143pt" svg:height="9.62157681778pt" svg:x="10.14560330400pt" svg:y="15.92752000000pt" svg:viewBox="0 0 6 10" svg:d="M0 9.62157L0.936868 9.04755L0.356902 9.04755L0.356902 8.24439L2.52455 6.96525L1.62267 6.33344L1.52295 6.39126L1.52295 7.11938L1.22729 7.29468L1.22729 6.23716L2.66539 5.38093L4.47965 5.38093L4.01777 5.65639L2.90595 5.65639L3.74922 6.24496L6.17317 4.80981L3.74922 3.37378L2.90595 3.96321L4.01777 3.96321L4.47965 4.23771L2.66539 4.23771L1.22729 3.37956L1.22729 2.32502L1.52295 2.49926L1.52295 3.22738L1.62267 3.28611L2.52455 2.65343L0.356902 1.3744L0.356902 0.571041L0.936868 0.571041L0 0L0 9.62158" koffice:nodeTypes="cccccccccccccccccccccccccccccccc"/>
          <draw:path draw:style-name="gr8" draw:id="shape62" draw:name="path134" draw:layer="g3148" svg:width="6.17317385143pt" svg:height="9.62157681778pt" svg:x="10.14560330400pt" svg:y="15.92752000000pt" svg:viewBox="0 0 6 10" svg:d="M0 9.62157L0.936868 9.04755L0.356902 9.04755L0.356902 8.24439L2.52455 6.96525L1.62267 6.33344L1.52295 6.39126L1.52295 7.11938L1.22729 7.29468L1.22729 6.23716L2.66539 5.38093L4.47965 5.38093L4.01777 5.65639L2.90595 5.65639L3.74922 6.24496L6.17317 4.80981L3.74922 3.37378L2.90595 3.96321L4.01777 3.96321L4.47965 4.23771L2.66539 4.23771L1.22729 3.37956L1.22729 2.32502L1.52295 2.49926L1.52295 3.22738L1.62267 3.28611L2.52455 2.65343L0.356902 1.3744L0.356902 0.571041L0.936868 0.571041L0 0L0 9.62158" koffice:nodeTypes="cccccccccccccccccccccccccccccccc"/>
          <draw:path draw:style-name="gr7" draw:id="shape63" draw:name="path136" draw:layer="g3148" svg:width="7.34745091051pt" svg:height="10.28434506624pt" svg:x="10.14560330400pt" svg:y="15.51016800000pt" svg:viewBox="0 0 7 10" svg:d="M6.73477 5.14261L4.09029 6.55014L3.17032 5.97305L4.38328 5.97305L4.88717 5.70089L2.90787 5.70089L1.33894 6.54257L1.33894 7.57791L1.6615 7.40788L1.6615 6.69382L1.77029 6.63711L2.75327 7.2568L0.389371 8.5112L0.389371 9.29913L1.02114 9.29913L0 9.86213L0 10.2843L2.12626 9.00053L0.70812 9.00053L0.70812 8.65478L3.32778 7.26993L2.06042 6.48398L2.81243 6.08723L4.07408 6.87506L7.34745 5.14258L4.07408 3.41008L2.81243 4.19793L2.06042 3.80117L3.32778 3.01523L0.70812 1.62942L0.70812 1.28463L2.12626 1.28463L0 0L0 0.424054L1.02114 0.985176L0.389371 0.985176L0.389371 1.77302L2.75327 3.02751L1.77029 3.64824L1.6615 3.59056L1.6615 2.8764L1.33894 2.70542L1.33894 3.7398L2.90787 4.58149L4.88717 4.58149L4.38328 4.31236L3.17032 4.31236L4.09029 3.73424L6.73477 5.14261" koffice:nodeTypes="ccccccccccccccccccccccccccccccccccccccccccccccccc"/>
          <draw:path draw:style-name="gr8" draw:id="shape64" draw:name="path138" draw:layer="g3148" svg:width="7.34745091051pt" svg:height="10.28434506624pt" svg:x="10.14560330400pt" svg:y="15.51016800000pt" svg:viewBox="0 0 7 10" svg:d="M6.73477 5.14261L4.09029 6.55014L3.17032 5.97305L4.38328 5.97305L4.88717 5.70089L2.90787 5.70089L1.33894 6.54257L1.33894 7.57791L1.6615 7.40788L1.6615 6.69382L1.77029 6.63711L2.75327 7.2568L0.389371 8.5112L0.389371 9.29913L1.02114 9.29913L0 9.86213L0 10.2843L2.12626 9.00053L0.70812 9.00053L0.70812 8.65478L3.32778 7.26993L2.06042 6.48398L2.81243 6.08723L4.07408 6.87506L7.34745 5.14258L4.07408 3.41008L2.81243 4.19793L2.06042 3.80117L3.32778 3.01523L0.70812 1.62942L0.70812 1.28463L2.12626 1.28463L0 0L0 0.424054L1.02114 0.985176L0.389371 0.985176L0.389371 1.77302L2.75327 3.02751L1.77029 3.64824L1.6615 3.59056L1.6615 2.8764L1.33894 2.70542L1.33894 3.7398L2.90787 4.58149L4.88717 4.58149L4.38328 4.31236L3.17032 4.31236L4.09029 3.73424L6.73477 5.14261" koffice:nodeTypes="ccccccccccccccccccccccccccccccccccccccccccccccccc"/>
          <draw:path draw:style-name="gr7" draw:id="shape65" draw:name="path140" draw:layer="g3148" svg:width="0.26326176152pt" svg:height="0.50369112294pt" svg:x="10.52003290400pt" svg:y="17.64985600000pt" svg:viewBox="0 0 0 1" svg:d="M0.00192922 0.503691L0 0L0.256656 0.188346C0.274339 0.21083 0.250922 0.503691 0.250922 0.503691L0.0019128 0.503691" koffice:nodeTypes="ccccc"/>
          <draw:path draw:style-name="gr8" draw:id="shape66" draw:name="path142" draw:layer="g3148" svg:width="0.26326176152pt" svg:height="0.50369112294pt" svg:x="10.52003290400pt" svg:y="17.64985600000pt" svg:viewBox="0 0 0 1" svg:d="M0.00192922 0.503691L0 0L0.256656 0.188346C0.274339 0.21083 0.250922 0.503691 0.250922 0.503691L0.0019128 0.503691" koffice:nodeTypes="ccccc"/>
          <draw:path draw:style-name="gr7" draw:id="shape67" draw:name="path144" draw:layer="g3148" svg:width="0.48903800000pt" svg:height="0.64832800000pt" svg:x="10.52003290400pt" svg:y="22.80003200000pt" svg:viewBox="0 0 0 1" svg:d="M0.00376 0L0 0.648328L0.489038 0.419272C0.486238 0.419272 0.489038 0 0.489038 0L0.0037264 0" koffice:nodeTypes="ccccc"/>
          <draw:path draw:style-name="gr8" draw:id="shape68" draw:name="path146" draw:layer="g3148" svg:width="0.48903800000pt" svg:height="0.64832800000pt" svg:x="10.52003290400pt" svg:y="22.80003200000pt" svg:viewBox="0 0 0 1" svg:d="M0.00376 0L0 0.648328L0.489038 0.419272C0.486238 0.419272 0.489038 0 0.489038 0L0.0037264 0" koffice:nodeTypes="ccccc"/>
          <draw:path draw:style-name="gr7" draw:id="shape69" draw:name="path148" draw:layer="g3148" svg:width="0.51713227998pt" svg:height="0.66143737094pt" svg:x="15.17104890400pt" svg:y="20.16202400000pt" svg:viewBox="0 0 1 1" svg:d="M0 0.661437L0.517132 0.313636L0 0L0 0.661437" koffice:nodeTypes="cccc"/>
          <draw:path draw:style-name="gr8" draw:id="shape70" draw:name="path150" draw:layer="g3148" svg:width="0.51713227998pt" svg:height="0.66143737094pt" svg:x="15.17104890400pt" svg:y="20.16202400000pt" svg:viewBox="0 0 1 1" svg:d="M0 0.661437L0.517132 0.313636L0 0L0 0.661437" koffice:nodeTypes="cccc"/>
          <draw:path draw:style-name="gr5" draw:id="shape71" draw:name="path152" draw:layer="g3148" svg:width="1.77201833587pt" svg:height="0.31970429978pt" svg:x="12.98574890400pt" svg:y="20.29708800000pt" svg:viewBox="0 0 2 0" svg:d="M0 0.319704L1.77202 0.319704L1.76765 0L1.65665e-05 0L1.65665e-05 0.319704" koffice:nodeTypes="ccccc"/>
          <draw:path draw:style-name="gr8" draw:id="shape72" draw:name="path154" draw:layer="g3148" svg:width="1.77201833587pt" svg:height="0.31970429978pt" svg:x="12.98574890400pt" svg:y="20.29708800000pt" svg:viewBox="0 0 2 0" svg:d="M0 0.319704L1.77202 0.319704L1.76765 0L1.65665e-05 0L1.65665e-05 0.319704" koffice:nodeTypes="ccccc"/>
          <draw:path draw:style-name="gr7" draw:id="shape73" draw:name="path156" draw:layer="g3148" svg:width="2.45954375364pt" svg:height="1.69552429520pt" svg:x="10.38779370400pt" svg:y="19.65860800000pt" svg:viewBox="0 0 2 2" svg:d="M0 1.69513L1.14558 1.69366L2.45954 1.12931L2.45954 0.566675L1.14558 0.00147318L0 0L0 1.69552" koffice:nodeTypes="ccccccc"/>
          <draw:path draw:style-name="gr8" draw:id="shape74" draw:name="path158" draw:layer="g3148" svg:width="2.45954375364pt" svg:height="1.69552429520pt" svg:x="10.38779370400pt" svg:y="19.65860800000pt" svg:viewBox="0 0 2 2" svg:d="M0 1.69513L1.14558 1.69366L2.45954 1.12931L2.45954 0.566675L1.14558 0.00147318L0 0L0 1.69552" koffice:nodeTypes="ccccccc"/>
          <draw:path draw:style-name="gr5" draw:id="shape75" draw:name="path160" draw:layer="g3148" svg:width="0.48531200000pt" svg:height="0.70058400000pt" svg:x="10.52379290400pt" svg:y="21.86852800000pt" svg:viewBox="0 0 0 1" svg:d="M0 0.700584L0.485312 0.700584L0.485312 0L0 0Z" koffice:nodeTypes="ccccc"/>
          <draw:path draw:style-name="gr8" draw:id="shape76" draw:name="path162" draw:layer="g3148" svg:width="0.48531200000pt" svg:height="0.70058400000pt" svg:x="10.52379290400pt" svg:y="21.86852800000pt" svg:viewBox="0 0 0 1" svg:d="M0 0.700584L0.485312 0.700584L0.485312 0L0 0Z" koffice:nodeTypes="ccccc"/>
          <draw:path draw:style-name="gr5" draw:id="shape77" draw:name="path164" draw:layer="g3148" svg:width="0.48531200000pt" svg:height="0.70057600000pt" svg:x="10.52379290400pt" svg:y="18.58872000000pt" svg:viewBox="0 0 0 1" svg:d="M0 0.700576L0.485312 0.700576L0.485312 0L0 0Z" koffice:nodeTypes="ccccc"/>
          <draw:path draw:style-name="gr8" draw:id="shape78" draw:name="path166" draw:layer="g3148" svg:width="0.48531200000pt" svg:height="0.70057600000pt" svg:x="10.52379290400pt" svg:y="18.58872000000pt" svg:viewBox="0 0 0 1" svg:d="M0 0.700576L0.485312 0.700576L0.485312 0L0 0Z" koffice:nodeTypes="ccccc"/>
          <draw:path draw:style-name="gr2" draw:id="shape79" draw:name="path168" draw:layer="g3148" svg:width="7.48937088013pt" svg:height="4.98580608768pt" svg:x="28.41511290400pt" svg:y="2.34708000000pt" svg:viewBox="0 0 7 5" svg:d="M7.48168 4.98581L7.48937 0L0 0L3.35109 1.72831L4.27992 1.15807L3.05433 1.15807L2.54753 0.892091L4.54489 0.892091L6.1289 1.72086L6.1289 2.73848L5.80323 2.57104L5.80323 1.8678L5.69435 1.81196L4.70001 2.42216L7.08663 3.65744L7.08663 4.43319L6.44878 4.43319L7.47974 4.98577" koffice:nodeTypes="cccccccccccccccccc"/>
          <draw:path draw:style-name="gr8" draw:id="shape80" draw:name="path170" draw:layer="g3148" svg:width="7.48937088013pt" svg:height="4.98580608768pt" svg:x="28.41511290400pt" svg:y="2.34708000000pt" svg:viewBox="0 0 7 5" svg:d="M7.48168 4.98581L7.48937 0L0 0L3.35109 1.72831L4.27992 1.15807L3.05433 1.15807L2.54753 0.892091L4.54489 0.892091L6.1289 1.72086L6.1289 2.73848L5.80323 2.57104L5.80323 1.8678L5.69435 1.81196L4.70001 2.42216L7.08663 3.65744L7.08663 4.43319L6.44878 4.43319L7.47974 4.98577L7.48164 4.98577Z" koffice:nodeTypes="cccccccccccccccccccc"/>
          <draw:path draw:style-name="gr7" draw:id="shape81" draw:name="path172" draw:layer="g3148" svg:width="7.58941033760pt" svg:height="5.85990161232pt" svg:x="27.85622490400pt" svg:y="2.34529600000pt" svg:viewBox="0 0 8 6" svg:d="M0.573402 0.00193132L0 0.00193132L3.71441 2.22048L4.91384 1.37745L5.62968 1.803L4.42482 2.64204L6.9153 4.12039L6.9153 4.48944L5.56708 4.48944L7.58941 5.8599L7.58941 5.40714L6.61862 4.80809L7.21924 4.80809L7.21924 3.96707L4.971 2.62592L5.90731 1.96635L6.01074 2.02688L6.01074 2.78929L6.3174 2.97081L6.3174 1.86557L4.82492 0.9691L2.94413 0.9691L3.42227 1.25549L4.57633 1.25549L3.7008 1.87362L0.574309 0" koffice:nodeTypes="cccccccccccccccccccccccccc"/>
          <draw:path draw:style-name="gr8" draw:id="shape82" draw:name="path174" draw:layer="g3148" svg:width="7.58941033760pt" svg:height="5.85990161232pt" svg:x="27.85622490400pt" svg:y="2.34529600000pt" svg:viewBox="0 0 8 6" svg:d="M0.573402 0.00193132L0 0.00193132L3.71441 2.22048L4.91384 1.37745L5.62968 1.803L4.42482 2.64204L6.9153 4.12039L6.9153 4.48944L5.56708 4.48944L7.58941 5.8599L7.58941 5.40714L6.61862 4.80809L7.21924 4.80809L7.21924 3.96707L4.971 2.62592L5.90731 1.96635L6.01074 2.02688L6.01074 2.78929L6.3174 2.97081L6.3174 1.86557L4.82492 0.9691L2.94413 0.9691L3.42227 1.25549L4.57633 1.25549L3.7008 1.87362L0.574309 0L0.573374 0.00173213Z" koffice:nodeTypes="cccccccccccccccccccccccccccc"/>
          <draw:path draw:style-name="gr7" draw:id="shape83" draw:name="path176" draw:layer="g3148" svg:width="0.48903800000pt" svg:height="0.64649600000pt" svg:x="34.78379450400pt" svg:y="4.90871200000pt" svg:viewBox="0 0 0 1" svg:d="M0.485312 0L0 0C0 0 0.0028 0.417312 0 0.417312L0.489038 0.646496L0.485278 0" koffice:nodeTypes="ccccc"/>
          <draw:path draw:style-name="gr8" draw:id="shape84" draw:name="path178" draw:layer="g3148" svg:width="0.48903800000pt" svg:height="0.64649600000pt" svg:x="34.78379450400pt" svg:y="4.90871200000pt" svg:viewBox="0 0 0 1" svg:d="M0.485312 0L0 0C0 0 0.0028 0.417312 0 0.417312L0.489038 0.646496L0.485278 0" koffice:nodeTypes="ccccc"/>
          <draw:path draw:style-name="gr7" draw:id="shape85" draw:name="path180" draw:layer="g3148" svg:width="0.83183000000pt" svg:height="0.43317600000pt" svg:x="29.82821290400pt" svg:y="2.64238400000pt" svg:viewBox="0 0 1 0" svg:d="M0.831829 0.433176L0.812269 0L0 0L0.83183 0.433176" koffice:nodeTypes="cccc"/>
          <draw:path draw:style-name="gr8" draw:id="shape86" draw:name="path182" draw:layer="g3148" svg:width="0.83183000000pt" svg:height="0.43317600000pt" svg:x="29.82821290400pt" svg:y="2.64238400000pt" svg:viewBox="0 0 1 0" svg:d="M0.831829 0.433176L0.812269 0L0 0L0.83183 0.433176" koffice:nodeTypes="cccc"/>
          <draw:path draw:style-name="gr5" draw:id="shape87" draw:name="path184" draw:layer="g3148" svg:width="1.88349000000pt" svg:height="0.32696800000pt" svg:x="30.92551370400pt" svg:y="2.64238400000pt" svg:viewBox="0 0 2 0" svg:d="M1.88257 0.326968L1.88257 0L0.0028 0L0 0.326968L1.88349 0.326968" koffice:nodeTypes="ccccc"/>
          <draw:path draw:style-name="gr8" draw:id="shape88" draw:name="path186" draw:layer="g3148" svg:width="1.88349000000pt" svg:height="0.32696800000pt" svg:x="30.92551370400pt" svg:y="2.64238400000pt" svg:viewBox="0 0 2 0" svg:d="M1.88257 0.326968L1.88257 0L0.0028 0L0 0.326968L1.88349 0.326968L1.88253 0.326968Z" koffice:nodeTypes="ccccccc"/>
          <draw:path draw:style-name="gr7" draw:id="shape89" draw:name="path188" draw:layer="g3148" svg:width="2.46160816588pt" svg:height="0.93307872160pt" svg:x="33.18720250400pt" svg:y="2.64238400000pt" svg:viewBox="0 0 2 1" svg:d="M2.46161 0.933079L2.46161 0L0 0L0 0.337421L1.31555 0.931325L2.46161 0.931325" koffice:nodeTypes="cccccc"/>
          <draw:path draw:style-name="gr8" draw:id="shape90" draw:name="path190" draw:layer="g3148" svg:width="2.46160816588pt" svg:height="0.93307872160pt" svg:x="33.18720250400pt" svg:y="2.64238400000pt" svg:viewBox="0 0 2 1" svg:d="M2.46161 0.933079L2.46161 0L0 0L0 0.337421L1.31555 0.931325L2.46161 0.931325L2.46161 0.93287Z" koffice:nodeTypes="cccccccc"/>
          <draw:path draw:style-name="gr5" draw:id="shape91" draw:name="path192" draw:layer="g3148" svg:width="0.48531200000pt" svg:height="0.70050400000pt" svg:x="34.78379450400pt" svg:y="3.97720800000pt" svg:viewBox="0 0 0 1" svg:d="M0 0.700504L0.485312 0.700504L0.485312 0L0 0Z" koffice:nodeTypes="ccccc"/>
          <draw:path draw:style-name="gr8" draw:id="shape92" draw:name="path194" draw:layer="g3148" svg:width="0.48531200000pt" svg:height="0.70050400000pt" svg:x="34.78379450400pt" svg:y="3.97720800000pt" svg:viewBox="0 0 0 1" svg:d="M0 0.700504L0.485312 0.700504L0.485312 0L0 0Z" koffice:nodeTypes="ccccc"/>
          <draw:path draw:style-name="gr2" draw:id="shape93" draw:name="path196" draw:layer="g3148" svg:width="6.17142614881pt" svg:height="9.62157681778pt" svg:x="29.07555850400pt" svg:y="15.86698400000pt" svg:viewBox="0 0 6 10" svg:d="M6.17143 9.62156L5.23469 9.05042L5.81458 9.05042L5.81458 8.24717L3.64723 6.96727L4.54985 6.33545L4.64956 6.39409L4.64956 7.12223L4.94518 7.29462L4.94518 6.2401L3.50642 5.38378L1.69242 5.38378L2.15423 5.65836L3.26677 5.65836L2.42274 6.24674L0 4.81168L2.42274 3.37469L3.26677 3.96518L2.15423 3.96518L1.69242 4.23957L3.50642 4.23957L4.94518 3.38239L4.94518 2.32873L4.64956 2.50209L4.64956 3.2303L4.54985 3.28812L3.64723 2.65621L5.81458 1.37718L5.81458 0.574027L5.23469 0.574027L6.17143 0L6.17143 9.62158" koffice:nodeTypes="cccccccccccccccccccccccccccccccc"/>
          <draw:path draw:style-name="gr8" draw:id="shape94" draw:name="path198" draw:layer="g3148" svg:width="6.17142614881pt" svg:height="9.62157681778pt" svg:x="29.07555850400pt" svg:y="15.86698400000pt" svg:viewBox="0 0 6 10" svg:d="M6.17143 9.62156L5.23469 9.05042L5.81458 9.05042L5.81458 8.24717L3.64723 6.96727L4.54985 6.33545L4.64956 6.39409L4.64956 7.12223L4.94518 7.29462L4.94518 6.2401L3.50642 5.38378L1.69242 5.38378L2.15423 5.65836L3.26677 5.65836L2.42274 6.24674L0 4.81168L2.42274 3.37469L3.26677 3.96518L2.15423 3.96518L1.69242 4.23957L3.50642 4.23957L4.94518 3.38239L4.94518 2.32873L4.64956 2.50209L4.64956 3.2303L4.54985 3.28812L3.64723 2.65621L5.81458 1.37718L5.81458 0.574027L5.23469 0.574027L6.17143 0L6.17143 9.62158" koffice:nodeTypes="cccccccccccccccccccccccccccccccc"/>
          <draw:path draw:style-name="gr7" draw:id="shape95" draw:name="path200" draw:layer="g3148" svg:width="7.34935786596pt" svg:height="10.28092574600pt" svg:x="28.47380970400pt" svg:y="15.45236000000pt" svg:viewBox="0 0 7 10" svg:d="M0.615629 5.13898L3.25949 6.54627L4.17959 5.96929L2.96551 5.96929L2.46251 5.70001L4.44207 5.70001L6.01121 6.53976L6.01121 7.57389L5.68859 7.40482L5.68859 6.69078L5.58074 6.63327L4.59574 7.25286L6.95994 8.508L6.95994 9.2957L6.32904 9.2957L7.34936 9.8558L7.34936 10.2809L5.22282 8.99819L6.64115 8.99819L6.64115 8.65345L4.02115 7.26797L5.28867 6.48017L4.53561 6.08349L3.27381 6.87309L0 5.14088L3.27381 3.40877L4.53561 4.19639L5.28867 3.79979L4.02115 3.01199L6.64115 1.62642L6.64115 1.28367L5.22282 1.28367L7.34936 0L7.34936 0.422192L6.32904 0.985111L6.95994 0.985111L6.95994 1.77291L4.59574 3.02719L5.58074 3.6449L5.68859 3.58998L5.68859 2.87594L6.01121 2.70593L6.01121 3.73922L4.44207 4.57981L2.46251 4.57981L2.96551 4.31063L4.17959 4.31063L3.25949 3.73165L0.615629 5.14084" koffice:nodeTypes="ccccccccccccccccccccccccccccccccccccccccccccccccc"/>
          <draw:path draw:style-name="gr8" draw:id="shape96" draw:name="path202" draw:layer="g3148" svg:width="7.34935786596pt" svg:height="10.28092574600pt" svg:x="28.47380970400pt" svg:y="15.45236000000pt" svg:viewBox="0 0 7 10" svg:d="M0.615629 5.13898L3.25949 6.54627L4.17959 5.96929L2.96551 5.96929L2.46251 5.70001L4.44207 5.70001L6.01121 6.53976L6.01121 7.57389L5.68859 7.40482L5.68859 6.69078L5.58074 6.63327L4.59574 7.25286L6.95994 8.508L6.95994 9.2957L6.32904 9.2957L7.34936 9.8558L7.34936 10.2809L5.22282 8.99819L6.64115 8.99819L6.64115 8.65345L4.02115 7.26797L5.28867 6.48017L4.53561 6.08349L3.27381 6.87309L0 5.14088L3.27381 3.40877L4.53561 4.19639L5.28867 3.79979L4.02115 3.01199L6.64115 1.62642L6.64115 1.28367L5.22282 1.28367L7.34936 0L7.34936 0.422192L6.32904 0.985111L6.95994 0.985111L6.95994 1.77291L4.59574 3.02719L5.58074 3.6449L5.68859 3.58998L5.68859 2.87594L6.01121 2.70593L6.01121 3.73922L4.44207 4.57981L2.46251 4.57981L2.96551 4.31063L4.17959 4.31063L3.25949 3.73165L0.615629 5.14084L0.615629 5.13922Z" koffice:nodeTypes="ccccccccccccccccccccccccccccccccccccccccccccccccccc"/>
          <draw:path draw:style-name="gr7" draw:id="shape97" draw:name="path204" draw:layer="g3148" svg:width="0.26326155628pt" svg:height="0.49986031206pt" svg:x="34.75977610113pt" svg:y="17.59201600000pt" svg:viewBox="0 0 0 0" svg:d="M0.261332 0.49986L0.263262 0L0.00660573 0.186441C-0.0110774 0.208104 0.01234 0.49986 0.01234 0.49986L0.261827 0.49986" koffice:nodeTypes="ccccc"/>
          <draw:path draw:style-name="gr8" draw:id="shape98" draw:name="path206" draw:layer="g3148" svg:width="0.26326155628pt" svg:height="0.49986031206pt" svg:x="34.75977610113pt" svg:y="17.59201600000pt" svg:viewBox="0 0 0 0" svg:d="M0.261332 0.49986L0.263262 0L0.00660573 0.186441C-0.0110774 0.208104 0.01234 0.49986 0.01234 0.49986L0.261827 0.49986L0.261334 0.49986Z" koffice:nodeTypes="ccccccc"/>
          <draw:path draw:style-name="gr7" draw:id="shape99" draw:name="path208" draw:layer="g3148" svg:width="0.48903800000pt" svg:height="0.64552800000pt" svg:x="34.78382890400pt" svg:y="22.74228000000pt" svg:viewBox="0 0 0 1" svg:d="M0.485278 0L0.489038 0.645528L0 0.416472C0.0028 0.416472 0 0 0 0L0.486243 0" koffice:nodeTypes="ccccc"/>
          <draw:path draw:style-name="gr8" draw:id="shape100" draw:name="path210" draw:layer="g3148" svg:width="0.48903800000pt" svg:height="0.64552800000pt" svg:x="34.78382890400pt" svg:y="22.74228000000pt" svg:viewBox="0 0 0 1" svg:d="M0.485278 0L0.489038 0.645528L0 0.416472C0.0028 0.416472 0 0 0 0L0.486243 0L0.485283 0Z" koffice:nodeTypes="ccccccc"/>
          <draw:path draw:style-name="gr7" draw:id="shape101" draw:name="path212" draw:layer="g3148" svg:width="0.51713098557pt" svg:height="0.66432932410pt" svg:x="29.90366250400pt" svg:y="20.10240800000pt" svg:viewBox="0 0 1 1" svg:d="M0.517131 0.66281L0 0.315912L0.517131 0L0.516441 0.664329" koffice:nodeTypes="cccc"/>
          <draw:path draw:style-name="gr8" draw:id="shape102" draw:name="path214" draw:layer="g3148" svg:width="0.51713098557pt" svg:height="0.66432932410pt" svg:x="29.90366250400pt" svg:y="20.10240800000pt" svg:viewBox="0 0 1 1" svg:d="M0.517131 0.66281L0 0.315912L0.517131 0L0.516441 0.664329L0.517131 0.663025Z" koffice:nodeTypes="cccccc"/>
          <draw:path draw:style-name="gr5" draw:id="shape103" draw:name="path216" draw:layer="g3148" svg:width="1.77380081633pt" svg:height="0.32286942266pt" svg:x="30.92458730400pt" svg:y="20.23654400000pt" svg:viewBox="0 0 2 0" svg:d="M1.77291 0.322869L0 0.322869L0.00527382 0L1.7738 0L1.7738 0.322869" koffice:nodeTypes="ccccc"/>
          <draw:path draw:style-name="gr8" draw:id="shape104" draw:name="path218" draw:layer="g3148" svg:width="1.77380081633pt" svg:height="0.32286942266pt" svg:x="30.92458730400pt" svg:y="20.23654400000pt" svg:viewBox="0 0 2 0" svg:d="M1.77291 0.322869L0 0.322869L0.00527382 0L1.7738 0L1.7738 0.322869L1.7729 0.322869Z" koffice:nodeTypes="ccccccc"/>
          <draw:path draw:style-name="gr7" draw:id="shape105" draw:name="path220" draw:layer="g3148" svg:width="2.46160816588pt" svg:height="1.69226828176pt" svg:x="33.18720250400pt" svg:y="19.60068000000pt" svg:viewBox="0 0 2 2" svg:d="M2.46161 1.69195L1.31555 1.69195L0 1.12557L0 0.565196L1.31555 0.00147177L2.46161 0L2.46161 1.69227" koffice:nodeTypes="ccccccc"/>
          <draw:path draw:style-name="gr8" draw:id="shape106" draw:name="path222" draw:layer="g3148" svg:width="2.46160816588pt" svg:height="1.69226828176pt" svg:x="33.18720250400pt" svg:y="19.60068000000pt" svg:viewBox="0 0 2 2" svg:d="M2.46161 1.69195L1.31555 1.69195L0 1.12557L0 0.565196L1.31555 0.00147177L2.46161 0L2.46161 1.69227" koffice:nodeTypes="ccccccc"/>
          <draw:path draw:style-name="gr5" draw:id="shape107" draw:name="path224" draw:layer="g3148" svg:width="0.48531200000pt" svg:height="0.70048800000pt" svg:x="34.78379450400pt" svg:y="21.81077600000pt" svg:viewBox="0 0 0 1" svg:d="M0 0.700488L0.485312 0.700488L0.485312 0L0 0Z" koffice:nodeTypes="ccccc"/>
          <draw:path draw:style-name="gr8" draw:id="shape108" draw:name="path226" draw:layer="g3148" svg:width="0.48531200000pt" svg:height="0.70048800000pt" svg:x="34.78379450400pt" svg:y="21.81077600000pt" svg:viewBox="0 0 0 1" svg:d="M0 0.700488L0.485312 0.700488L0.485312 0L0 0Z" koffice:nodeTypes="ccccc"/>
          <draw:path draw:style-name="gr5" draw:id="shape109" draw:name="path228" draw:layer="g3148" svg:width="0.48531200000pt" svg:height="0.70039200000pt" svg:x="34.78379450400pt" svg:y="18.53012800000pt" svg:viewBox="0 0 0 1" svg:d="M0 0.700392L0.485312 0.700392L0.485312 0L0 0Z" koffice:nodeTypes="ccccc"/>
          <draw:path draw:style-name="gr8" draw:id="shape110" draw:name="path230" draw:layer="g3148" svg:width="0.48531200000pt" svg:height="0.70039200000pt" svg:x="34.78379450400pt" svg:y="18.53012800000pt" svg:viewBox="0 0 0 1" svg:d="M0 0.700392L0.485312 0.700392L0.485312 0L0 0Z" koffice:nodeTypes="ccccc"/>
          <draw:path draw:style-name="gr7" draw:id="shape111" draw:name="path232" draw:layer="g3148" svg:width="24.31471997408pt" svg:height="15.85210734235pt" svg:x="10.60390170400pt" svg:y="21.39626400000pt" svg:viewBox="0 0 24 16" svg:d="M12.1582 0L12.9804 0.853937L14.1077 0.289277L14.1077 4.26791L14.4475 4.26791L14.4475 2.55439L17.0629 2.55439L17.0629 5.13011L17.2954 5.3619L17.2954 3.76993L20.065 3.76993L20.065 6.16207L20.2974 6.16207L20.2974 5.0921L23.318 5.0921L23.318 6.64049L24.3147 6.64049L23.5973 7.92567L24.3147 9.21158L23.318 9.21158L23.318 10.7582L20.2974 10.7582L20.2974 9.68824L20.065 9.68824L20.065 12.0822L17.2954 12.0822L17.2954 10.4903L17.0629 10.7201L17.0629 13.2949L14.4475 13.2949L14.4475 11.5824L14.1077 11.5824L14.1077 15.561L12.9804 14.9954L12.1582 15.8521L11.3361 14.9954L10.2079 15.561L10.2079 11.5824L9.86711 11.5824L9.86711 13.2949L7.25178 13.2949L7.25178 10.7201L7.02028 10.4903L7.02028 12.0822L4.25056 12.0822L4.25056 9.68824L4.01815 9.68824L4.01815 10.7582L0.997648 10.7582L0.997648 9.21158L0 9.21158L0.717461 7.92567L0 6.64049L0.997648 6.64049L0.997648 5.0921L4.01815 5.0921L4.01815 6.16207L4.25056 6.16207L4.25056 3.76993L7.02028 3.76993L7.02028 5.3619L7.25178 5.13011L7.25178 2.55439L9.86711 2.55439L9.86711 4.26791L10.2079 4.26791L10.2079 0.289277L11.3361 0.853937L12.1582 0" koffice:nodeTypes="ccccccccccccccccccccccccccccccccccccccccccccccccccccccccccccccccccccc"/>
          <draw:path draw:style-name="gr8" draw:id="shape112" draw:name="path234" draw:layer="g3148" svg:width="24.31471997408pt" svg:height="15.85210734235pt" svg:x="10.60390170400pt" svg:y="21.39626400000pt" svg:viewBox="0 0 24 16" svg:d="M12.1582 0L12.9804 0.853937L14.1077 0.289277L14.1077 4.26791L14.4475 4.26791L14.4475 2.55439L17.0629 2.55439L17.0629 5.13011L17.2954 5.3619L17.2954 3.76993L20.065 3.76993L20.065 6.16207L20.2974 6.16207L20.2974 5.0921L23.318 5.0921L23.318 6.64049L24.3147 6.64049L23.5973 7.92567L24.3147 9.21158L23.318 9.21158L23.318 10.7582L20.2974 10.7582L20.2974 9.68824L20.065 9.68824L20.065 12.0822L17.2954 12.0822L17.2954 10.4903L17.0629 10.7201L17.0629 13.2949L14.4475 13.2949L14.4475 11.5824L14.1077 11.5824L14.1077 15.561L12.9804 14.9954L12.1582 15.8521L11.3361 14.9954L10.2079 15.561L10.2079 11.5824L9.86711 11.5824L9.86711 13.2949L7.25178 13.2949L7.25178 10.7201L7.02028 10.4903L7.02028 12.0822L4.25056 12.0822L4.25056 9.68824L4.01815 9.68824L4.01815 10.7582L0.997648 10.7582L0.997648 9.21158L0 9.21158L0.717461 7.92567L0 6.64049L0.997648 6.64049L0.997648 5.0921L4.01815 5.0921L4.01815 6.16207L4.25056 6.16207L4.25056 3.76993L7.02028 3.76993L7.02028 5.3619L7.25178 5.13011L7.25178 2.55439L9.86711 2.55439L9.86711 4.26791L10.2079 4.26791L10.2079 0.289277L11.3361 0.853937L12.1582 0" koffice:nodeTypes="ccccccccccccccccccccccccccccccccccccccccccccccccccccccccccccccccccccc"/>
          <draw:path draw:style-name="gr10" draw:id="shape113" draw:name="path236" draw:layer="g3148" svg:width="0.35097828133pt" svg:height="1.15127869336pt" svg:x="11.55496410400pt" svg:y="28.58185600000pt" svg:viewBox="0 0 0 1" svg:d="M0.350978 1.15128L0 1.15128L0.241711 0.575993L0 0L0.350978 0L0.350978 1.15128" koffice:nodeTypes="cccccc"/>
          <draw:path draw:style-name="gr8" draw:id="shape114" draw:name="path238" draw:layer="g3148" svg:width="0.35097828133pt" svg:height="1.15127869336pt" svg:x="11.55496410400pt" svg:y="28.58185600000pt" svg:viewBox="0 0 0 1" svg:d="M0.350978 1.15128L0 1.15128L0.241711 0.575993L0 0L0.350978 0L0.350978 1.15128" koffice:nodeTypes="cccccc"/>
          <draw:path draw:style-name="gr10" draw:id="shape115" draw:name="path240" draw:layer="g3148" svg:width="0.35208344730pt" svg:height="1.15127869336pt" svg:x="33.77777370400pt" svg:y="28.58185600000pt" svg:viewBox="0 0 0 1" svg:d="M0 1.15128L0.35153 1.15128L0.109992 0.575993L0.352083 0L0.000553017 0L0.000553017 1.15128" koffice:nodeTypes="cccccc"/>
          <draw:path draw:style-name="gr8" draw:id="shape116" draw:name="path242" draw:layer="g3148" svg:width="0.35211667659pt" svg:height="1.15127869336pt" svg:x="33.77774570400pt" svg:y="28.58185600000pt" svg:viewBox="0 0 0 1" svg:d="M1.6615e-05 1.15128L0.351564 1.15128L0.110014 0.575993L0.352117 0L0.000569659 0L0.000569659 1.15128L0 1.15128Z" koffice:nodeTypes="cccccccc"/>
          <draw:path draw:style-name="gr9" draw:id="shape117" draw:name="path244" draw:layer="g3148" svg:width="21.25958637452pt" svg:height="14.99031563880pt" svg:x="12.14739850400pt" svg:y="22.09870400000pt" svg:viewBox="0 0 21 15" svg:d="M1.77636e-15 9.92405L2.0246 9.92405L2.0246 8.81173L3.24246 8.81173L3.24246 11.2986L5.01799 11.2986L5.01799 8.92074L6.23495 10.1862L6.23495 12.5622L7.85665 12.5622L7.85665 10.779L9.18073 10.779L9.18073 14.6027L9.91149 14.2133L10.6303 14.9903L11.3491 14.2133L12.0799 14.6027L12.0799 10.779L13.4039 10.779L13.4039 12.5622L15.0256 12.5622L15.0256 10.1862L16.2426 8.92074L16.2426 11.2986L18.018 11.2986L18.018 8.81173L19.235 8.81173L19.235 9.92405L21.2596 9.92405L21.2596 5.06704L19.235 5.06704L19.235 6.18032L18.018 6.18032L18.018 3.69157L16.2426 3.69157L16.2426 6.06851L15.0256 4.80583L15.0256 2.42995L13.4039 2.42995L13.4039 4.21111L12.0799 4.21111L12.0799 0.387383L11.3491 0.778722L10.6303 0L9.91149 0.778722L9.18073 0.387383L9.18073 4.21111L7.85665 4.21111L7.85665 2.42995L6.23495 2.42995L6.23495 4.80583L5.01799 6.06851L5.01799 3.69157L3.24246 3.69157L3.24246 6.18032L2.0246 6.18032L2.0246 5.06704L0 5.06704L0 9.92405" koffice:nodeTypes="ccccccccccccccccccccccccccccccccccccccccccccccccccccccccccc"/>
          <draw:path draw:style-name="gr8" draw:id="shape118" draw:name="path246" draw:layer="g3148" svg:width="21.25958637452pt" svg:height="14.99031563880pt" svg:x="12.14739850400pt" svg:y="22.09870400000pt" svg:viewBox="0 0 21 15" svg:d="M1.77636e-15 9.92405L2.0246 9.92405L2.0246 8.81173L3.24246 8.81173L3.24246 11.2986L5.01799 11.2986L5.01799 8.92074L6.23495 10.1862L6.23495 12.5622L7.85665 12.5622L7.85665 10.779L9.18073 10.779L9.18073 14.6027L9.91149 14.2133L10.6303 14.9903L11.3491 14.2133L12.0799 14.6027L12.0799 10.779L13.4039 10.779L13.4039 12.5622L15.0256 12.5622L15.0256 10.1862L16.2426 8.92074L16.2426 11.2986L18.018 11.2986L18.018 8.81173L19.235 8.81173L19.235 9.92405L21.2596 9.92405L21.2596 5.06704L19.235 5.06704L19.235 6.18032L18.018 6.18032L18.018 3.69157L16.2426 3.69157L16.2426 6.06851L15.0256 4.80583L15.0256 2.42995L13.4039 2.42995L13.4039 4.21111L12.0799 4.21111L12.0799 0.387383L11.3491 0.778722L10.6303 0L9.91149 0.778722L9.18073 0.387383L9.18073 4.21111L7.85665 4.21111L7.85665 2.42995L6.23495 2.42995L6.23495 4.80583L5.01799 6.06851L5.01799 3.69157L3.24246 3.69157L3.24246 6.18032L2.0246 6.18032L2.0246 5.06704L0 5.06704L0 9.92405" koffice:nodeTypes="ccccccccccccccccccccccccccccccccccccccccccccccccccccccccccc"/>
          <draw:path draw:style-name="gr10" draw:id="shape119" draw:name="path248" draw:layer="g3148" svg:width="1.05563788531pt" svg:height="0.53470023782pt" svg:x="18.80297050400pt" svg:y="32.82111200000pt" svg:viewBox="0 0 1 1" svg:d="M0.5283 0L1.05564 0.5347L0 0.5347L0.527343 0" koffice:nodeTypes="cccc"/>
          <draw:path draw:style-name="gr8" draw:id="shape120" draw:name="path250" draw:layer="g3148" svg:width="1.05563788531pt" svg:height="0.53470023782pt" svg:x="18.80297050400pt" svg:y="32.82111200000pt" svg:viewBox="0 0 1 1" svg:d="M0.5283 0L1.05564 0.5347L0 0.5347L0.527343 0L0.52833 0Z" koffice:nodeTypes="cccccc"/>
          <draw:path draw:style-name="gr10" draw:id="shape121" draw:name="path252" draw:layer="g3148" svg:width="1.05372647554pt" svg:height="0.53592941318pt" svg:x="26.08916810400pt" svg:y="25.13073600000pt" svg:viewBox="0 0 1 1" svg:d="M0.526865 0.535929L0 0L1.05373 0L0.526865 0.535929" koffice:nodeTypes="cccc"/>
          <draw:path draw:style-name="gr8" draw:id="shape122" draw:name="path254" draw:layer="g3148" svg:width="1.05372647554pt" svg:height="0.53592941318pt" svg:x="26.08916810400pt" svg:y="25.13073600000pt" svg:viewBox="0 0 1 1" svg:d="M0.526865 0.535929L0 0L1.05373 0L0.526865 0.535929" koffice:nodeTypes="cccc"/>
          <draw:path draw:style-name="gr10" draw:id="shape123" draw:name="path256" draw:layer="g3148" svg:width="1.05372647554pt" svg:height="0.53470023782pt" svg:x="26.08916810400pt" svg:y="32.82111200000pt" svg:viewBox="0 0 1 1" svg:d="M0.526865 0L0 0.5347L1.05373 0.5347L0.526865 0" koffice:nodeTypes="cccc"/>
          <draw:path draw:style-name="gr8" draw:id="shape124" draw:name="path258" draw:layer="g3148" svg:width="1.05372647554pt" svg:height="0.53470023782pt" svg:x="26.08916810400pt" svg:y="32.82111200000pt" svg:viewBox="0 0 1 1" svg:d="M0.526865 0L0 0.5347L1.05373 0.5347L0.526865 0" koffice:nodeTypes="cccc"/>
          <draw:path draw:style-name="gr10" draw:id="shape125" draw:name="path260" draw:layer="g3148" svg:width="4.04830737605pt" svg:height="7.71262876891pt" svg:x="13.22793930400pt" svg:y="25.66998400000pt" svg:viewBox="0 0 4 8" svg:d="M0 5.18999L2.23032 5.18999L2.23032 7.71263L4.04737 7.71263L4.04737 5.30057L3.63785 4.91133L2.72886 4.91133C2.72886 4.90713 2.73168 4.41071 2.72886 4.41071C2.72604 4.41071 0.820907 4.41071 0.820907 4.41071L0.820907 3.30093C0.820907 3.30093 2.72605 3.30093 2.72886 3.30093C2.73168 3.30093 2.72886 2.80327 2.72886 2.8013L3.63785 2.8013L4.04831 2.40922L4.04831 0L2.23125 0L2.23125 2.52274L0.000936806 2.52274L0.000936806 5.19194" koffice:nodeTypes="ccccccccccccccccccc"/>
          <draw:path draw:style-name="gr8" draw:id="shape126" draw:name="path262" draw:layer="g3148" svg:width="4.04836653026pt" svg:height="7.71262876891pt" svg:x="13.22791050400pt" svg:y="25.66998400000pt" svg:viewBox="0 0 4 8" svg:d="M2.89736e-05 5.18999L2.23036 5.18999L2.23036 7.71263L4.04743 7.71263L4.04743 5.30057L3.63791 4.91133L2.72891 4.91133C2.72891 4.90713 2.73173 4.41071 2.72891 4.41071C2.72609 4.41071 0.820942 4.41071 0.820942 4.41071L0.820942 3.30093C0.820942 3.30093 2.72609 3.30093 2.72891 3.30093C2.73173 3.30093 2.72891 2.80327 2.72891 2.8013L3.63791 2.8013L4.04837 2.40922L4.04837 0L2.2313 0L2.2313 2.52274L0.000965787 2.52274L0.000965787 5.19194L0 5.19026Z" koffice:nodeTypes="ccccccccccccccccccccc"/>
          <draw:path draw:style-name="gr10" draw:id="shape127" draw:name="path264" draw:layer="g3148" svg:width="4.04830737605pt" svg:height="7.71262876891pt" svg:x="28.66849290400pt" svg:y="25.66998400000pt" svg:viewBox="0 0 4 8" svg:d="M4.04737 5.18999L1.81705 5.18999L1.81705 7.71263L0 7.71263L0 5.30057L0.410454 4.91133L1.31945 4.91133C1.31945 4.90713 1.31663 4.41071 1.31945 4.41071C1.32226 4.41071 3.2274 4.41071 3.2274 4.41071L3.2274 3.30093C3.2274 3.30093 1.32226 3.30093 1.31945 3.30093C1.31663 3.30093 1.31945 2.80327 1.31945 2.8013L0.410454 2.8013L0.000937611 2.40922L0.000937611 0L1.81799 0L1.81799 2.52274L4.04831 2.52274L4.04831 5.19194" koffice:nodeTypes="ccccccccccccccccccc"/>
          <draw:path draw:style-name="gr8" draw:id="shape128" draw:name="path266" draw:layer="g3148" svg:width="4.04830737605pt" svg:height="7.71262876891pt" svg:x="28.66849290400pt" svg:y="25.66998400000pt" svg:viewBox="0 0 4 8" svg:d="M4.04737 5.18999L1.81705 5.18999L1.81705 7.71263L0 7.71263L0 5.30057L0.410454 4.91133L1.31945 4.91133C1.31945 4.90713 1.31663 4.41071 1.31945 4.41071C1.32226 4.41071 3.2274 4.41071 3.2274 4.41071L3.2274 3.30093C3.2274 3.30093 1.32226 3.30093 1.31945 3.30093C1.31663 3.30093 1.31945 2.80327 1.31945 2.8013L0.410454 2.8013L0.000937611 2.40922L0.000937611 0L1.81799 0L1.81799 2.52274L4.04831 2.52274L4.04831 5.19194L4.04734 5.19026Z" koffice:nodeTypes="ccccccccccccccccccccc"/>
          <draw:path draw:style-name="gr10" draw:id="shape129" draw:name="path268" draw:layer="g3148" svg:width="2.46575158016pt" svg:height="3.80468431360pt" svg:x="21.84897690400pt" svg:y="22.72737600000pt" svg:viewBox="0 0 2 4" svg:d="M2.0448 3.80468L2.0448 2.70826L2.46575 2.89803L2.46575 0.546898L2.0448 0.735049L1.23288 0L0.420957 0.735049L0 0.546898L0 2.89803L0.420957 2.70826L0.420957 3.80468L2.04376 3.80468" koffice:nodeTypes="cccccccccccc"/>
          <draw:path draw:style-name="gr8" draw:id="shape130" draw:name="path270" draw:layer="g3148" svg:width="2.46575158016pt" svg:height="3.80468431360pt" svg:x="21.84897690400pt" svg:y="22.72737600000pt" svg:viewBox="0 0 2 4" svg:d="M2.0448 3.80468L2.0448 2.70826L2.46575 2.89803L2.46575 0.546898L2.0448 0.735049L1.23288 0L0.420957 0.735049L0 0.546898L0 2.89803L0.420957 2.70826L0.420957 3.80468L2.04376 3.80468L2.04483 3.80468Z" koffice:nodeTypes="cccccccccccccc"/>
          <draw:path draw:style-name="gr10" draw:id="shape131" draw:name="path272" draw:layer="g3148" svg:width="2.46575158016pt" svg:height="3.80287245912pt" svg:x="21.84897690400pt" svg:y="32.05728800000pt" svg:viewBox="0 0 2 4" svg:d="M2.0448 0L2.0448 1.09454L2.46575 0.908253L2.46575 3.25701L2.0448 3.06909L1.23288 3.80287L0.420957 3.06909L0 3.25701L0 0.908253L0.420957 1.09454L0.420957 0L2.04376 0" koffice:nodeTypes="cccccccccccc"/>
          <draw:path draw:style-name="gr8" draw:id="shape132" draw:name="path274" draw:layer="g3148" svg:width="2.46575158016pt" svg:height="3.80287245912pt" svg:x="21.84897690400pt" svg:y="32.05728800000pt" svg:viewBox="0 0 2 4" svg:d="M2.0448 0L2.0448 1.09454L2.46575 0.908253L2.46575 3.25701L2.0448 3.06909L1.23288 3.80287L0.420957 3.06909L0 3.25701L0 0.908253L0.420957 1.09454L0.420957 0L2.04376 0L2.04483 0Z" koffice:nodeTypes="cccccccccccccc"/>
          <draw:path draw:style-name="gr5" draw:id="shape133" draw:name="path276" draw:layer="g3148" svg:width="1.05563788531pt" svg:height="0.53196600960pt" svg:x="15.83427770400pt" svg:y="26.34998400000pt" svg:viewBox="0 0 1 1" svg:d="M0.5283 0.531966L1.05564 0L0 0L0.527343 0.531966" koffice:nodeTypes="cccc"/>
          <draw:path draw:style-name="gr8" draw:id="shape134" draw:name="path278" draw:layer="g3148" svg:width="1.05563788531pt" svg:height="0.53196600960pt" svg:x="15.83427770400pt" svg:y="26.34998400000pt" svg:viewBox="0 0 1 1" svg:d="M0.5283 0.531966L1.05564 0L0 0L0.527343 0.531966L0.52833 0.531966Z" koffice:nodeTypes="cccccc"/>
          <draw:path draw:style-name="gr10" draw:id="shape135" draw:name="path280" draw:layer="g3148" svg:width="1.05563788531pt" svg:height="0.53592941318pt" svg:x="18.80297050400pt" svg:y="25.13073600000pt" svg:viewBox="0 0 1 1" svg:d="M0.5283 0.535929L1.05564 0L0 0L0.527343 0.535929" koffice:nodeTypes="cccc"/>
          <draw:path draw:style-name="gr8" draw:id="shape136" draw:name="path282" draw:layer="g3148" svg:width="1.05563788531pt" svg:height="0.53592941318pt" svg:x="18.80297050400pt" svg:y="25.13073600000pt" svg:viewBox="0 0 1 1" svg:d="M0.5283 0.535929L1.05564 0L0 0L0.527343 0.535929L0.52833 0.535929Z" koffice:nodeTypes="cccccc"/>
          <draw:path draw:style-name="gr5" draw:id="shape137" draw:name="path284" draw:layer="g3148" svg:width="1.05563788531pt" svg:height="0.53468853818pt" svg:x="15.83427770400pt" svg:y="31.60457600000pt" svg:viewBox="0 0 1 1" svg:d="M0.5283 0L1.05564 0.534689L0 0.534689L0.527343 0" koffice:nodeTypes="cccc"/>
          <draw:path draw:style-name="gr8" draw:id="shape138" draw:name="path286" draw:layer="g3148" svg:width="1.05563788531pt" svg:height="0.53468853818pt" svg:x="15.83427770400pt" svg:y="31.60457600000pt" svg:viewBox="0 0 1 1" svg:d="M0.5283 0L1.05564 0.534689L0 0.534689L0.527343 0L0.52833 0Z" koffice:nodeTypes="cccccc"/>
          <draw:path draw:style-name="gr5" draw:id="shape139" draw:name="path288" draw:layer="g3148" svg:width="1.05564898172pt" svg:height="0.53196600960pt" svg:x="29.05786010400pt" svg:y="26.34998400000pt" svg:viewBox="0 0 1 1" svg:d="M0.527344 0.531966L0 0L1.05565 0L0.528301 0.531966" koffice:nodeTypes="cccc"/>
          <draw:path draw:style-name="gr8" draw:id="shape140" draw:name="path290" draw:layer="g3148" svg:width="1.05564898172pt" svg:height="0.53196600960pt" svg:x="29.05786010400pt" svg:y="26.34998400000pt" svg:viewBox="0 0 1 1" svg:d="M0.527344 0.531966L0 0L1.05565 0L0.528301 0.531966L0.527315 0.531966Z" koffice:nodeTypes="cccccc"/>
          <draw:path draw:style-name="gr5" draw:id="shape141" draw:name="path292" draw:layer="g3148" svg:width="1.05564898172pt" svg:height="0.53468853818pt" svg:x="29.05786010400pt" svg:y="31.60457600000pt" svg:viewBox="0 0 1 1" svg:d="M0.527344 0L0 0.534689L1.05565 0.534689L0.528301 0" koffice:nodeTypes="cccc"/>
          <draw:path draw:style-name="gr8" draw:id="shape142" draw:name="path294" draw:layer="g3148" svg:width="1.05564898172pt" svg:height="0.53468853818pt" svg:x="29.05786010400pt" svg:y="31.60457600000pt" svg:viewBox="0 0 1 1" svg:d="M0.527344 0L0 0.534689L1.05565 0.534689L0.528301 0L0.527315 0Z" koffice:nodeTypes="cccccc"/>
          <draw:path draw:style-name="gr5" draw:id="shape143" draw:name="path296" draw:layer="g3148" svg:width="1.05372647554pt" svg:height="0.53470023782pt" svg:x="22.44700090400pt" svg:y="23.89920000000pt" svg:viewBox="0 0 1 1" svg:d="M0.526865 0.5347L0 0L1.05373 0L0.526865 0.5347" koffice:nodeTypes="cccc"/>
          <draw:path draw:style-name="gr8" draw:id="shape144" draw:name="path298" draw:layer="g3148" svg:width="1.05372647554pt" svg:height="0.53470023782pt" svg:x="22.44700090400pt" svg:y="23.89920000000pt" svg:viewBox="0 0 1 1" svg:d="M0.526865 0.5347L0 0L1.05373 0L0.526865 0.5347" koffice:nodeTypes="cccc"/>
          <draw:path draw:style-name="gr5" draw:id="shape145" draw:name="path300" draw:layer="g3148" svg:width="1.05372647554pt" svg:height="0.53470023782pt" svg:x="22.44700090400pt" svg:y="34.05348800000pt" svg:viewBox="0 0 1 1" svg:d="M0.526865 0L0 0.5347L1.05373 0.5347L0.526865 0" koffice:nodeTypes="cccc"/>
          <draw:path draw:style-name="gr8" draw:id="shape146" draw:name="path302" draw:layer="g3148" svg:width="1.05372647554pt" svg:height="0.53470023782pt" svg:x="22.44700090400pt" svg:y="34.05348800000pt" svg:viewBox="0 0 1 1" svg:d="M0.526865 0L0 0.5347L1.05373 0.5347L0.526865 0" koffice:nodeTypes="cccc"/>
          <draw:path draw:style-name="gr5" draw:id="shape147" draw:name="path304" draw:layer="g3148" svg:width="12.86615509381pt" svg:height="5.89819638272pt" svg:x="16.49475690400pt" svg:y="26.62486400000pt" svg:viewBox="0 0 13 6" svg:d="M12.8662 3.32551L11.6744 3.32551L11.6726 4.13984L10.0601 5.8982L2.806 5.8982L1.19356 4.13984L1.19173 3.32551L0 3.32551L0 2.57472L1.19173 2.57472L1.19356 1.76039L2.806 0L10.0601 0L11.6726 1.76039L11.6744 2.57472L12.8662 2.57472L12.8662 3.32551" koffice:nodeTypes="ccccccccccccccccc"/>
          <draw:path draw:style-name="gr8" draw:id="shape148" draw:name="path306" draw:layer="g3148" svg:width="12.86615509381pt" svg:height="5.89819638272pt" svg:x="16.49475690400pt" svg:y="26.62486400000pt" svg:viewBox="0 0 13 6" svg:d="M12.8662 3.32551L11.6744 3.32551L11.6726 4.13984L10.0601 5.8982L2.806 5.8982L1.19356 4.13984L1.19173 3.32551L0 3.32551L0 2.57472L1.19173 2.57472L1.19356 1.76039L2.806 0L10.0601 0L11.6726 1.76039L11.6744 2.57472L12.8662 2.57472L12.8662 3.32551" koffice:nodeTypes="ccccccccccccccccc"/>
          <draw:path draw:style-name="gr7" draw:id="shape149" draw:name="path308" draw:layer="g3148" svg:width="9.10553175287pt" svg:height="4.87374280668pt" svg:x="18.19097450400pt" svg:y="27.13244000000pt" svg:viewBox="0 0 9 5" svg:d="M9.10553 3.39826L7.83001 4.87374L1.27552 4.87374L0 3.39826L0 1.47549L1.27552 0L7.83001 0L9.10553 1.47549L9.10553 3.39826" koffice:nodeTypes="ccccccccc"/>
          <draw:path draw:style-name="gr8" draw:id="shape150" draw:name="path310" draw:layer="g3148" svg:width="9.10553175287pt" svg:height="4.87374280668pt" svg:x="18.19097450400pt" svg:y="27.13244000000pt" svg:viewBox="0 0 9 5" svg:d="M9.10553 3.39826L7.83001 4.87374L1.27552 4.87374L0 3.39826L0 1.47549L1.27552 0L7.83001 0L9.10553 1.47549L9.10553 3.39826" koffice:nodeTypes="ccccccccc"/>
          <draw:path draw:style-name="gr10" draw:id="shape151" draw:name="path312" draw:layer="g3148" svg:width="0.64025458531pt" svg:height="2.33915904768pt" svg:x="19.62082730400pt" svg:y="28.26048800000pt" svg:viewBox="0 0 1 2" svg:d="M0.640255 1.1706L0 0L0 2.33916L0.640255 1.16857" koffice:nodeTypes="cccc"/>
          <draw:path draw:style-name="gr8" draw:id="shape152" draw:name="path314" draw:layer="g3148" svg:width="0.64025458531pt" svg:height="2.33915904768pt" svg:x="19.62082730400pt" svg:y="28.26048800000pt" svg:viewBox="0 0 1 2" svg:d="M0.640255 1.1706L0 0L0 2.33916L0.640255 1.16857L0.640255 1.1703Z" koffice:nodeTypes="cccccc"/>
          <draw:path draw:style-name="gr10" draw:id="shape153" draw:name="path316" draw:layer="g3148" svg:width="0.64025458531pt" svg:height="2.33915904768pt" svg:x="25.49859610400pt" svg:y="28.26048800000pt" svg:viewBox="0 0 1 2" svg:d="M0 1.1706L0.640255 0L0.640255 2.33916L3.55271e-15 1.16857" koffice:nodeTypes="cccc"/>
          <draw:path draw:style-name="gr8" draw:id="shape154" draw:name="path318" draw:layer="g3148" svg:width="0.64025458531pt" svg:height="2.33915904768pt" svg:x="25.49859610400pt" svg:y="28.26048800000pt" svg:viewBox="0 0 1 2" svg:d="M0 1.1706L0.640255 0L0.640255 2.33916L3.55271e-15 1.16857L3.55271e-15 1.1703Z" koffice:nodeTypes="cccccc"/>
          <draw:path draw:style-name="gr5" draw:id="shape155" draw:name="path320" draw:layer="g3148" svg:width="2.89729362715pt" svg:height="3.89562916496pt" svg:x="20.01112650400pt" svg:y="27.63452000000pt" svg:viewBox="0 0 3 4" svg:d="M0.107104 5.32907e-14L1.2825 1.85981L0 3.89563L0.783597 3.89563L1.67429 2.48184L2.1137 3.18019L1.66148 3.89563L2.44508 3.89563L2.89729 3.18019L2.11827 1.94261L2.89729 0.70705L2.4524 0L1.66239 0L2.0606 0.626271L1.67522 1.23779L0.891616 0L0.108019 0" koffice:nodeTypes="ccccccccccccccccc"/>
          <draw:path draw:style-name="gr8" draw:id="shape156" draw:name="path322" draw:layer="g3148" svg:width="2.89729362715pt" svg:height="3.89562916496pt" svg:x="20.01112650400pt" svg:y="27.63452000000pt" svg:viewBox="0 0 3 4" svg:d="M0.107104 5.32907e-14L1.2825 1.85981L0 3.89563L0.783597 3.89563L1.67429 2.48184L2.1137 3.18019L1.66148 3.89563L2.44508 3.89563L2.89729 3.18019L2.11827 1.94261L2.89729 0.70705L2.4524 0L1.66239 0L2.0606 0.626271L1.67522 1.23779L0.891616 0L0.108019 0L0.107076 0Z" koffice:nodeTypes="ccccccccccccccccccc"/>
          <draw:path draw:style-name="gr5" draw:id="shape157" draw:name="path324" draw:layer="g3148" svg:width="2.89729362715pt" svg:height="3.89562916496pt" svg:x="22.96025770400pt" svg:y="27.63452000000pt" svg:viewBox="0 0 3 4" svg:d="M2.79019 5.32907e-14L1.6148 1.85981L2.89729 3.89563L2.11369 3.89563L1.22299 2.48184L0.783596 3.18019L1.23489 3.89563L0.452215 3.89563L0 3.18019L0.779018 1.94261L0 0.70705L0.444892 0L1.23489 0L0.83669 0.626271L1.22208 1.23779L2.00568 0L2.78927 0" koffice:nodeTypes="ccccccccccccccccc"/>
          <draw:path draw:style-name="gr8" draw:id="shape158" draw:name="path326" draw:layer="g3148" svg:width="2.89729362715pt" svg:height="3.89562916496pt" svg:x="22.96025770400pt" svg:y="27.63452000000pt" svg:viewBox="0 0 3 4" svg:d="M2.79019 5.32907e-14L1.6148 1.85981L2.89729 3.89563L2.11369 3.89563L1.22299 2.48184L0.783596 3.18019L1.23489 3.89563L0.452215 3.89563L0 3.18019L0.779018 1.94261L0 0.70705L0.444892 0L1.23489 0L0.83669 0.626271L1.22208 1.23779L2.00568 0L2.78927 0L2.79022 0Z" koffice:nodeTypes="ccccccccccccccccccc"/>
          <draw:path draw:style-name="gr10" draw:id="shape159" draw:name="path328" draw:layer="g3148" svg:width="1.25676528779pt" svg:height="2.35529854644pt" svg:x="22.16755050400pt" svg:y="28.25304000000pt" svg:viewBox="0 0 1 2" svg:d="M0.628384 0L1.25677 1.17674L0.628384 2.3553L0 1.17674L0.628384 0" koffice:nodeTypes="ccccc"/>
          <draw:path draw:style-name="gr8" draw:id="shape160" draw:name="path330" draw:layer="g3148" svg:width="1.25676528779pt" svg:height="2.35529854644pt" svg:x="22.16755050400pt" svg:y="28.25304000000pt" svg:viewBox="0 0 1 2" svg:d="M0.628384 0L1.25677 1.17674L0.628384 2.3553L0 1.17674L0.628384 0" koffice:nodeTypes="ccccc"/>
          <draw:path draw:style-name="gr7" draw:id="shape161" draw:name="path332" draw:layer="g3148" svg:width="22.03762727503pt" svg:height="13.77128472055pt" svg:x="11.92290650400pt" svg:y="40.49668000000pt" svg:viewBox="0 0 22 14" svg:d="M13.8567 13.7713L17.2391 12.1157L17.2391 11.6697L19.8999 11.6697L19.8999 9.61994L22.0376 9.61994L22.0376 4.15228L19.8999 4.15228L19.8999 2.10155L17.2391 2.10155L17.2391 1.65573L13.8567 0L8.17998 0L4.79853 1.65573L4.79853 2.10155L2.13776 2.10155L2.13776 4.15228L0 4.15228L0 9.61994L2.13776 9.61994L2.13776 11.6697L4.79853 11.6697L4.79853 12.1157L8.17998 13.7713L13.8567 13.7713" koffice:nodeTypes="ccccccccccccccccccccccccc"/>
          <draw:path draw:style-name="gr8" draw:id="shape162" draw:name="path334" draw:layer="g3148" svg:width="22.03762727503pt" svg:height="13.77128472055pt" svg:x="11.92290650400pt" svg:y="40.49668000000pt" svg:viewBox="0 0 22 14" svg:d="M13.8567 13.7713L17.2391 12.1157L17.2391 11.6697L19.8999 11.6697L19.8999 9.61994L22.0376 9.61994L22.0376 4.15228L19.8999 4.15228L19.8999 2.10155L17.2391 2.10155L17.2391 1.65573L13.8567 0L8.17998 0L4.79853 1.65573L4.79853 2.10155L2.13776 2.10155L2.13776 4.15228L0 4.15228L0 9.61994L2.13776 9.61994L2.13776 11.6697L4.79853 11.6697L4.79853 12.1157L8.17998 13.7713L13.8567 13.7713" koffice:nodeTypes="ccccccccccccccccccccccccc"/>
          <draw:path draw:style-name="gr9" draw:id="shape163" draw:name="path336" draw:layer="g3148" svg:width="21.06847092190pt" svg:height="12.80201463400pt" svg:x="12.41567050400pt" svg:y="40.98851200000pt" svg:viewBox="0 0 21 13" svg:d="M13.2629 12.802L16.2663 11.329L16.2663 10.694L18.9291 10.694L18.9291 8.63413L21.0685 8.63413L21.0685 4.16793L18.9291 4.16793L18.9291 2.10802L16.2663 2.10802L16.2663 1.47311L13.2629 0L7.80376 0L4.80131 1.47311L4.80131 2.10802L2.13941 2.10802L2.13941 4.16793L0 4.16793L0 8.63413L2.13941 8.63413L2.13941 10.694L4.80131 10.694L4.80131 11.329L7.80376 12.802L13.2629 12.802" koffice:nodeTypes="ccccccccccccccccccccccccc"/>
          <draw:path draw:style-name="gr8" draw:id="shape164" draw:name="path338" draw:layer="g3148" svg:width="21.06847092190pt" svg:height="12.80201463400pt" svg:x="12.41567050400pt" svg:y="40.98851200000pt" svg:viewBox="0 0 21 13" svg:d="M13.2629 12.802L16.2663 11.329L16.2663 10.694L18.9291 10.694L18.9291 8.63413L21.0685 8.63413L21.0685 4.16793L18.9291 4.16793L18.9291 2.10802L16.2663 2.10802L16.2663 1.47311L13.2629 0L7.80376 0L4.80131 1.47311L4.80131 2.10802L2.13941 2.10802L2.13941 4.16793L0 4.16793L0 8.63413L2.13941 8.63413L2.13941 10.694L4.80131 10.694L4.80131 11.329L7.80376 12.802L13.2629 12.802" koffice:nodeTypes="ccccccccccccccccccccccccc"/>
          <draw:path draw:style-name="gr10" draw:id="shape165" draw:name="path340" draw:layer="g3148" svg:width="20.09006276360pt" svg:height="11.83322395855pt" svg:x="12.90470810400pt" svg:y="41.48128000000pt" svg:viewBox="0 0 20 12" svg:d="M12.6642 11.8332L15.2876 10.5424L15.2876 9.8315L17.954 9.8315L17.954 7.64803L20.0901 7.64803L20.0901 4.1853L17.954 4.1853L17.954 2.00193L15.2876 2.00193L15.2876 1.29075L12.6642 0L7.43048 0L4.80708 1.29075L4.80708 2.00193L2.13887 2.00193L2.13887 4.1853L0 4.1853L0 7.64803L2.13887 7.64803L2.13887 9.8315L4.80708 9.8315L4.80708 10.5424L7.43048 11.8332L12.6642 11.8332" koffice:nodeTypes="ccccccccccccccccccccccccc"/>
          <draw:path draw:style-name="gr8" draw:id="shape166" draw:name="path342" draw:layer="g3148" svg:width="20.09006276360pt" svg:height="11.83322395855pt" svg:x="12.90470810400pt" svg:y="41.48128000000pt" svg:viewBox="0 0 20 12" svg:d="M12.6642 11.8332L15.2876 10.5424L15.2876 9.8315L17.954 9.8315L17.954 7.64803L20.0901 7.64803L20.0901 4.1853L17.954 4.1853L17.954 2.00193L15.2876 2.00193L15.2876 1.29075L12.6642 0L7.43048 0L4.80708 1.29075L4.80708 2.00193L2.13887 2.00193L2.13887 4.1853L0 4.1853L0 7.64803L2.13887 7.64803L2.13887 9.8315L4.80708 9.8315L4.80708 10.5424L7.43048 11.8332L12.6642 11.8332" koffice:nodeTypes="ccccccccccccccccccccccccc"/>
          <draw:path draw:style-name="gr9" draw:id="shape167" draw:name="path344" draw:layer="g3148" svg:width="13.79673281863pt" svg:height="9.33102510048pt" svg:x="15.97866010400pt" svg:y="42.60382400000pt" svg:viewBox="0 0 14 9" svg:d="M6.90021 9.33103L10.7683 7.42837L13.7967 7.42837L13.7967 1.90255L10.7683 1.90255L6.90021 0L3.03306 1.90255L0 1.90255L0 7.42837L3.03306 7.42837L6.90021 9.33103" koffice:nodeTypes="ccccccccccc"/>
          <draw:path draw:style-name="gr8" draw:id="shape168" draw:name="path346" draw:layer="g3148" svg:width="13.79673281863pt" svg:height="9.33102510048pt" svg:x="15.97866010400pt" svg:y="42.60382400000pt" svg:viewBox="0 0 14 9" svg:d="M6.90021 9.33103L10.7683 7.42837L13.7967 7.42837L13.7967 1.90255L10.7683 1.90255L6.90021 0L3.03306 1.90255L0 1.90255L0 7.42837L3.03306 7.42837L6.90021 9.33103" koffice:nodeTypes="ccccccccccc"/>
          <draw:path draw:style-name="gr7" draw:id="shape169" draw:name="path348" draw:layer="g3148" svg:width="5.56799037093pt" svg:height="4.05975954834pt" svg:x="22.93138090400pt" svg:y="43.15145600000pt" svg:viewBox="0 0 6 4" svg:d="M0.00089705 0L0.00089705 4.05976L5.56799 4.05976C5.56799 4.05976 5.56799 1.84026 5.56799 1.83651C5.56799 1.83489 3.66384 1.83651 3.66384 1.83651L0 0" koffice:nodeTypes="cccccc"/>
          <draw:path draw:style-name="gr8" draw:id="shape170" draw:name="path350" draw:layer="g3148" svg:width="5.56799037093pt" svg:height="4.05975954834pt" svg:x="22.93138090400pt" svg:y="43.15145600000pt" svg:viewBox="0 0 6 4" svg:d="M0.00089705 0L0.00089705 4.05976L5.56799 4.05976C5.56799 4.05976 5.56799 1.84026 5.56799 1.83651C5.56799 1.83489 3.66384 1.83651 3.66384 1.83651L0 0L0.000924794 0Z" koffice:nodeTypes="cccccccc"/>
          <draw:path draw:style-name="gr7" draw:id="shape171" draw:name="path352" draw:layer="g3148" svg:width="5.56619757155pt" svg:height="4.07834389908pt" svg:x="17.15328250400pt" svg:y="47.18122400000pt" svg:viewBox="0 0 6 4" svg:d="M5.5662 4.07834L5.5662 0L0 0C0 0 0 2.23387 0 2.23566C0 2.2397 1.90295 2.23566 1.90295 2.23566L5.5662 4.07834" koffice:nodeTypes="cccccc"/>
          <draw:path draw:style-name="gr8" draw:id="shape172" draw:name="path354" draw:layer="g3148" svg:width="5.56619757155pt" svg:height="4.07834389908pt" svg:x="17.15328250400pt" svg:y="47.18122400000pt" svg:viewBox="0 0 6 4" svg:d="M5.5662 4.07834L5.5662 0L0 0C0 0 0 2.23387 0 2.23566C0 2.2397 1.90295 2.23566 1.90295 2.23566L5.5662 4.07834" koffice:nodeTypes="cccccc"/>
          <draw:path draw:style-name="gr10" draw:id="shape173" draw:name="path356" draw:layer="g3148" svg:width="5.56619757155pt" svg:height="4.05975954834pt" svg:x="17.15328250400pt" svg:y="43.15145600000pt" svg:viewBox="0 0 6 4" svg:d="M5.5662 0L5.5662 4.05976L0 4.05976C0 4.05976 0 1.84026 0 1.83651C0 1.83489 1.90295 1.83651 1.90295 1.83651L5.5662 0" koffice:nodeTypes="cccccc"/>
          <draw:path draw:style-name="gr8" draw:id="shape174" draw:name="path358" draw:layer="g3148" svg:width="5.56619757155pt" svg:height="4.05975954834pt" svg:x="17.15328250400pt" svg:y="43.15145600000pt" svg:viewBox="0 0 6 4" svg:d="M5.5662 0L5.5662 4.05976L0 4.05976C0 4.05976 0 1.84026 0 1.83651C0 1.83489 1.90295 1.83651 1.90295 1.83651L5.5662 0" koffice:nodeTypes="cccccc"/>
          <draw:path draw:style-name="gr10" draw:id="shape175" draw:name="path360" draw:layer="g3148" svg:width="5.56799037093pt" svg:height="4.07834389908pt" svg:x="22.93138090400pt" svg:y="47.18122400000pt" svg:viewBox="0 0 6 4" svg:d="M0.00089705 4.07834L0.00089705 0L5.56799 0C5.56799 0 5.56799 2.23387 5.56799 2.23566C5.56799 2.2397 3.66384 2.23566 3.66384 2.23566L0 4.07834" koffice:nodeTypes="cccccc"/>
          <draw:path draw:style-name="gr8" draw:id="shape176" draw:name="path362" draw:layer="g3148" svg:width="5.56799037093pt" svg:height="4.07834389908pt" svg:x="22.93138090400pt" svg:y="47.18122400000pt" svg:viewBox="0 0 6 4" svg:d="M0.00089705 4.07834L0.00089705 0L5.56799 0C5.56799 0 5.56799 2.23387 5.56799 2.23566C5.56799 2.2397 3.66384 2.23566 3.66384 2.23566L0 4.07834L0.000924794 4.07834Z" koffice:nodeTypes="cccccccc"/>
          <draw:path draw:style-name="gr9" draw:id="shape177" draw:name="path364" draw:layer="g3148" svg:width="8.66809577057pt" svg:height="4.71871350760pt" svg:x="18.51793130400pt" svg:y="45.00887200000pt" svg:viewBox="0 0 9 5" svg:d="M7.423 2.35945L8.6681 3.09488L7.63966 3.63413L7.10396 3.32556L7.58481 3.07263L6.87725 2.66591L4.88529 3.71305L5.59285 4.12189L6.0865 3.85773L6.6222 4.16732L5.58188 4.71871L4.33313 4.00352L3.08438 4.71871L2.04407 4.16732L2.58069 3.85773L3.07433 4.12189L3.78189 3.71305L1.78993 2.66591L1.08145 3.07263L1.5623 3.32556L1.02661 3.63413L0 3.09488L1.24326 2.35945L0 1.62696L1.02661 1.08457L1.5623 1.39528L1.08145 1.64608L1.78993 2.05482L3.78189 1.00566L3.07433 0.598944L2.58069 0.861988L2.04407 0.553414L3.08438 0L4.33313 0.717315L5.58188 0L6.6222 0.553414L6.0865 0.861988L5.59285 0.598944L4.88529 1.00566L6.87725 2.05482L7.58481 1.64608L7.10396 1.39528L7.63966 1.08457L8.6681 1.62696L7.423 2.35945" koffice:nodeTypes="ccccccccccccccccccccccccccccccccccccccccccccc"/>
          <draw:path draw:style-name="gr8" draw:id="shape178" draw:name="path366" draw:layer="g3148" svg:width="8.66809577057pt" svg:height="4.71871350760pt" svg:x="18.51793130400pt" svg:y="45.00887200000pt" svg:viewBox="0 0 9 5" svg:d="M7.423 2.35945L8.6681 3.09488L7.63966 3.63413L7.10396 3.32556L7.58481 3.07263L6.87725 2.66591L4.88529 3.71305L5.59285 4.12189L6.0865 3.85773L6.6222 4.16732L5.58188 4.71871L4.33313 4.00352L3.08438 4.71871L2.04407 4.16732L2.58069 3.85773L3.07433 4.12189L3.78189 3.71305L1.78993 2.66591L1.08145 3.07263L1.5623 3.32556L1.02661 3.63413L0 3.09488L1.24326 2.35945L0 1.62696L1.02661 1.08457L1.5623 1.39528L1.08145 1.64608L1.78993 2.05482L3.78189 1.00566L3.07433 0.598944L2.58069 0.861988L2.04407 0.553414L3.08438 0L4.33313 0.717315L5.58188 0L6.6222 0.553414L6.0865 0.861988L5.59285 0.598944L4.88529 1.00566L6.87725 2.05482L7.58481 1.64608L7.10396 1.39528L7.63966 1.08457L8.6681 1.62696L7.423 2.35945" koffice:nodeTypes="ccccccccccccccccccccccccccccccccccccccccccccc"/>
          <draw:path draw:style-name="gr5" draw:id="shape179" draw:name="path368" draw:layer="g3148" svg:width="2.08267559046pt" svg:height="1.14134608224pt" svg:x="22.93231210400pt" svg:y="47.18122400000pt" svg:viewBox="0 0 2 1" svg:d="M0 1.14135L2.08268 0L0 0L0 1.14135" koffice:nodeTypes="cccc"/>
          <draw:path draw:style-name="gr8" draw:id="shape180" draw:name="path370" draw:layer="g3148" svg:width="2.08267559046pt" svg:height="1.14134608224pt" svg:x="22.93231210400pt" svg:y="47.18122400000pt" svg:viewBox="0 0 2 1" svg:d="M0 1.14135L2.08268 0L0 0L0 1.14135" koffice:nodeTypes="cccc"/>
          <draw:path draw:style-name="gr5" draw:id="shape181" draw:name="path372" draw:layer="g3148" svg:width="2.08267477410pt" svg:height="0.93669878022pt" svg:x="20.89139450400pt" svg:y="46.21339200000pt" svg:viewBox="0 0 2 1" svg:d="M2.08267 0L0 0.936699L2.08267 0.936699L2.08267 0" koffice:nodeTypes="cccc"/>
          <draw:path draw:style-name="gr8" draw:id="shape182" draw:name="path374" draw:layer="g3148" svg:width="2.08267477410pt" svg:height="0.93669878022pt" svg:x="20.89139450400pt" svg:y="46.21339200000pt" svg:viewBox="0 0 2 1" svg:d="M2.08267 0L0 0.936699L2.08267 0.936699L2.08267 0" koffice:nodeTypes="cccc"/>
          <draw:path draw:style-name="gr10" draw:id="shape183" draw:name="path376" draw:layer="g3148" svg:width="4.20918565690pt" svg:height="2.97840300971pt" svg:x="18.82812090400pt" svg:y="41.48128000000pt" svg:viewBox="0 0 4 3" svg:d="M0.000955239 1.1909L0.000955239 2.9784L0.21022 2.9784L4.20919 1.11849L4.20919 0L1.52792 0L1.52792 0.836254L1.98945 0.836254L1.98945 0.370324L3.81932 0.370324L3.81932 0.865022L1.56041 1.93062L0 1.1909" koffice:nodeTypes="ccccccccccccc"/>
          <draw:path draw:style-name="gr8" draw:id="shape184" draw:name="path378" draw:layer="g3148" svg:width="4.20918565690pt" svg:height="2.97840300971pt" svg:x="18.82812090400pt" svg:y="41.48128000000pt" svg:viewBox="0 0 4 3" svg:d="M0.000955239 1.1909L0.000955239 2.9784L0.21022 2.9784L4.20919 1.11849L4.20919 0L1.52792 0L1.52792 0.836254L1.98945 0.836254L1.98945 0.370324L3.81932 0.370324L3.81932 0.865022L1.56041 1.93062L0 1.1909L0.000984782 1.1909Z" koffice:nodeTypes="ccccccccccccccc"/>
          <draw:path draw:style-name="gr7" draw:id="shape185" draw:name="path380" draw:layer="g3148" svg:width="0.35763270458pt" svg:height="0.34548062618pt" svg:x="19.20910410400pt" svg:y="43.24274400000pt" svg:viewBox="0 0 0 0" svg:d="M0 0L0 0.345481L0.357633 0.177447L0 0" koffice:nodeTypes="cccc"/>
          <draw:path draw:style-name="gr8" draw:id="shape186" draw:name="path382" draw:layer="g3148" svg:width="0.35763270458pt" svg:height="0.34548062618pt" svg:x="19.20910410400pt" svg:y="43.24274400000pt" svg:viewBox="0 0 0 0" svg:d="M0 0L0 0.345481L0.357633 0.177447L0 0" koffice:nodeTypes="cccc"/>
          <draw:path draw:style-name="gr10" draw:id="shape187" draw:name="path384" draw:layer="g3148" svg:width="4.20918565690pt" svg:height="2.98212470680pt" svg:x="22.92951770400pt" svg:y="49.89924800000pt" svg:viewBox="0 0 4 3" svg:d="M4.20919 1.79243L4.20919 0L3.99992 0L0 1.86301L0 2.98212L2.68126 2.98212L2.68126 2.14637L2.22069 2.14637L2.22069 2.61436L0.389863 2.61436L0.389863 2.11841L2.64878 1.05039L4.20919 1.79066" koffice:nodeTypes="ccccccccccccc"/>
          <draw:path draw:style-name="gr8" draw:id="shape188" draw:name="path386" draw:layer="g3148" svg:width="4.20918565690pt" svg:height="2.98212470680pt" svg:x="22.92951770400pt" svg:y="49.89924800000pt" svg:viewBox="0 0 4 3" svg:d="M4.20919 1.79243L4.20919 0L3.99992 0L0 1.86301L0 2.98212L2.68126 2.98212L2.68126 2.14637L2.22069 2.14637L2.22069 2.61436L0.389863 2.61436L0.389863 2.11841L2.64878 1.05039L4.20919 1.79066L4.20919 1.79226Z" koffice:nodeTypes="ccccccccccccccc"/>
          <draw:path draw:style-name="gr10" draw:id="shape189" draw:name="path388" draw:layer="g3148" svg:width="2.08267477410pt" svg:height="1.14134608224pt" svg:x="20.89139450400pt" svg:y="47.18122400000pt" svg:viewBox="0 0 2 1" svg:d="M2.08267 1.14135L0 0L2.08267 0L2.08267 1.14135" koffice:nodeTypes="cccc"/>
          <draw:path draw:style-name="gr8" draw:id="shape190" draw:name="path390" draw:layer="g3148" svg:width="2.08267477410pt" svg:height="1.14134608224pt" svg:x="20.89139450400pt" svg:y="47.18122400000pt" svg:viewBox="0 0 2 1" svg:d="M2.08267 1.14135L0 0L2.08267 0L2.08267 1.14135" koffice:nodeTypes="cccc"/>
          <draw:path draw:style-name="gr10" draw:id="shape191" draw:name="path392" draw:layer="g3148" svg:width="2.08267559046pt" svg:height="0.93669878022pt" svg:x="22.93231210400pt" svg:y="46.21339200000pt" svg:viewBox="0 0 2 1" svg:d="M0 0L2.08268 0.936699L0 0.936699L0 0" koffice:nodeTypes="cccc"/>
          <draw:path draw:style-name="gr8" draw:id="shape192" draw:name="path394" draw:layer="g3148" svg:width="2.08267559046pt" svg:height="0.93669878022pt" svg:x="22.93231210400pt" svg:y="46.21339200000pt" svg:viewBox="0 0 2 1" svg:d="M0 0L2.08268 0.936699L0 0.936699L0 0" koffice:nodeTypes="cccc"/>
          <draw:path draw:style-name="gr7" draw:id="shape193" draw:name="path396" draw:layer="g3148" svg:width="0.35763162813pt" svg:height="0.34548062618pt" svg:x="26.05470250400pt" svg:y="50.54198400000pt" svg:viewBox="0 0 0 0" svg:d="M0.357632 0.345481L0.357632 0L0 0.166444L0.357632 0.345481" koffice:nodeTypes="cccc"/>
          <draw:path draw:style-name="gr8" draw:id="shape194" draw:name="path398" draw:layer="g3148" svg:width="0.35763162813pt" svg:height="0.34548062618pt" svg:x="26.05470250400pt" svg:y="50.54198400000pt" svg:viewBox="0 0 0 0" svg:d="M0.357632 0.345481L0.357632 0L0 0.166444L0.357632 0.345481" koffice:nodeTypes="cccc"/>
          <draw:path draw:style-name="gr5" draw:id="shape195" draw:name="path400" draw:layer="g3148" svg:width="4.20918565690pt" svg:height="2.97840300971pt" svg:x="22.92672330400pt" svg:y="41.48128000000pt" svg:viewBox="0 0 4 3" svg:d="M4.20919 1.1909L4.20919 2.9784L3.99897 2.9784L0 1.11849L0 0L2.68126 0L2.68126 0.836254L2.22069 0.836254L2.22069 0.370324L0.389863 0.370324L0.389863 0.865022L2.64878 1.93062L4.20919 1.1909" koffice:nodeTypes="ccccccccccccc"/>
          <draw:path draw:style-name="gr8" draw:id="shape196" draw:name="path402" draw:layer="g3148" svg:width="4.20918565690pt" svg:height="2.97840300971pt" svg:x="22.92672330400pt" svg:y="41.48128000000pt" svg:viewBox="0 0 4 3" svg:d="M4.20919 1.1909L4.20919 2.9784L3.99897 2.9784L0 1.11849L0 0L2.68126 0L2.68126 0.836254L2.22069 0.836254L2.22069 0.370324L0.389863 0.370324L0.389863 0.865022L2.64878 1.93062L4.20919 1.1909" koffice:nodeTypes="ccccccccccccc"/>
          <draw:path draw:style-name="gr10" draw:id="shape197" draw:name="path404" draw:layer="g3148" svg:width="0.35763162813pt" svg:height="0.34548062618pt" svg:x="26.05283930400pt" svg:y="43.24274400000pt" svg:viewBox="0 0 0 0" svg:d="M0.357632 0L0.357632 0.345481L0 0.177447L0.357632 0" koffice:nodeTypes="cccc"/>
          <draw:path draw:style-name="gr8" draw:id="shape198" draw:name="path406" draw:layer="g3148" svg:width="0.35763162813pt" svg:height="0.34548062618pt" svg:x="26.05283930400pt" svg:y="43.24274400000pt" svg:viewBox="0 0 0 0" svg:d="M0.357632 0L0.357632 0.345481L0 0.177447L0.357632 0" koffice:nodeTypes="cccc"/>
          <draw:path draw:style-name="gr10" draw:id="shape199" draw:name="path408" draw:layer="g3148" svg:width="4.69970903238pt" svg:height="2.98212470680pt" svg:x="23.30677530400pt" svg:y="41.48128000000pt" svg:viewBox="0 0 5 3" svg:d="M3.60967 2.98026L3.60967 1.19164L2.13492 1.93183L0 0.863711L0 0.368697L1.73034 0.368697L1.73034 0.836776L2.16562 0.836776L2.16562 0L4.69971 1.24077L4.69971 2.98212L3.60967 2.98212" koffice:nodeTypes="cccccccccccc"/>
          <draw:path draw:style-name="gr8" draw:id="shape200" draw:name="path410" draw:layer="g3148" svg:width="4.69970903238pt" svg:height="2.98212470680pt" svg:x="23.30677530400pt" svg:y="41.48128000000pt" svg:viewBox="0 0 5 3" svg:d="M3.60967 2.98026L3.60967 1.19164L2.13492 1.93183L0 0.863711L0 0.368697L1.73034 0.368697L1.73034 0.836776L2.16562 0.836776L2.16562 0L4.69971 1.24077L4.69971 2.98212L3.60967 2.98212L3.60967 2.98053Z" koffice:nodeTypes="cccccccccccccc"/>
          <draw:path draw:style-name="gr5" draw:id="shape201" draw:name="path412" draw:layer="g3148" svg:width="4.20918565690pt" svg:height="2.98212470680pt" svg:x="18.82812090400pt" svg:y="49.89924800000pt" svg:viewBox="0 0 4 3" svg:d="M0.000955239 1.79243L0.000955239 0L0.21022 0L4.20919 1.86301L4.20919 2.98212L1.52792 2.98212L1.52792 2.14637L1.98945 2.14637L1.98945 2.61436L3.81932 2.61436L3.81932 2.11841L1.56041 1.05039L0 1.79066" koffice:nodeTypes="ccccccccccccc"/>
          <draw:path draw:style-name="gr8" draw:id="shape202" draw:name="path414" draw:layer="g3148" svg:width="4.20918565690pt" svg:height="2.98212470680pt" svg:x="18.82812090400pt" svg:y="49.89924800000pt" svg:viewBox="0 0 4 3" svg:d="M0.000955239 1.79243L0.000955239 0L0.21022 0L4.20919 1.86301L4.20919 2.98212L1.52792 2.98212L1.52792 2.14637L1.98945 2.14637L1.98945 2.61436L3.81932 2.61436L3.81932 2.11841L1.56041 1.05039L0 1.79066L0.000984782 1.79226Z" koffice:nodeTypes="ccccccccccccccc"/>
          <draw:path draw:style-name="gr10" draw:id="shape203" draw:name="path416" draw:layer="g3148" svg:width="0.35763270458pt" svg:height="0.34548062618pt" svg:x="19.20910410400pt" svg:y="50.54198400000pt" svg:viewBox="0 0 0 0" svg:d="M0 0.345481L0 0L0.357633 0.166444L0 0.345481" koffice:nodeTypes="cccc"/>
          <draw:path draw:style-name="gr8" draw:id="shape204" draw:name="path418" draw:layer="g3148" svg:width="0.35763270458pt" svg:height="0.34548062618pt" svg:x="19.20910410400pt" svg:y="50.54198400000pt" svg:viewBox="0 0 0 0" svg:d="M0 0.345481L0 0L0.357633 0.166444L0 0.345481" koffice:nodeTypes="cccc"/>
          <draw:path draw:style-name="gr10" draw:id="shape205" draw:name="path420" draw:layer="g3148" svg:width="4.69970825677pt" svg:height="2.98212470680pt" svg:x="17.70473130400pt" svg:y="49.89924800000pt" svg:viewBox="0 0 5 3" svg:d="M1.09003 4.26326e-14L1.09003 1.79243L2.56479 1.05039L4.69971 2.11841L4.69971 2.61436L2.97027 2.61436L2.97027 2.14637L2.53408 2.14637L2.53408 2.98212L0 1.74135L0 0L1.09003 0" koffice:nodeTypes="cccccccccccc"/>
          <draw:path draw:style-name="gr8" draw:id="shape206" draw:name="path422" draw:layer="g3148" svg:width="4.69970825677pt" svg:height="2.98212470680pt" svg:x="17.70473130400pt" svg:y="49.89924800000pt" svg:viewBox="0 0 5 3" svg:d="M1.09003 4.26326e-14L1.09003 1.79243L2.56479 1.05039L4.69971 2.11841L4.69971 2.61436L2.97027 2.61436L2.97027 2.14637L2.53408 2.14637L2.53408 2.98212L0 1.74135L0 0L1.09003 0" koffice:nodeTypes="cccccccccccc"/>
          <draw:path draw:style-name="gr10" draw:id="shape207" draw:name="path424" draw:layer="g3148" svg:width="3.14972491680pt" svg:height="2.45260452528pt" svg:x="12.90377690400pt" svg:y="47.18672000000pt" svg:viewBox="0 0 3 2" svg:d="M0.000954155 0L0.000954155 1.50854L2.18763 1.50854L2.18763 2.4526L3.14972 2.4526L3.14972 0.222348L1.2408 0.222348L1.68081 0.475864L1.68081 1.00825L0 0.00176495" koffice:nodeTypes="cccccccccc"/>
          <draw:path draw:style-name="gr8" draw:id="shape208" draw:name="path426" draw:layer="g3148" svg:width="3.14972491680pt" svg:height="2.45260452528pt" svg:x="12.90377690400pt" svg:y="47.18672000000pt" svg:viewBox="0 0 3 2" svg:d="M0.000954155 0L0.000954155 1.50854L2.18763 1.50854L2.18763 2.4526L3.14972 2.4526L3.14972 0.222348L1.2408 0.222348L1.68081 0.475864L1.68081 1.00825L0 0.00176495L0.000983665 0.00031827Z" koffice:nodeTypes="cccccccccccc"/>
          <draw:path draw:style-name="gr10" draw:id="shape209" draw:name="path428" draw:layer="g3148" svg:width="3.15163228467pt" svg:height="2.45244358453pt" svg:x="29.87664970400pt" svg:y="44.47428000000pt" svg:viewBox="0 0 3 2" svg:d="M3.15068 2.45244L3.15068 0.942356L0.965253 0.942356L0.965253 0L0 0L0 2.23019L1.90855 2.23019L1.46936 1.97743L1.46936 1.446L3.15163 2.45244" koffice:nodeTypes="cccccccccc"/>
          <draw:path draw:style-name="gr8" draw:id="shape210" draw:name="path430" draw:layer="g3148" svg:width="3.15163228467pt" svg:height="2.45244358453pt" svg:x="29.87664970400pt" svg:y="44.47428000000pt" svg:viewBox="0 0 3 2" svg:d="M3.15068 2.45244L3.15068 0.942356L0.965253 0.942356L0.965253 0L0 0L0 2.23019L1.90855 2.23019L1.46936 1.97743L1.46936 1.446L3.15163 2.45244L3.15065 2.45244Z" koffice:nodeTypes="cccccccccccc"/>
          <draw:path draw:style-name="gr5" draw:id="shape211" draw:name="path432" draw:layer="g3148" svg:width="3.15163228467pt" svg:height="2.48252674880pt" svg:x="29.87664970400pt" svg:y="46.07357600000pt" svg:viewBox="0 0 3 2" svg:d="M0 0.966299L1.90855 0.966299L1.46936 0.654853L1.46936 0L3.15163 1.24017L1.46363 2.48253L1.46363 1.82653L1.90282 1.51416L0.000954444 1.51416" koffice:nodeTypes="ccccccccc"/>
          <draw:path draw:style-name="gr8" draw:id="shape212" draw:name="path434" draw:layer="g3148" svg:width="3.15163228467pt" svg:height="2.48252674880pt" svg:x="29.87664970400pt" svg:y="46.07357600000pt" svg:viewBox="0 0 3 2" svg:d="M0 0.966299L1.90855 0.966299L1.46936 0.654853L1.46936 0L3.15163 1.24017L1.46363 2.48253L1.46363 1.82653L1.90282 1.51416L0.000954444 1.51416" koffice:nodeTypes="ccccccccc"/>
          <draw:path draw:style-name="gr7" draw:id="shape213" draw:name="path436" draw:layer="g3148" svg:width="2.33945694905pt" svg:height="1.12587166704pt" svg:x="15.05550970400pt" svg:y="49.89924800000pt" svg:viewBox="0 0 2 1" svg:d="M0.013191 0L2.33946 0L2.33614 1.12587L0 1.12417" koffice:nodeTypes="cccc"/>
          <draw:path draw:style-name="gr8" draw:id="shape214" draw:name="path438" draw:layer="g3148" svg:width="2.33945694905pt" svg:height="1.12587166704pt" svg:x="15.05550970400pt" svg:y="49.89924800000pt" svg:viewBox="0 0 2 1" svg:d="M0.013191 0L2.33946 0L2.33614 1.12587L0 1.12417" koffice:nodeTypes="cccc"/>
          <draw:path draw:style-name="gr7" draw:id="shape215" draw:name="path440" draw:layer="g3148" svg:width="2.35918561042pt" svg:height="1.14954636456pt" svg:x="28.15803050400pt" svg:y="43.41143200000pt" svg:viewBox="0 0 2 1" svg:d="M0.00908639 1.14955L2.35919 1.13745L2.35919 0L0 0" koffice:nodeTypes="cccc"/>
          <draw:path draw:style-name="gr8" draw:id="shape216" draw:name="path442" draw:layer="g3148" svg:width="2.35918561042pt" svg:height="1.14954636456pt" svg:x="28.15803050400pt" svg:y="43.41143200000pt" svg:viewBox="0 0 2 1" svg:d="M0.00908639 1.14955L2.35919 1.13745L2.35919 0L0 0" koffice:nodeTypes="cccc"/>
          <draw:path draw:style-name="gr7" draw:id="shape217" draw:name="path444" draw:layer="g3148" svg:width="9.30931971855pt" svg:height="5.42176611227pt" svg:x="12.90377690400pt" svg:y="41.48129600000pt" svg:viewBox="0 0 9 5" svg:d="M5.717 2.84149L2.9659 2.84149L2.9659 5.188L1.17467 5.188L1.5881 4.92245L1.5881 4.36362L0 5.42177L0 3.83419L2.05905 3.83419L2.05905 1.83478L4.61781 1.8471L4.63219 1.18299L7.1541 0L7.1541 0.797814L7.5882 0.797814L7.5882 0.351529L9.30932 0.351529L9.30932 0.823495L7.18467 1.84188L5.717 1.13616L5.717 2.84149" koffice:nodeTypes="ccccccccccccccccccccc"/>
          <draw:path draw:style-name="gr8" draw:id="shape218" draw:name="path446" draw:layer="g3148" svg:width="9.30931971855pt" svg:height="5.42176611227pt" svg:x="12.90377690400pt" svg:y="41.48129600000pt" svg:viewBox="0 0 9 5" svg:d="M5.717 2.84149L2.9659 2.84149L2.9659 5.188L1.17467 5.188L1.5881 4.92245L1.5881 4.36362L0 5.42177L0 3.83419L2.05905 3.83419L2.05905 2.84325L2.05905 1.83478L4.61781 1.8471L4.63219 1.18299L7.1541 0L7.1541 0.797814L7.5882 0.797814L7.5882 0.351529L9.30932 0.351529L9.30932 0.823495L7.18467 1.84188L5.717 1.13616L5.717 2.84149" koffice:nodeTypes="cccccccccccccccccccccc"/>
          <draw:path draw:style-name="gr5" draw:id="shape219" draw:name="path448" draw:layer="g3148" svg:width="1.65341000000pt" svg:height="0.41638400000pt" svg:x="15.54644410400pt" svg:y="43.81561600000pt" svg:viewBox="0 0 2 0" svg:d="M0 0.416384L1.65341 0.416384L1.65341 0L0 0Z" koffice:nodeTypes="ccccc"/>
          <draw:path draw:style-name="gr8" draw:id="shape220" draw:name="path450" draw:layer="g3148" svg:width="1.65341000000pt" svg:height="0.41638400000pt" svg:x="15.54644410400pt" svg:y="43.81561600000pt" svg:viewBox="0 0 2 0" svg:d="M0 0.416384L1.65341 0.416384L1.65341 0L0 0Z" koffice:nodeTypes="ccccc"/>
          <draw:path draw:style-name="gr5" draw:id="shape221" draw:name="path452" draw:layer="g3148" svg:width="1.65341000000pt" svg:height="0.41647200000pt" svg:x="28.66010970400pt" svg:y="43.81748000000pt" svg:viewBox="0 0 2 0" svg:d="M0 0.416472L1.65341 0.416472L1.65341 0L0 0Z" koffice:nodeTypes="ccccc"/>
          <draw:path draw:style-name="gr8" draw:id="shape222" draw:name="path454" draw:layer="g3148" svg:width="1.65341000000pt" svg:height="0.41647200000pt" svg:x="28.66010970400pt" svg:y="43.81748000000pt" svg:viewBox="0 0 2 0" svg:d="M0 0.416472L1.65341 0.416472L1.65341 0L0 0Z" koffice:nodeTypes="ccccc"/>
          <draw:path draw:style-name="gr5" draw:id="shape223" draw:name="path456" draw:layer="g3148" svg:width="1.65341000000pt" svg:height="0.41638400000pt" svg:x="15.54085530400pt" svg:y="50.13771200000pt" svg:viewBox="0 0 2 0" svg:d="M0 0.416384L1.65341 0.416384L1.65341 0L0 0Z" koffice:nodeTypes="ccccc"/>
          <draw:path draw:style-name="gr8" draw:id="shape224" draw:name="path458" draw:layer="g3148" svg:width="1.65341000000pt" svg:height="0.41638400000pt" svg:x="15.54085530400pt" svg:y="50.13771200000pt" svg:viewBox="0 0 2 0" svg:d="M0 0.416384L1.65341 0.416384L1.65341 0L0 0Z" koffice:nodeTypes="ccccc"/>
          <draw:path draw:style-name="gr5" draw:id="shape225" draw:name="path460" draw:layer="g3148" svg:width="3.14972491680pt" svg:height="2.48232843940pt" svg:x="12.90470810400pt" svg:y="46.07171200000pt" svg:viewBox="0 0 3 2" svg:d="M3.14972 0.966153L1.24748 0.966153L1.68653 0.654934L1.68653 0L0 1.24221L1.68081 2.48233L1.68081 1.82646L1.2408 1.5142L3.14972 1.5142" koffice:nodeTypes="ccccccccc"/>
          <draw:path draw:style-name="gr8" draw:id="shape226" draw:name="path462" draw:layer="g3148" svg:width="3.14972491680pt" svg:height="2.48232843940pt" svg:x="12.90470810400pt" svg:y="46.07171200000pt" svg:viewBox="0 0 3 2" svg:d="M3.14972 0.966153L1.24748 0.966153L1.68653 0.654934L1.68653 0L0 1.24221L1.68081 2.48233L1.68081 1.82646L1.2408 1.5142L3.14972 1.5142" koffice:nodeTypes="ccccccccc"/>
          <draw:path draw:style-name="gr7" draw:id="shape227" draw:name="path464" draw:layer="g3148" svg:width="9.29315280100pt" svg:height="5.42163112885pt" svg:x="23.31050170400pt" svg:y="47.18867200000pt" svg:viewBox="0 0 9 5" svg:d="M9.29315 0L9.29315 1.58578L7.23768 1.58578L7.23768 3.58526L4.67217 3.58526L4.67217 4.23864L2.15245 5.42163L2.15245 4.62303L1.71962 4.62303L1.71962 5.06921L0 5.06921L0 4.59637L2.12192 3.57808L3.58832 4.28557L3.58832 2.57839L4.28604 2.57687L6.32983 2.57839L6.32983 0.231904L8.1186 0.231904L7.70553 0.498432L7.70553 1.05813L9.29315 4.26326e-14" koffice:nodeTypes="cccccccccccccccccccccc"/>
          <draw:path draw:style-name="gr8" draw:id="shape228" draw:name="path466" draw:layer="g3148" svg:width="9.29315280100pt" svg:height="5.42163112885pt" svg:x="23.31050170400pt" svg:y="47.18867200000pt" svg:viewBox="0 0 9 5" svg:d="M9.29315 0L9.29315 1.58578L7.23768 1.58578L7.23768 2.57839L7.23768 3.58526L4.67217 3.58526L4.67217 4.23864L2.15245 5.42163L2.15245 4.62303L1.71962 4.62303L1.71962 5.06921L0 5.06921L0 4.59637L2.12192 3.57808L3.58832 4.28557L3.58832 2.57839L4.28604 2.57687L6.32983 2.57839L6.32983 0.231904L8.1186 0.231904L7.70553 0.498432L7.70553 1.05813L9.29315 4.26326e-14" koffice:nodeTypes="ccccccccccccccccccccccc"/>
          <draw:path draw:style-name="gr5" draw:id="shape229" draw:name="path468" draw:layer="g3148" svg:width="1.65341000000pt" svg:height="0.41637600000pt" svg:x="28.65358890400pt" svg:y="50.13957600000pt" svg:viewBox="0 0 2 0" svg:d="M0 0.416376L1.65341 0.416376L1.65341 0L0 0Z" koffice:nodeTypes="ccccc"/>
          <draw:path draw:style-name="gr8" draw:id="shape230" draw:name="path470" draw:layer="g3148" svg:width="1.65341000000pt" svg:height="0.41637600000pt" svg:x="28.65358890400pt" svg:y="50.13957600000pt" svg:viewBox="0 0 2 0" svg:d="M0 0.416376L1.65341 0.416376L1.65341 0L0 0Z" koffice:nodeTypes="ccccc"/>
          <draw:path draw:style-name="gr2" draw:id="shape231" draw:name="path472" draw:layer="g3148" svg:width="6.17142614881pt" svg:height="9.62372756551pt" svg:x="29.07555850400pt" svg:y="33.74514400000pt" svg:viewBox="0 0 6 10" svg:d="M6.17143 9.62373L5.23469 9.04974L5.81458 9.04974L5.81458 8.2463L3.64723 6.96712L4.54985 6.33524L4.64956 6.39496L4.64956 7.12326L4.94518 7.29664L4.94518 6.24085L3.50642 5.38269L1.69242 5.38269L2.15423 5.65711L3.26677 5.65711L2.42274 6.24854L0 4.81341L2.42274 3.37521L3.26677 3.96663L2.15423 3.96663L1.69242 4.23923L3.50642 4.23923L4.94518 3.38291L4.94518 2.3273L4.64956 2.50068L4.64956 3.22879L4.54985 3.28753L3.64723 2.65468L5.81458 1.3755L5.81458 0.572156L5.23469 0.572156L6.17143 0L6.17143 9.62371" koffice:nodeTypes="cccccccccccccccccccccccccccccccc"/>
          <draw:path draw:style-name="gr8" draw:id="shape232" draw:name="path474" draw:layer="g3148" svg:width="6.17142614881pt" svg:height="9.62372756551pt" svg:x="29.07555850400pt" svg:y="33.74514400000pt" svg:viewBox="0 0 6 10" svg:d="M6.17143 9.62373L5.23469 9.04974L5.81458 9.04974L5.81458 8.2463L3.64723 6.96712L4.54985 6.33524L4.64956 6.39496L4.64956 7.12326L4.94518 7.29664L4.94518 6.24085L3.50642 5.38269L1.69242 5.38269L2.15423 5.65711L3.26677 5.65711L2.42274 6.24854L0 4.81341L2.42274 3.37521L3.26677 3.96663L2.15423 3.96663L1.69242 4.23923L3.50642 4.23923L4.94518 3.38291L4.94518 2.3273L4.64956 2.50068L4.64956 3.22879L4.54985 3.28753L3.64723 2.65468L5.81458 1.3755L5.81458 0.572156L5.23469 0.572156L6.17143 0L6.17143 9.62371" koffice:nodeTypes="cccccccccccccccccccccccccccccccc"/>
          <draw:path draw:style-name="gr7" draw:id="shape233" draw:name="path476" draw:layer="g3148" svg:width="7.34935786596pt" svg:height="10.28444242176pt" svg:x="28.47380970400pt" svg:y="33.32689600000pt" svg:viewBox="0 0 7 10" svg:d="M0.615629 5.14274L3.25949 6.55217L4.17959 5.97215L2.96551 5.97215L2.46251 5.70301L4.44207 5.70301L6.01121 6.54461L6.01121 7.57807L5.68859 7.40812L5.68859 6.69387L5.58074 6.63716L4.59574 7.25685L6.95994 8.51137L6.95994 9.2993L6.32904 9.2993L7.34936 9.86044L7.34936 10.2844L5.22282 9.0007L6.64115 9.0007L6.64115 8.65505L4.02115 7.27018L5.28867 6.48319L4.53561 6.08549L3.27381 6.87522L0 5.14272L3.27381 3.41031L4.53561 4.19806L5.28867 3.8014L4.02115 3.01535L6.64115 1.62954L6.64115 1.28484L5.22282 1.28484L7.34936 0L7.34936 0.424156L6.32904 0.985275L6.95994 0.985275L6.95994 1.77312L4.59574 3.02763L5.58074 3.64827L5.68859 3.59067L5.68859 2.87661L6.01121 2.70656L6.01121 3.74182L4.44207 4.58161L2.46251 4.58161L2.96551 4.31239L4.17959 4.31239L3.25949 3.73426L0.615629 5.14274" koffice:nodeTypes="ccccccccccccccccccccccccccccccccccccccccccccccccc"/>
          <draw:path draw:style-name="gr8" draw:id="shape234" draw:name="path478" draw:layer="g3148" svg:width="7.34935786596pt" svg:height="10.28444242176pt" svg:x="28.47380970400pt" svg:y="33.32689600000pt" svg:viewBox="0 0 7 10" svg:d="M0.615629 5.14274L3.25949 6.55217L4.17959 5.97215L2.96551 5.97215L2.46251 5.70301L4.44207 5.70301L6.01121 6.54461L6.01121 7.57807L5.68859 7.40812L5.68859 6.69387L5.58074 6.63716L4.59574 7.25685L6.95994 8.51137L6.95994 9.2993L6.32904 9.2993L7.34936 9.86044L7.34936 10.2844L5.22282 9.0007L6.64115 9.0007L6.64115 8.65505L4.02115 7.27018L5.28867 6.48319L4.53561 6.08549L3.27381 6.87522L0 5.14272L3.27381 3.41031L4.53561 4.19806L5.28867 3.8014L4.02115 3.01535L6.64115 1.62954L6.64115 1.28484L5.22282 1.28484L7.34936 0L7.34936 0.424156L6.32904 0.985275L6.95994 0.985275L6.95994 1.77312L4.59574 3.02763L5.58074 3.64827L5.68859 3.59067L5.68859 2.87661L6.01121 2.70656L6.01121 3.74182L4.44207 4.58161L2.46251 4.58161L2.96551 4.31239L4.17959 4.31239L3.25949 3.73426L0.615629 5.14274" koffice:nodeTypes="ccccccccccccccccccccccccccccccccccccccccccccccccc"/>
          <draw:path draw:style-name="gr7" draw:id="shape235" draw:name="path480" draw:layer="g3148" svg:width="0.26326155628pt" svg:height="0.50382739686pt" svg:x="34.75977610113pt" svg:y="35.46657600000pt" svg:viewBox="0 0 0 1" svg:d="M0.261332 0.503827L0.263262 0L0.00660573 0.18844C-0.0110774 0.210302 0.01234 0.503827 0.01234 0.503827L0.261827 0.503827" koffice:nodeTypes="ccccc"/>
          <draw:path draw:style-name="gr8" draw:id="shape236" draw:name="path482" draw:layer="g3148" svg:width="0.26326155628pt" svg:height="0.50382739686pt" svg:x="34.75977610113pt" svg:y="35.46657600000pt" svg:viewBox="0 0 0 1" svg:d="M0.261332 0.503827L0.263262 0L0.00660573 0.18844C-0.0110774 0.210302 0.01234 0.503827 0.01234 0.503827L0.261827 0.503827L0.261334 0.503827Z" koffice:nodeTypes="ccccccc"/>
          <draw:path draw:style-name="gr7" draw:id="shape237" draw:name="path484" draw:layer="g3148" svg:width="0.48903800000pt" svg:height="0.64646400000pt" svg:x="34.78382890400pt" svg:y="40.61870400000pt" svg:viewBox="0 0 0 1" svg:d="M0.485278 0L0.489038 0.646464L0 0.417312C0.0028 0.417312 0 0 0 0L0.486243 0" koffice:nodeTypes="ccccc"/>
          <draw:path draw:style-name="gr8" draw:id="shape238" draw:name="path486" draw:layer="g3148" svg:width="0.48903800000pt" svg:height="0.64646400000pt" svg:x="34.78382890400pt" svg:y="40.61870400000pt" svg:viewBox="0 0 0 1" svg:d="M0.485278 0L0.489038 0.646464L0 0.417312C0.0028 0.417312 0 0 0 0L0.486243 0L0.485283 0Z" koffice:nodeTypes="ccccccc"/>
          <draw:path draw:style-name="gr7" draw:id="shape239" draw:name="path488" draw:layer="g3148" svg:width="0.51713098557pt" svg:height="0.66129424000pt" svg:x="29.90366250400pt" svg:y="37.97883200000pt" svg:viewBox="0 0 1 1" svg:d="M0.517131 0.661294L0 0.315118L0.517131 0L0.516441 0.661294" koffice:nodeTypes="cccc"/>
          <draw:path draw:style-name="gr8" draw:id="shape240" draw:name="path490" draw:layer="g3148" svg:width="0.51713098557pt" svg:height="0.66129424000pt" svg:x="29.90366250400pt" svg:y="37.97883200000pt" svg:viewBox="0 0 1 1" svg:d="M0.517131 0.661294L0 0.315118L0.517131 0L0.516441 0.661294Z" koffice:nodeTypes="ccccc"/>
          <draw:path draw:style-name="gr5" draw:id="shape241" draw:name="path492" draw:layer="g3148" svg:width="1.77380081633pt" svg:height="0.31969525306pt" svg:x="30.92458730400pt" svg:y="38.11390400000pt" svg:viewBox="0 0 2 0" svg:d="M1.77291 0.319695L0 0.319695L0.00527382 0L1.7738 0L1.7738 0.319695" koffice:nodeTypes="ccccc"/>
          <draw:path draw:style-name="gr8" draw:id="shape242" draw:name="path494" draw:layer="g3148" svg:width="1.77380081633pt" svg:height="0.31969525306pt" svg:x="30.92458730400pt" svg:y="38.11390400000pt" svg:viewBox="0 0 2 0" svg:d="M1.77291 0.319695L0 0.319695L0.00527382 0L1.7738 0L1.7738 0.319695L1.7729 0.319695Z" koffice:nodeTypes="ccccccc"/>
          <draw:path draw:style-name="gr7" draw:id="shape243" draw:name="path496" draw:layer="g3148" svg:width="2.46160816588pt" svg:height="1.69571213136pt" svg:x="33.18720250400pt" svg:y="37.47719200000pt" svg:viewBox="0 0 2 2" svg:d="M2.46161 1.69531L1.31555 1.69383L0 1.12938L0 0.565941L1.31555 0.00147327L2.46161 0L2.46161 1.69571" koffice:nodeTypes="ccccccc"/>
          <draw:path draw:style-name="gr8" draw:id="shape244" draw:name="path498" draw:layer="g3148" svg:width="2.46160816588pt" svg:height="1.69571213136pt" svg:x="33.18720250400pt" svg:y="37.47719200000pt" svg:viewBox="0 0 2 2" svg:d="M2.46161 1.69531L1.31555 1.69383L0 1.12938L0 0.565941L1.31555 0.00147327L2.46161 0L2.46161 1.69571" koffice:nodeTypes="ccccccc"/>
          <draw:path draw:style-name="gr5" draw:id="shape245" draw:name="path500" draw:layer="g3148" svg:width="0.48531200000pt" svg:height="0.70048800000pt" svg:x="34.78379450400pt" svg:y="39.68720800000pt" svg:viewBox="0 0 0 1" svg:d="M0 0.700488L0.485312 0.700488L0.485312 0L0 0Z" koffice:nodeTypes="ccccc"/>
          <draw:path draw:style-name="gr8" draw:id="shape246" draw:name="path502" draw:layer="g3148" svg:width="0.48531200000pt" svg:height="0.70048800000pt" svg:x="34.78379450400pt" svg:y="39.68720800000pt" svg:viewBox="0 0 0 1" svg:d="M0 0.700488L0.485312 0.700488L0.485312 0L0 0Z" koffice:nodeTypes="ccccc"/>
          <draw:path draw:style-name="gr5" draw:id="shape247" draw:name="path504" draw:layer="g3148" svg:width="0.48531200000pt" svg:height="0.70048800000pt" svg:x="34.78379450400pt" svg:y="36.40739200000pt" svg:viewBox="0 0 0 1" svg:d="M0 0.700488L0.485312 0.700488L0.485312 0L0 0Z" koffice:nodeTypes="ccccc"/>
          <draw:path draw:style-name="gr8" draw:id="shape248" draw:name="path506" draw:layer="g3148" svg:width="0.48531200000pt" svg:height="0.70048800000pt" svg:x="34.78379450400pt" svg:y="36.40739200000pt" svg:viewBox="0 0 0 1" svg:d="M0 0.700488L0.485312 0.700488L0.485312 0L0 0Z" koffice:nodeTypes="ccccc"/>
          <draw:path draw:style-name="gr2" draw:id="shape249" draw:name="path508" draw:layer="g3148" svg:width="6.17317385143pt" svg:height="9.62349800309pt" svg:x="10.14560330400pt" svg:y="33.78348800000pt" svg:viewBox="0 0 6 10" svg:d="M3.55271e-15 9.62346L0.936868 9.0513L0.356902 9.0513L0.356902 8.24796L2.52455 6.9688L1.62267 6.33693L1.52295 6.39475L1.52295 7.12295L1.22729 7.29633L1.22729 6.24073L2.66626 5.3824L4.47965 5.3824L4.01777 5.65691L2.90595 5.65691L3.74922 6.24843L6.17317 4.81313L3.74922 3.37503L2.90595 3.96645L4.01777 3.96645L4.47965 4.24097L2.66626 4.24097L1.22729 3.38274L1.22729 2.32897L1.52295 2.50235L1.52295 3.23065L1.62267 3.2874L2.52455 2.65658L0.356902 1.37742L0.356902 0.572157L0.936868 0.572157L0 0L0 9.6235" koffice:nodeTypes="cccccccccccccccccccccccccccccccc"/>
          <draw:path draw:style-name="gr8" draw:id="shape250" draw:name="path510" draw:layer="g3148" svg:width="6.17317385143pt" svg:height="9.62349800309pt" svg:x="10.14560330400pt" svg:y="33.78348800000pt" svg:viewBox="0 0 6 10" svg:d="M3.55271e-15 9.62346L0.936868 9.0513L0.356902 9.0513L0.356902 8.24796L2.52455 6.9688L1.62267 6.33693L1.52295 6.39475L1.52295 7.12295L1.22729 7.29633L1.22729 6.24073L2.66626 5.3824L4.47965 5.3824L4.01777 5.65691L2.90595 5.65691L3.74922 6.24843L6.17317 4.81313L3.74922 3.37503L2.90595 3.96645L4.01777 3.96645L4.47965 4.24097L2.66626 4.24097L1.22729 3.38274L1.22729 2.32897L1.52295 2.50235L1.52295 3.23065L1.62267 3.2874L2.52455 2.65658L0.356902 1.37742L0.356902 0.572157L0.936868 0.572157L0 0L0 9.6235" koffice:nodeTypes="cccccccccccccccccccccccccccccccc"/>
          <draw:path draw:style-name="gr7" draw:id="shape251" draw:name="path512" draw:layer="g3148" svg:width="7.34745091051pt" svg:height="10.28072701296pt" svg:x="10.14560330400pt" svg:y="33.36890400000pt" svg:viewBox="0 0 7 10" svg:d="M6.73477 5.13982L4.09029 6.54719L3.17032 5.96718L4.38328 5.96718L4.88717 5.69801L2.90882 5.69801L1.33894 6.53964L1.33894 7.5747L1.6615 7.40469L1.6615 6.69067L1.77029 6.63397L2.75327 7.25354L0.389371 8.50782L0.389371 9.29552L1.02114 9.29552L0 9.85655L0 10.2807L2.12626 8.99716L0.70812 8.99716L0.70812 8.65139L3.32778 7.26676L2.06042 6.48002L2.81243 6.08428L4.07408 6.87292L7.34745 5.14168L4.07408 3.40949L2.81243 4.1972L2.06042 3.80051L3.32778 3.01291L0.70812 1.62726L0.70812 1.28252L2.12626 1.28252L0 0L0 0.42209L1.02114 0.985005L0.389371 0.985005L0.389371 1.77271L2.75327 3.02698L1.77029 3.64656L1.6615 3.58986L1.6615 2.87583L1.33894 2.70582L1.33894 3.74108L2.90882 4.58063L4.88717 4.58063L4.38328 4.31154L3.17032 4.31154L4.09029 3.73351L6.73477 5.14165" koffice:nodeTypes="ccccccccccccccccccccccccccccccccccccccccccccccccc"/>
          <draw:path draw:style-name="gr8" draw:id="shape252" draw:name="path514" draw:layer="g3148" svg:width="7.34745091051pt" svg:height="10.28072701296pt" svg:x="10.14560330400pt" svg:y="33.36890400000pt" svg:viewBox="0 0 7 10" svg:d="M6.73477 5.13982L4.09029 6.54719L3.17032 5.96718L4.38328 5.96718L4.88717 5.69801L2.90882 5.69801L1.33894 6.53964L1.33894 7.5747L1.6615 7.40469L1.6615 6.69067L1.77029 6.63397L2.75327 7.25354L0.389371 8.50782L0.389371 9.29552L1.02114 9.29552L0 9.85655L0 10.2807L2.12626 8.99716L0.70812 8.99716L0.70812 8.65139L3.32778 7.26676L2.06042 6.48002L2.81243 6.08428L4.07408 6.87292L7.34745 5.14168L4.07408 3.40949L2.81243 4.1972L2.06042 3.80051L3.32778 3.01291L0.70812 1.62726L0.70812 1.28252L2.12626 1.28252L0 0L0 0.42209L1.02114 0.985005L0.389371 0.985005L0.389371 1.77271L2.75327 3.02698L1.77029 3.64656L1.6615 3.58986L1.6615 2.87583L1.33894 2.70582L1.33894 3.74108L2.90882 4.58063L4.88717 4.58063L4.38328 4.31154L3.17032 4.31154L4.09029 3.73351L6.73477 5.14165L6.73477 5.14003Z" koffice:nodeTypes="ccccccccccccccccccccccccccccccccccccccccccccccccccc"/>
          <draw:path draw:style-name="gr7" draw:id="shape253" draw:name="path516" draw:layer="g3148" svg:width="0.26326176152pt" svg:height="0.50395233082pt" svg:x="10.52003290400pt" svg:y="35.50663200000pt" svg:viewBox="0 0 0 1" svg:d="M0.00192922 0.503952L0 0L0.256656 0.187202C0.274339 0.208954 0.250922 0.502567 0.250922 0.502567L0.0019128 0.502567" koffice:nodeTypes="ccccc"/>
          <draw:path draw:style-name="gr8" draw:id="shape254" draw:name="path518" draw:layer="g3148" svg:width="0.26326176152pt" svg:height="0.50395233082pt" svg:x="10.52003290400pt" svg:y="35.50663200000pt" svg:viewBox="0 0 0 1" svg:d="M0.00192922 0.503952L0 0L0.256656 0.187202C0.274339 0.208954 0.250922 0.502567 0.250922 0.502567L0.0019128 0.502567L0.0019128 0.503702Z" koffice:nodeTypes="ccccccc"/>
          <draw:path draw:style-name="gr7" draw:id="shape255" draw:name="path520" draw:layer="g3148" svg:width="0.48903800000pt" svg:height="0.64832800000pt" svg:x="10.52003290400pt" svg:y="40.65689600000pt" svg:viewBox="0 0 0 1" svg:d="M0.00376 4.54747e-14L0 0.648328L0.489038 0.419176C0.486238 0.419176 0.489038 0 0.489038 0L0.0037264 0" koffice:nodeTypes="ccccc"/>
          <draw:path draw:style-name="gr8" draw:id="shape256" draw:name="path522" draw:layer="g3148" svg:width="0.48903800000pt" svg:height="0.64832800000pt" svg:x="10.52003290400pt" svg:y="40.65689600000pt" svg:viewBox="0 0 0 1" svg:d="M0.00376 4.54747e-14L0 0.648328L0.489038 0.419176C0.486238 0.419176 0.489038 0 0.489038 0L0.0037264 0" koffice:nodeTypes="ccccc"/>
          <draw:path draw:style-name="gr7" draw:id="shape257" draw:name="path524" draw:layer="g3148" svg:width="0.51713227998pt" svg:height="0.66113811482pt" svg:x="15.17104890400pt" svg:y="38.01898400000pt" svg:viewBox="0 0 1 1" svg:d="M0 0.661138L0.517132 0.313565L0 0L0 0.661138" koffice:nodeTypes="cccc"/>
          <draw:path draw:style-name="gr8" draw:id="shape258" draw:name="path526" draw:layer="g3148" svg:width="0.51713227998pt" svg:height="0.66113811482pt" svg:x="15.17104890400pt" svg:y="38.01898400000pt" svg:viewBox="0 0 1 1" svg:d="M0 0.661138L0.517132 0.313565L0 0L0 0.661138" koffice:nodeTypes="cccc"/>
          <draw:path draw:style-name="gr5" draw:id="shape259" draw:name="path528" draw:layer="g3148" svg:width="1.77201833587pt" svg:height="0.31969525306pt" svg:x="12.98574890400pt" svg:y="38.15396000000pt" svg:viewBox="0 0 2 0" svg:d="M0 0.319695L1.77202 0.319695L1.76765 0L1.65665e-05 0L1.65665e-05 0.319695" koffice:nodeTypes="ccccc"/>
          <draw:path draw:style-name="gr8" draw:id="shape260" draw:name="path530" draw:layer="g3148" svg:width="1.77201833587pt" svg:height="0.31969525306pt" svg:x="12.98574890400pt" svg:y="38.15396000000pt" svg:viewBox="0 0 2 0" svg:d="M0 0.319695L1.77202 0.319695L1.76765 0L1.65665e-05 0L1.65665e-05 0.319695" koffice:nodeTypes="ccccc"/>
          <draw:path draw:style-name="gr7" draw:id="shape261" draw:name="path532" draw:layer="g3148" svg:width="2.45954375364pt" svg:height="1.69570476504pt" svg:x="10.38779370400pt" svg:y="37.51530400000pt" svg:viewBox="0 0 2 2" svg:d="M0 1.69537L1.14558 1.69537L2.45954 1.12936L2.45954 0.565762L1.14558 0.00147326L0 0L0 1.6957" koffice:nodeTypes="ccccccc"/>
          <draw:path draw:style-name="gr8" draw:id="shape262" draw:name="path534" draw:layer="g3148" svg:width="2.45954375364pt" svg:height="1.69570476504pt" svg:x="10.38779370400pt" svg:y="37.51530400000pt" svg:viewBox="0 0 2 2" svg:d="M0 1.69537L1.14558 1.69537L2.45954 1.12936L2.45954 0.565762L1.14558 0.00147326L0 0L0 1.6957" koffice:nodeTypes="ccccccc"/>
          <draw:path draw:style-name="gr5" draw:id="shape263" draw:name="path536" draw:layer="g3148" svg:width="0.48531200000pt" svg:height="0.70048800000pt" svg:x="10.52379290400pt" svg:y="39.72540000000pt" svg:viewBox="0 0 0 1" svg:d="M0 0.700488L0.485312 0.700488L0.485312 0L0 0Z" koffice:nodeTypes="ccccc"/>
          <draw:path draw:style-name="gr8" draw:id="shape264" draw:name="path538" draw:layer="g3148" svg:width="0.48531200000pt" svg:height="0.70048800000pt" svg:x="10.52379290400pt" svg:y="39.72540000000pt" svg:viewBox="0 0 0 1" svg:d="M0 0.700488L0.485312 0.700488L0.485312 0L0 0Z" koffice:nodeTypes="ccccc"/>
          <draw:path draw:style-name="gr5" draw:id="shape265" draw:name="path540" draw:layer="g3148" svg:width="0.48531200000pt" svg:height="0.70058400000pt" svg:x="10.52379290400pt" svg:y="36.44744800000pt" svg:viewBox="0 0 0 1" svg:d="M0 0.700584L0.485312 0.700584L0.485312 0L0 0Z" koffice:nodeTypes="ccccc"/>
          <draw:path draw:style-name="gr8" draw:id="shape266" draw:name="path542" draw:layer="g3148" svg:width="0.48531200000pt" svg:height="0.70058400000pt" svg:x="10.52379290400pt" svg:y="36.44744800000pt" svg:viewBox="0 0 0 1" svg:d="M0 0.700584L0.485312 0.700584L0.485312 0L0 0Z" koffice:nodeTypes="ccccc"/>
          <draw:path draw:style-name="gr2" draw:id="shape267" draw:name="path544" draw:layer="g3148" svg:width="6.17142539765pt" svg:height="9.62349800309pt" svg:x="10.26297290400pt" svg:y="51.64221600000pt" svg:viewBox="0 0 6 10" svg:d="M1.77636e-15 9.62153L0.936734 9.04938L0.356851 9.04938L0.356851 8.24605L2.52332 6.96689L1.62157 6.33501L1.52186 6.39473L1.52186 7.1211L1.22623 7.29631L1.22623 6.24071L2.66414 5.38238L4.47813 5.38238L4.0172 5.6569L2.90466 5.6569L3.74868 6.2464L6.17143 4.81022L3.74868 3.37309L2.90466 3.96452L4.0172 3.96452L4.47813 4.23912L2.66414 4.23912L1.22623 3.3808L1.22623 2.32702L1.52186 2.50042L1.52186 3.22669L1.62157 3.28451L2.52332 2.65456L0.356851 1.3754L0.356851 0.572157L0.936734 0.572157L0 0L0 9.6235" koffice:nodeTypes="cccccccccccccccccccccccccccccccc"/>
          <draw:path draw:style-name="gr8" draw:id="shape268" draw:name="path546" draw:layer="g3148" svg:width="6.17142539765pt" svg:height="9.62349800309pt" svg:x="10.26297290400pt" svg:y="51.64221600000pt" svg:viewBox="0 0 6 10" svg:d="M1.77636e-15 9.62153L0.936734 9.04938L0.356851 9.04938L0.356851 8.24605L2.52332 6.96689L1.62157 6.33501L1.52186 6.39473L1.52186 7.1211L1.22623 7.29631L1.22623 6.24071L2.66414 5.38238L4.47813 5.38238L4.0172 5.6569L2.90466 5.6569L3.74868 6.2464L6.17143 4.81022L3.74868 3.37309L2.90466 3.96452L4.0172 3.96452L4.47813 4.23912L2.66414 4.23912L1.22623 3.3808L1.22623 2.32702L1.52186 2.50042L1.52186 3.22669L1.62157 3.28451L2.52332 2.65456L0.356851 1.3754L0.356851 0.572157L0.936734 0.572157L0 0L0 9.6235L0 9.62184Z" koffice:nodeTypes="cccccccccccccccccccccccccccccccccc"/>
          <draw:path draw:style-name="gr7" draw:id="shape269" draw:name="path548" draw:layer="g3148" svg:width="7.34745091051pt" svg:height="10.28072701296pt" svg:x="10.26390410400pt" svg:y="51.22567200000pt" svg:viewBox="0 0 7 10" svg:d="M6.73382 5.13802L4.09029 6.54719L3.16936 5.96729L4.38328 5.96729L4.88621 5.6982L2.90692 5.6982L1.33798 6.53964L1.33798 7.57489L1.66055 7.40488L1.66055 6.69076L1.76934 6.63406L2.75327 7.25364L0.38937 8.50792L0.38937 9.29561L1.02114 9.29561L1.77636e-15 9.85664L1.77636e-15 10.2807L2.12626 8.99631L0.70812 8.99631L0.70812 8.65147L3.32778 7.26591L2.06042 6.4802L2.81339 6.08342L4.07408 6.87122L7.34745 5.13894L4.07408 3.40675L2.81339 4.19635L2.06042 3.80061L3.32778 3.01291L0.70812 1.62744L0.70812 1.28167L2.12626 1.28167L0 0L0 0.424078L1.02114 0.985094L0.38937 0.985094L0.38937 1.77289L2.75327 3.02716L1.76934 3.64476L1.66055 3.58806L1.66055 2.87592L1.33798 2.70593L1.33798 3.73918L2.90692 4.58072L4.88621 4.58072L4.38328 4.30966L3.16936 4.30966L4.09029 3.73164L6.73382 5.14081" koffice:nodeTypes="ccccccccccccccccccccccccccccccccccccccccccccccccc"/>
          <draw:path draw:style-name="gr8" draw:id="shape270" draw:name="path550" draw:layer="g3148" svg:width="7.34745091051pt" svg:height="10.28072701296pt" svg:x="10.26390410400pt" svg:y="51.22567200000pt" svg:viewBox="0 0 7 10" svg:d="M6.73382 5.13802L4.09029 6.54719L3.16936 5.96729L4.38328 5.96729L4.88621 5.6982L2.90692 5.6982L1.33798 6.53964L1.33798 7.57489L1.66055 7.40488L1.66055 6.69076L1.76934 6.63406L2.75327 7.25364L0.38937 8.50792L0.38937 9.29561L1.02114 9.29561L1.77636e-15 9.85664L1.77636e-15 10.2807L2.12626 8.99631L0.70812 8.99631L0.70812 8.65147L3.32778 7.26591L2.06042 6.4802L2.81339 6.08342L4.07408 6.87122L7.34745 5.13894L4.07408 3.40675L2.81339 4.19635L2.06042 3.80061L3.32778 3.01291L0.70812 1.62744L0.70812 1.28167L2.12626 1.28167L0 0L0 0.424078L1.02114 0.985094L0.38937 0.985094L0.38937 1.77289L2.75327 3.02716L1.76934 3.64476L1.66055 3.58806L1.66055 2.87592L1.33798 2.70593L1.33798 3.73918L2.90692 4.58072L4.88621 4.58072L4.38328 4.30966L3.16936 4.30966L4.09029 3.73164L6.73382 5.14081L6.73382 5.13838Z" koffice:nodeTypes="ccccccccccccccccccccccccccccccccccccccccccccccccccc"/>
          <draw:path draw:style-name="gr7" draw:id="shape271" draw:name="path552" draw:layer="g3148" svg:width="0.26326083796pt" svg:height="0.50382739686pt" svg:x="10.63740170400pt" svg:y="53.36349600000pt" svg:viewBox="0 0 0 1" svg:d="M0.00192922 0.503827L0 0L0.256655 0.187117C0.274338 0.210285 0.250921 0.503827 0.250921 0.503827L0.00191239 0.503827" koffice:nodeTypes="ccccc"/>
          <draw:path draw:style-name="gr8" draw:id="shape272" draw:name="path554" draw:layer="g3148" svg:width="0.26326083796pt" svg:height="0.50382739686pt" svg:x="10.63740170400pt" svg:y="53.36349600000pt" svg:viewBox="0 0 0 1" svg:d="M0.00192922 0.503827L0 0L0.256655 0.187117C0.274338 0.210285 0.250921 0.503827 0.250921 0.503827L0.00191239 0.503827" koffice:nodeTypes="ccccc"/>
          <draw:path draw:style-name="gr7" draw:id="shape273" draw:name="path556" draw:layer="g3148" svg:width="0.48903800000pt" svg:height="0.64841600000pt" svg:x="10.63740170400pt" svg:y="58.51376800000pt" svg:viewBox="0 0 0 1" svg:d="M0.00376 0L0 0.648416L0.489038 0.419176C0.486238 0.419176 0.489038 0 0.489038 0L0.0037256 0" koffice:nodeTypes="ccccc"/>
          <draw:path draw:style-name="gr8" draw:id="shape274" draw:name="path558" draw:layer="g3148" svg:width="0.48903800000pt" svg:height="0.64841600000pt" svg:x="10.63740170400pt" svg:y="58.51376800000pt" svg:viewBox="0 0 0 1" svg:d="M0.00376 0L0 0.648416L0.489038 0.419176C0.486238 0.419176 0.489038 0 0.489038 0L0.0037256 0" koffice:nodeTypes="ccccc"/>
          <draw:path draw:style-name="gr7" draw:id="shape275" draw:name="path560" draw:layer="g3148" svg:width="0.51847229052pt" svg:height="0.66129424000pt" svg:x="15.28748650400pt" svg:y="55.87575200000pt" svg:viewBox="0 0 1 1" svg:d="M0.000671087 0.661294L0.518472 0.313609L0 0L0 0.661294" koffice:nodeTypes="cccc"/>
          <draw:path draw:style-name="gr8" draw:id="shape276" draw:name="path562" draw:layer="g3148" svg:width="0.51847229052pt" svg:height="0.66129424000pt" svg:x="15.28748650400pt" svg:y="55.87575200000pt" svg:viewBox="0 0 1 1" svg:d="M0.000671087 0.661294L0.518472 0.313609L0 0L0 0.661294L0.000691248 0.661294Z" koffice:nodeTypes="cccccc"/>
          <draw:path draw:style-name="gr5" draw:id="shape277" draw:name="path564" draw:layer="g3148" svg:width="1.77380081633pt" svg:height="0.31969525306pt" svg:x="13.10310650400pt" svg:y="56.01092000000pt" svg:viewBox="0 0 2 0" svg:d="M1.05476e-05 0.319695L1.7738 0.319695L1.76853 0L0 0L0 0.319695" koffice:nodeTypes="ccccc"/>
          <draw:path draw:style-name="gr8" draw:id="shape278" draw:name="path566" draw:layer="g3148" svg:width="1.77380081633pt" svg:height="0.31969525306pt" svg:x="13.10310650400pt" svg:y="56.01092000000pt" svg:viewBox="0 0 2 0" svg:d="M1.05476e-05 0.319695L1.7738 0.319695L1.76853 0L0 0L0 0.319695" koffice:nodeTypes="ccccc"/>
          <draw:path draw:style-name="gr7" draw:id="shape279" draw:name="path568" draw:layer="g3148" svg:width="2.46160816588pt" svg:height="1.69226828176pt" svg:x="10.50516250400pt" svg:y="55.37368000000pt" svg:viewBox="0 0 2 2" svg:d="M1.77636e-15 1.69227L1.14606 1.69227L2.46161 1.12675L2.46161 0.563886L1.14606 0L0 0L0 1.69227" koffice:nodeTypes="ccccccc"/>
          <draw:path draw:style-name="gr8" draw:id="shape280" draw:name="path570" draw:layer="g3148" svg:width="2.46160816588pt" svg:height="1.69226828176pt" svg:x="10.50516250400pt" svg:y="55.37368000000pt" svg:viewBox="0 0 2 2" svg:d="M1.77636e-15 1.69227L1.14606 1.69227L2.46161 1.12675L2.46161 0.563886L1.14606 0L0 0L0 1.69227" koffice:nodeTypes="ccccccc"/>
          <draw:path draw:style-name="gr5" draw:id="shape281" draw:name="path572" draw:layer="g3148" svg:width="0.48531200000pt" svg:height="0.69862400000pt" svg:x="10.64116170400pt" svg:y="57.58412800000pt" svg:viewBox="0 0 0 1" svg:d="M0 0.698624L0.485312 0.698624L0.485312 0L0 0Z" koffice:nodeTypes="ccccc"/>
          <draw:path draw:style-name="gr8" draw:id="shape282" draw:name="path574" draw:layer="g3148" svg:width="0.48531200000pt" svg:height="0.69862400000pt" svg:x="10.64116170400pt" svg:y="57.58412800000pt" svg:viewBox="0 0 0 1" svg:d="M0 0.698624L0.485312 0.698624L0.485312 0L0 0Z" koffice:nodeTypes="ccccc"/>
          <draw:path draw:style-name="gr5" draw:id="shape283" draw:name="path576" draw:layer="g3148" svg:width="0.48531200000pt" svg:height="0.70048800000pt" svg:x="10.64116170400pt" svg:y="54.30431200000pt" svg:viewBox="0 0 0 1" svg:d="M0 0.700488L0.485312 0.700488L0.485312 0L0 0Z" koffice:nodeTypes="ccccc"/>
          <draw:path draw:style-name="gr8" draw:id="shape284" draw:name="path578" draw:layer="g3148" svg:width="0.48531200000pt" svg:height="0.70048800000pt" svg:x="10.64116170400pt" svg:y="54.30431200000pt" svg:viewBox="0 0 0 1" svg:d="M0 0.700488L0.485312 0.700488L0.485312 0L0 0Z" koffice:nodeTypes="ccccc"/>
          <draw:path draw:style-name="gr7" draw:id="shape285" draw:name="path580" draw:layer="g3148" svg:width="24.33860132251pt" svg:height="16.05568700739pt" svg:x="10.59924410400pt" svg:y="56.75508800000pt" svg:viewBox="0 0 24 16" svg:d="M12.1689 16.0557L13.0411 15.0545L14.0263 15.5696L14.0263 14.4752L15.0061 14.9875L15.0061 13.4268L19.4591 13.4268L19.6558 13.2322L20.2531 13.8206L20.5344 13.2105L21.3616 13.2105L21.3616 12.3975L21.982 12.1214L21.3837 11.5312L21.8589 11.0642C21.8579 11.0681 21.8589 9.92257 21.8589 9.92257L22.948 9.92257L22.4921 9.43914L23.8276 9.43914L23.2881 8.86711C23.2881 8.86711 24.3386 8.02522 24.3386 8.02332C24.3386 8.02177 23.2881 7.17962 23.2881 7.17962L23.8276 6.60659L22.4921 6.60659L22.948 6.12409L21.8589 6.12409C21.8589 6.12409 21.8579 4.98898 21.8589 4.99251L21.3837 4.52458L21.982 3.93526L21.3616 3.65997L21.3616 2.84433L20.5344 2.84433L20.2531 2.23418L19.6558 2.8235L19.4591 2.63068L15.0061 2.63068L15.0061 1.0673L14.0263 1.58059L14.0263 0.486218L13.0411 1.00041L12.1689 0L11.2966 1.00041L10.3113 0.486218L10.3113 1.58059L9.33065 1.0673L9.33065 2.63068L4.87764 2.63068L4.68095 2.8235L4.08263 2.23418L3.8023 2.84433L2.97603 2.84433L2.97603 3.65997L2.35565 3.93526L2.95397 4.52458L2.4788 4.99251C2.47975 4.98862 2.47786 6.12409 2.4788 6.12409C2.47975 6.12409 1.39059 6.12409 1.39059 6.12409L1.84646 6.60659L0.511017 6.60659L1.05053 7.17962C1.05053 7.17962 0 8.02151 0 8.02332C0.000947215 8.02488 1.05053 8.86711 1.05053 8.86711L0.511017 9.43914L1.84646 9.43914L1.39059 9.92257C1.39059 9.92257 2.48064 9.92257 2.4788 9.92257C2.47786 9.92257 2.47975 11.0677 2.4788 11.0642L2.95397 11.5312L2.35565 12.1214L2.97603 12.3975L2.97603 13.2105L3.8023 13.2105L4.08263 13.8206L4.68095 13.2322L4.87764 13.4268L9.33065 13.4268L9.33065 14.9875L10.3113 14.4752L10.3113 15.5696L11.2966 15.0545L12.1689 16.0557" koffice:nodeTypes="ccccccccccccccccccccccccccccccccccccccccccccccccccccccccccccccccccccccccccccccccc"/>
          <draw:path draw:style-name="gr8" draw:id="shape286" draw:name="path582" draw:layer="g3148" svg:width="24.33860132251pt" svg:height="16.05568700739pt" svg:x="10.59924410400pt" svg:y="56.75508800000pt" svg:viewBox="0 0 24 16" svg:d="M12.1689 16.0557L13.0411 15.0545L14.0263 15.5696L14.0263 14.4752L15.0061 14.9875L15.0061 13.4268L19.4591 13.4268L19.6558 13.2322L20.2531 13.8206L20.5344 13.2105L21.3616 13.2105L21.3616 12.3975L21.982 12.1214L21.3837 11.5312L21.8589 11.0642C21.8579 11.0681 21.8589 9.92257 21.8589 9.92257L22.948 9.92257L22.4921 9.43914L23.8276 9.43914L23.2881 8.86711C23.2881 8.86711 24.3386 8.02522 24.3386 8.02332C24.3386 8.02177 23.2881 7.17962 23.2881 7.17962L23.8276 6.60659L22.4921 6.60659L22.948 6.12409L21.8589 6.12409C21.8589 6.12409 21.8579 4.98898 21.8589 4.99251L21.3837 4.52458L21.982 3.93526L21.3616 3.65997L21.3616 2.84433L20.5344 2.84433L20.2531 2.23418L19.6558 2.8235L19.4591 2.63068L15.0061 2.63068L15.0061 1.0673L14.0263 1.58059L14.0263 0.486218L13.0411 1.00041L12.1689 0L11.2966 1.00041L10.3113 0.486218L10.3113 1.58059L9.33065 1.0673L9.33065 2.63068L4.87764 2.63068L4.68095 2.8235L4.08263 2.23418L3.8023 2.84433L2.97603 2.84433L2.97603 3.65997L2.35565 3.93526L2.95397 4.52458L2.4788 4.99251C2.47975 4.98862 2.47786 6.12409 2.4788 6.12409C2.47975 6.12409 1.39059 6.12409 1.39059 6.12409L1.84646 6.60659L0.511017 6.60659L1.05053 7.17962C1.05053 7.17962 0 8.02151 0 8.02332C0.000947215 8.02488 1.05053 8.86711 1.05053 8.86711L0.511017 9.43914L1.84646 9.43914L1.39059 9.92257C1.39059 9.92257 2.48064 9.92257 2.4788 9.92257C2.47786 9.92257 2.47975 11.0677 2.4788 11.0642L2.95397 11.5312L2.35565 12.1214L2.97603 12.3975L2.97603 13.2105L3.8023 13.2105L4.08263 13.8206L4.68095 13.2322L4.87764 13.4268L9.33065 13.4268L9.33065 14.9875L10.3113 14.4752L10.3113 15.5696L11.2966 15.0545L12.1689 16.0557" koffice:nodeTypes="ccccccccccccccccccccccccccccccccccccccccccccccccccccccccccccccccccccccccccccccccc"/>
          <draw:path draw:style-name="gr9" draw:id="shape287" draw:name="path584" draw:layer="g3148" svg:width="18.27819037773pt" svg:height="15.00544449392pt" svg:x="13.61358010400pt" svg:y="57.51147200000pt" svg:viewBox="0 0 18 15" svg:d="M9.14001 0L9.89286 0.893467L10.4995 0.566552L10.4995 1.69285L11.4734 1.16459L11.4734 2.44378L16.1841 2.44378L18.2782 4.57823L18.2782 10.4282L16.1841 12.5645L11.4734 12.5645L11.4734 13.8409L10.4995 13.3145L10.4995 14.4409L9.89286 14.1121L9.14001 15.0054L8.38718 14.1121L7.78052 14.4409L7.78052 13.3145L6.80476 13.8409L6.80476 12.5645L2.09405 12.5645L0 10.4282L0 4.57823L2.09405 2.44378L6.80476 2.44378L6.80476 1.16459L7.78052 1.69285L7.78052 0.566552L8.38718 0.893467L9.14001 0" koffice:nodeTypes="ccccccccccccccccccccccccccccccc"/>
          <draw:path draw:style-name="gr8" draw:id="shape288" draw:name="path586" draw:layer="g3148" svg:width="18.27819037773pt" svg:height="15.00544449392pt" svg:x="13.61358010400pt" svg:y="57.51147200000pt" svg:viewBox="0 0 18 15" svg:d="M9.14001 0L9.89286 0.893467L10.4995 0.566552L10.4995 1.69285L11.4734 1.16459L11.4734 2.44378L16.1841 2.44378L18.2782 4.57823L18.2782 10.4282L16.1841 12.5645L11.4734 12.5645L11.4734 13.8409L10.4995 13.3145L10.4995 14.4409L9.89286 14.1121L9.14001 15.0054L8.38718 14.1121L7.78052 14.4409L7.78052 13.3145L6.80476 13.8409L6.80476 12.5645L2.09405 12.5645L0 10.4282L0 4.57823L2.09405 2.44378L6.80476 2.44378L6.80476 1.16459L7.78052 1.69285L7.78052 0.566552L8.38718 0.893467L9.14001 0" koffice:nodeTypes="ccccccccccccccccccccccccccccccc"/>
          <draw:path draw:style-name="gr7" draw:id="shape289" draw:name="path588" draw:layer="g3148" svg:width="17.26859676756pt" svg:height="9.27626615488pt" svg:x="14.11659050400pt" svg:y="60.45128800000pt" svg:viewBox="0 0 17 9" svg:d="M15.4703 0L17.2686 1.86395L17.2686 7.41231L15.4703 9.27627L1.7983 9.27627L0 7.41231L0 1.86395L1.7983 0L15.4703 0" koffice:nodeTypes="ccccccccc"/>
          <draw:path draw:style-name="gr8" draw:id="shape290" draw:name="path590" draw:layer="g3148" svg:width="17.26859676756pt" svg:height="9.27626615488pt" svg:x="14.11659050400pt" svg:y="60.45128800000pt" svg:viewBox="0 0 17 9" svg:d="M15.4703 0L17.2686 1.86395L17.2686 7.41231L15.4703 9.27627L1.7983 9.27627L0 7.41231L0 1.86395L1.7983 0L15.4703 0" koffice:nodeTypes="ccccccccc"/>
          <draw:path draw:style-name="gr9" draw:id="shape291" draw:name="path592" draw:layer="g3148" svg:width="15.98626638559pt" svg:height="7.29963768086pt" svg:x="15.18967930400pt" svg:y="61.44715200000pt" svg:viewBox="0 0 16 7" svg:d="M14.7736 7.29964L15.9863 6.09918L15.9863 1.19749L14.7736 0L1.21262 0L0 1.19749L0 6.09918L1.21262 7.29964L14.7736 7.29964" koffice:nodeTypes="ccccccccc"/>
          <draw:path draw:style-name="gr8" draw:id="shape292" draw:name="path594" draw:layer="g3148" svg:width="15.98626638559pt" svg:height="7.29963768086pt" svg:x="15.18967930400pt" svg:y="61.44715200000pt" svg:viewBox="0 0 16 7" svg:d="M14.7736 7.29964L15.9863 6.09918L15.9863 1.19749L14.7736 0L1.21262 0L0 1.19749L0 6.09918L1.21262 7.29964L14.7736 7.29964" koffice:nodeTypes="ccccccccc"/>
          <draw:path draw:style-name="gr10" draw:id="shape293" draw:name="path596" draw:layer="g3148" svg:width="1.37973496349pt" svg:height="1.38194131360pt" svg:x="29.50032330400pt" svg:y="67.41984000000pt" svg:viewBox="0 0 1 1" svg:d="M0 1.38194L1.37973 0" koffice:nodeTypes="cc"/>
          <draw:path draw:style-name="gr8" draw:id="shape294" draw:name="path598" draw:layer="g3148" svg:width="1.37973496349pt" svg:height="1.38194131360pt" svg:x="29.50032330400pt" svg:y="67.41984000000pt" svg:viewBox="0 0 1 1" svg:d="M0 1.38194L1.37973 0" koffice:nodeTypes="cc"/>
          <draw:path draw:style-name="gr10" draw:id="shape295" draw:name="path600" draw:layer="g3148" svg:width="1.37973496349pt" svg:height="1.37972744592pt" svg:x="29.50032330400pt" svg:y="61.44520000000pt" svg:viewBox="0 0 1 1" svg:d="M1.37973 1.37973L0 0" koffice:nodeTypes="cc"/>
          <draw:path draw:style-name="gr8" draw:id="shape296" draw:name="path602" draw:layer="g3148" svg:width="1.37973496349pt" svg:height="1.37972744592pt" svg:x="29.50032330400pt" svg:y="61.44520000000pt" svg:viewBox="0 0 1 1" svg:d="M1.37973 1.37973L0 0" koffice:nodeTypes="cc"/>
          <draw:path draw:style-name="gr5" draw:id="shape297" draw:name="path604" draw:layer="g3148" svg:width="1.33018000000pt" svg:height="0.37176000000pt" svg:x="17.52402010400pt" svg:y="60.76240800000pt" svg:viewBox="0 0 1 0" svg:d="M0 0.37176L1.33018 0.37176L1.33018 0L0 0Z" koffice:nodeTypes="ccccc"/>
          <draw:path draw:style-name="gr8" draw:id="shape298" draw:name="path606" draw:layer="g3148" svg:width="1.33018000000pt" svg:height="0.37176000000pt" svg:x="17.52402010400pt" svg:y="60.76240800000pt" svg:viewBox="0 0 1 0" svg:d="M0 0.37176L1.33018 0.37176L1.33018 0L0 0Z" koffice:nodeTypes="ccccc"/>
          <draw:path draw:style-name="gr5" draw:id="shape299" draw:name="path608" draw:layer="g3148" svg:width="1.32925000000pt" svg:height="0.37176000000pt" svg:x="22.26722090400pt" svg:y="60.76240800000pt" svg:viewBox="0 0 1 0" svg:d="M0 0.37176L1.32925 0.37176L1.32925 0L0 0Z" koffice:nodeTypes="ccccc"/>
          <draw:path draw:style-name="gr8" draw:id="shape300" draw:name="path610" draw:layer="g3148" svg:width="1.32925000000pt" svg:height="0.37176000000pt" svg:x="22.26722090400pt" svg:y="60.76240800000pt" svg:viewBox="0 0 1 0" svg:d="M0 0.37176L1.32925 0.37176L1.32925 0L0 0Z" koffice:nodeTypes="ccccc"/>
          <draw:path draw:style-name="gr5" draw:id="shape301" draw:name="path612" draw:layer="g3148" svg:width="0.37073700000pt" svg:height="1.33009000000pt" svg:x="14.46776650400pt" svg:y="64.35064000000pt" svg:viewBox="0 0 0 1" svg:d="M0 1.33009L0.370737 1.33009L0.370737 0L0 0Z" koffice:nodeTypes="ccccc"/>
          <draw:path draw:style-name="gr8" draw:id="shape302" draw:name="path614" draw:layer="g3148" svg:width="0.37073700000pt" svg:height="1.33009000000pt" svg:x="14.46776650400pt" svg:y="64.35064000000pt" svg:viewBox="0 0 0 1" svg:d="M0 1.33009L0.370737 1.33009L0.370737 0L0 0Z" koffice:nodeTypes="ccccc"/>
          <draw:path draw:style-name="gr5" draw:id="shape303" draw:name="path616" draw:layer="g3148" svg:width="1.33018000000pt" svg:height="0.37083200000pt" svg:x="17.52402010400pt" svg:y="68.90465600000pt" svg:viewBox="0 0 1 0" svg:d="M0 0.370832L1.33018 0.370832L1.33018 0L0 0Z" koffice:nodeTypes="ccccc"/>
          <draw:path draw:style-name="gr8" draw:id="shape304" draw:name="path618" draw:layer="g3148" svg:width="1.33018000000pt" svg:height="0.37083200000pt" svg:x="17.52402010400pt" svg:y="68.90465600000pt" svg:viewBox="0 0 1 0" svg:d="M0 0.370832L1.33018 0.370832L1.33018 0L0 0Z" koffice:nodeTypes="ccccc"/>
          <draw:path draw:style-name="gr5" draw:id="shape305" draw:name="path620" draw:layer="g3148" svg:width="1.32925000000pt" svg:height="0.37083200000pt" svg:x="22.26722090400pt" svg:y="68.90465600000pt" svg:viewBox="0 0 1 0" svg:d="M0 0.370832L1.32925 0.370832L1.32925 0L0 0Z" koffice:nodeTypes="ccccc"/>
          <draw:path draw:style-name="gr8" draw:id="shape306" draw:name="path622" draw:layer="g3148" svg:width="1.32925000000pt" svg:height="0.37083200000pt" svg:x="22.26722090400pt" svg:y="68.90465600000pt" svg:viewBox="0 0 1 0" svg:d="M0 0.370832L1.32925 0.370832L1.32925 0L0 0Z" koffice:nodeTypes="ccccc"/>
          <draw:path draw:style-name="gr5" draw:id="shape307" draw:name="path624" draw:layer="g3148" svg:width="1.32925000000pt" svg:height="0.37176000000pt" svg:x="27.01042170400pt" svg:y="60.76240800000pt" svg:viewBox="0 0 1 0" svg:d="M0 0.37176L1.32925 0.37176L1.32925 0L0 0Z" koffice:nodeTypes="ccccc"/>
          <draw:path draw:style-name="gr8" draw:id="shape308" draw:name="path626" draw:layer="g3148" svg:width="1.32925000000pt" svg:height="0.37176000000pt" svg:x="27.01042170400pt" svg:y="60.76240800000pt" svg:viewBox="0 0 1 0" svg:d="M0 0.37176L1.32925 0.37176L1.32925 0L0 0Z" koffice:nodeTypes="ccccc"/>
          <draw:path draw:style-name="gr5" draw:id="shape309" draw:name="path628" draw:layer="g3148" svg:width="0.37073700000pt" svg:height="1.33009000000pt" svg:x="31.02518970400pt" svg:y="64.35064000000pt" svg:viewBox="0 0 0 1" svg:d="M0 1.33009L0.370737 1.33009L0.370737 0L0 0Z" koffice:nodeTypes="ccccc"/>
          <draw:path draw:style-name="gr8" draw:id="shape310" draw:name="path630" draw:layer="g3148" svg:width="0.37073700000pt" svg:height="1.33009000000pt" svg:x="31.02518970400pt" svg:y="64.35064000000pt" svg:viewBox="0 0 0 1" svg:d="M0 1.33009L0.370737 1.33009L0.370737 0L0 0Z" koffice:nodeTypes="ccccc"/>
          <draw:path draw:style-name="gr5" draw:id="shape311" draw:name="path632" draw:layer="g3148" svg:width="1.32925000000pt" svg:height="0.37083200000pt" svg:x="27.01042170400pt" svg:y="68.90465600000pt" svg:viewBox="0 0 1 0" svg:d="M0 0.370832L1.32925 0.370832L1.32925 0L0 0Z" koffice:nodeTypes="ccccc"/>
          <draw:path draw:style-name="gr8" draw:id="shape312" draw:name="path634" draw:layer="g3148" svg:width="1.32925000000pt" svg:height="0.37083200000pt" svg:x="27.01042170400pt" svg:y="68.90465600000pt" svg:viewBox="0 0 1 0" svg:d="M0 0.370832L1.32925 0.370832L1.32925 0L0 0Z" koffice:nodeTypes="ccccc"/>
          <draw:path draw:style-name="gr5" draw:id="shape313" draw:name="path636" draw:layer="g3148" svg:width="1.32925000000pt" svg:height="0.37176000000pt" svg:x="19.89562010400pt" svg:y="60.76240800000pt" svg:viewBox="0 0 1 0" svg:d="M0 0.37176L1.32925 0.37176L1.32925 0L0 0Z" koffice:nodeTypes="ccccc"/>
          <draw:path draw:style-name="gr8" draw:id="shape314" draw:name="path638" draw:layer="g3148" svg:width="1.32925000000pt" svg:height="0.37176000000pt" svg:x="19.89562010400pt" svg:y="60.76240800000pt" svg:viewBox="0 0 1 0" svg:d="M0 0.37176L1.32925 0.37176L1.32925 0L0 0Z" koffice:nodeTypes="ccccc"/>
          <draw:path draw:style-name="gr5" draw:id="shape315" draw:name="path640" draw:layer="g3148" svg:width="1.44841128720pt" svg:height="1.45086843040pt" svg:x="14.87017450400pt" svg:y="61.02136800000pt" svg:viewBox="0 0 1 1" svg:d="M0.316139 1.45087L1.44841 0.317521L1.13227 0L0 1.13222L0.316139 1.44852" koffice:nodeTypes="ccccc"/>
          <draw:path draw:style-name="gr8" draw:id="shape316" draw:name="path642" draw:layer="g3148" svg:width="1.44841128720pt" svg:height="1.45086843040pt" svg:x="14.87017450400pt" svg:y="61.02136800000pt" svg:viewBox="0 0 1 1" svg:d="M0.316139 1.45087L1.44841 0.317521L1.13227 0L0 1.13222L0.316139 1.44852L0.316139 1.45045Z" koffice:nodeTypes="ccccccc"/>
          <draw:path draw:style-name="gr5" draw:id="shape317" draw:name="path644" draw:layer="g3148" svg:width="1.32925000000pt" svg:height="0.37083200000pt" svg:x="19.89562010400pt" svg:y="68.90465600000pt" svg:viewBox="0 0 1 0" svg:d="M0 0.370832L1.32925 0.370832L1.32925 0L0 0Z" koffice:nodeTypes="ccccc"/>
          <draw:path draw:style-name="gr8" draw:id="shape318" draw:name="path646" draw:layer="g3148" svg:width="1.32925000000pt" svg:height="0.37083200000pt" svg:x="19.89562010400pt" svg:y="68.90465600000pt" svg:viewBox="0 0 1 0" svg:d="M0 0.370832L1.32925 0.370832L1.32925 0L0 0Z" koffice:nodeTypes="ccccc"/>
          <draw:path draw:style-name="gr5" draw:id="shape319" draw:name="path648" draw:layer="g3148" svg:width="1.44841128720pt" svg:height="1.44617219976pt" svg:x="14.87017450400pt" svg:y="67.81666400000pt" svg:viewBox="0 0 1 1" svg:d="M0.316139 0L1.44841 1.12803L1.13227 1.44617L0 0.314775L0.316139 5.68434e-14" koffice:nodeTypes="ccccc"/>
          <draw:path draw:style-name="gr8" draw:id="shape320" draw:name="path650" draw:layer="g3148" svg:width="1.44841128720pt" svg:height="1.44617219976pt" svg:x="14.87017450400pt" svg:y="67.81666400000pt" svg:viewBox="0 0 1 1" svg:d="M0.316139 0L1.44841 1.12803L1.13227 1.44617L0 0.314775L0.316139 5.68434e-14" koffice:nodeTypes="ccccc"/>
          <draw:path draw:style-name="gr5" draw:id="shape321" draw:name="path652" draw:layer="g3148" svg:width="1.32925000000pt" svg:height="0.37176000000pt" svg:x="24.63882170400pt" svg:y="60.76240800000pt" svg:viewBox="0 0 1 0" svg:d="M0 0.37176L1.32925 0.37176L1.32925 0L0 0Z" koffice:nodeTypes="ccccc"/>
          <draw:path draw:style-name="gr8" draw:id="shape322" draw:name="path654" draw:layer="g3148" svg:width="1.32925000000pt" svg:height="0.37176000000pt" svg:x="24.63882170400pt" svg:y="60.76240800000pt" svg:viewBox="0 0 1 0" svg:d="M0 0.37176L1.32925 0.37176L1.32925 0L0 0Z" koffice:nodeTypes="ccccc"/>
          <draw:path draw:style-name="gr5" draw:id="shape323" draw:name="path656" draw:layer="g3148" svg:width="1.44841032440pt" svg:height="1.45086843040pt" svg:x="29.79095130400pt" svg:y="61.02136800000pt" svg:viewBox="0 0 1 1" svg:d="M1.13227 1.45087L0 0.317521L0.316139 0L1.44841 1.13222L1.13227 1.44852" koffice:nodeTypes="ccccc"/>
          <draw:path draw:style-name="gr8" draw:id="shape324" draw:name="path658" draw:layer="g3148" svg:width="1.44841032440pt" svg:height="1.45086843040pt" svg:x="29.79095130400pt" svg:y="61.02136800000pt" svg:viewBox="0 0 1 1" svg:d="M1.13227 1.45087L0 0.317521L0.316139 0L1.44841 1.13222L1.13227 1.44852L1.13227 1.45045Z" koffice:nodeTypes="ccccccc"/>
          <draw:path draw:style-name="gr5" draw:id="shape325" draw:name="path660" draw:layer="g3148" svg:width="1.32925000000pt" svg:height="0.37083200000pt" svg:x="24.63882170400pt" svg:y="68.90465600000pt" svg:viewBox="0 0 1 0" svg:d="M0 0.370832L1.32925 0.370832L1.32925 0L0 0Z" koffice:nodeTypes="ccccc"/>
          <draw:path draw:style-name="gr8" draw:id="shape326" draw:name="path662" draw:layer="g3148" svg:width="1.32925000000pt" svg:height="0.37083200000pt" svg:x="24.63882170400pt" svg:y="68.90465600000pt" svg:viewBox="0 0 1 0" svg:d="M0 0.370832L1.32925 0.370832L1.32925 0L0 0Z" koffice:nodeTypes="ccccc"/>
          <draw:path draw:style-name="gr5" draw:id="shape327" draw:name="path664" draw:layer="g3148" svg:width="1.44841032440pt" svg:height="1.44617219976pt" svg:x="29.79095130400pt" svg:y="67.81666400000pt" svg:viewBox="0 0 1 1" svg:d="M1.13227 0L0 1.12803L0.316139 1.44617L1.44841 0.314775L1.13227 5.68434e-14" koffice:nodeTypes="ccccc"/>
          <draw:path draw:style-name="gr8" draw:id="shape328" draw:name="path666" draw:layer="g3148" svg:width="1.44841032440pt" svg:height="1.44617219976pt" svg:x="29.79095130400pt" svg:y="67.81666400000pt" svg:viewBox="0 0 1 1" svg:d="M1.13227 0L0 1.12803L0.316139 1.44617L1.44841 0.314775L1.13227 5.68434e-14" koffice:nodeTypes="ccccc"/>
          <draw:path draw:style-name="gr7" draw:id="shape329" draw:name="path668" draw:layer="g3148" svg:width="1.76690822100pt" svg:height="0.49854896640pt" svg:x="19.89562010400pt" svg:y="61.87461600000pt" svg:viewBox="0 0 2 0" svg:d="M0.882836 0.498549L0 0L1.76691 0L0.882836 0.498549" koffice:nodeTypes="cccc"/>
          <draw:path draw:style-name="gr8" draw:id="shape330" draw:name="path670" draw:layer="g3148" svg:width="1.76690822100pt" svg:height="0.49854896640pt" svg:x="19.89562010400pt" svg:y="61.87461600000pt" svg:viewBox="0 0 2 0" svg:d="M0.882836 0.498549L0 0L1.76691 0L0.882836 0.498549" koffice:nodeTypes="cccc"/>
          <draw:path draw:style-name="gr7" draw:id="shape331" draw:name="path672" draw:layer="g3148" svg:width="0.94030257486pt" svg:height="0.94012416000pt" svg:x="15.81099050400pt" svg:y="61.96134400000pt" svg:viewBox="0 0 1 1" svg:d="M0.911398 0L0.940303 0.940124L0 0.912122L0.911398 0" koffice:nodeTypes="cccc"/>
          <draw:path draw:style-name="gr8" draw:id="shape332" draw:name="path674" draw:layer="g3148" svg:width="0.94030257486pt" svg:height="0.94012416000pt" svg:x="15.81099050400pt" svg:y="61.96134400000pt" svg:viewBox="0 0 1 1" svg:d="M0.911398 0L0.940303 0.940124L0 0.912122L0.911398 0" koffice:nodeTypes="cccc"/>
          <draw:path draw:style-name="gr7" draw:id="shape333" draw:name="path676" draw:layer="g3148" svg:width="1.76690822100pt" svg:height="0.49854896640pt" svg:x="19.89562010400pt" svg:y="67.45989600000pt" svg:viewBox="0 0 2 0" svg:d="M0.882836 0L0 0.498549L1.76691 0.498549L0.882836 0" koffice:nodeTypes="cccc"/>
          <draw:path draw:style-name="gr8" draw:id="shape334" draw:name="path678" draw:layer="g3148" svg:width="1.76690822100pt" svg:height="0.49854896640pt" svg:x="19.89562010400pt" svg:y="67.45989600000pt" svg:viewBox="0 0 2 0" svg:d="M0.882836 0L0 0.498549L1.76691 0.498549L0.882836 0" koffice:nodeTypes="cccc"/>
          <draw:path draw:style-name="gr7" draw:id="shape335" draw:name="path680" draw:layer="g3148" svg:width="0.94030257486pt" svg:height="0.94015518746pt" svg:x="15.81099050400pt" svg:y="67.10881600000pt" svg:viewBox="0 0 1 1" svg:d="M0.911398 0.94014L0.940303 0L0 0.0279249L0.911398 0.940155" koffice:nodeTypes="cccc"/>
          <draw:path draw:style-name="gr8" draw:id="shape336" draw:name="path682" draw:layer="g3148" svg:width="0.94030257486pt" svg:height="0.94015518746pt" svg:x="15.81099050400pt" svg:y="67.10881600000pt" svg:viewBox="0 0 1 1" svg:d="M0.911398 0.94014L0.940303 0L0 0.0279249L0.911398 0.940155" koffice:nodeTypes="cccc"/>
          <draw:path draw:style-name="gr7" draw:id="shape337" draw:name="path684" draw:layer="g3148" svg:width="1.76938202483pt" svg:height="0.49854896640pt" svg:x="24.63882170400pt" svg:y="61.87461600000pt" svg:viewBox="0 0 2 0" svg:d="M0.884692 0.498549L1.76938 0L0 0L0.884692 0.498549" koffice:nodeTypes="cccc"/>
          <draw:path draw:style-name="gr8" draw:id="shape338" draw:name="path686" draw:layer="g3148" svg:width="1.76938202483pt" svg:height="0.49854896640pt" svg:x="24.63882170400pt" svg:y="61.87461600000pt" svg:viewBox="0 0 2 0" svg:d="M0.884692 0.498549L1.76938 0L0 0L0.884692 0.498549" koffice:nodeTypes="cccc"/>
          <draw:path draw:style-name="gr7" draw:id="shape339" draw:name="path688" draw:layer="g3148" svg:width="0.94030257486pt" svg:height="0.94012416000pt" svg:x="29.08394250400pt" svg:y="61.96134400000pt" svg:viewBox="0 0 1 1" svg:d="M0.0289046 0L0 0.940124L0.940303 0.912122L0.0289046 0" koffice:nodeTypes="cccc"/>
          <draw:path draw:style-name="gr8" draw:id="shape340" draw:name="path690" draw:layer="g3148" svg:width="0.94030257486pt" svg:height="0.94012416000pt" svg:x="29.08394250400pt" svg:y="61.96134400000pt" svg:viewBox="0 0 1 1" svg:d="M0.0289046 0L0 0.940124L0.940303 0.912122L0.0289046 0" koffice:nodeTypes="cccc"/>
          <draw:path draw:style-name="gr7" draw:id="shape341" draw:name="path692" draw:layer="g3148" svg:width="1.76938202483pt" svg:height="0.49854896640pt" svg:x="24.63882170400pt" svg:y="67.45989600000pt" svg:viewBox="0 0 2 0" svg:d="M0.884692 0L1.76938 0.498549L0 0.498549L0.884692 0" koffice:nodeTypes="cccc"/>
          <draw:path draw:style-name="gr8" draw:id="shape342" draw:name="path694" draw:layer="g3148" svg:width="1.76938202483pt" svg:height="0.49854896640pt" svg:x="24.63882170400pt" svg:y="67.45989600000pt" svg:viewBox="0 0 2 0" svg:d="M0.884692 0L1.76938 0.498549L0 0.498549L0.884692 0" koffice:nodeTypes="cccc"/>
          <draw:path draw:style-name="gr7" draw:id="shape343" draw:name="path696" draw:layer="g3148" svg:width="0.94030257486pt" svg:height="0.94015518746pt" svg:x="29.08394250400pt" svg:y="67.10881600000pt" svg:viewBox="0 0 1 1" svg:d="M0.0289046 0.94014L0 0L0.940303 0.0279249L0.0289046 0.940155" koffice:nodeTypes="cccc"/>
          <draw:path draw:style-name="gr8" draw:id="shape344" draw:name="path698" draw:layer="g3148" svg:width="0.94030257486pt" svg:height="0.94015518746pt" svg:x="29.08394250400pt" svg:y="67.10881600000pt" svg:viewBox="0 0 1 1" svg:d="M0.0289046 0.94014L0 0L0.940303 0.0279249L0.0289046 0.940155" koffice:nodeTypes="cccc"/>
          <draw:path draw:style-name="gr10" draw:id="shape345" draw:name="path700" draw:layer="g3148" svg:width="1.76938308898pt" svg:height="0.49854896640pt" svg:x="17.52308810400pt" svg:y="61.87461600000pt" svg:viewBox="0 0 2 0" svg:d="M1.76938 0L0.884694 0.498549L0 0L1.76938 0" koffice:nodeTypes="cccc"/>
          <draw:path draw:style-name="gr8" draw:id="shape346" draw:name="path702" draw:layer="g3148" svg:width="1.76938308898pt" svg:height="0.49854896640pt" svg:x="17.52308810400pt" svg:y="61.87461600000pt" svg:viewBox="0 0 2 0" svg:d="M1.76938 0L0.884694 0.498549L0 0L1.76938 0" koffice:nodeTypes="cccc"/>
          <draw:path draw:style-name="gr10" draw:id="shape347" draw:name="path704" draw:layer="g3148" svg:width="1.76938308898pt" svg:height="0.49854896640pt" svg:x="22.26722090400pt" svg:y="61.87461600000pt" svg:viewBox="0 0 2 0" svg:d="M1.76938 0L0.884693 0.498549L0 0L1.76938 0" koffice:nodeTypes="cccc"/>
          <draw:path draw:style-name="gr8" draw:id="shape348" draw:name="path706" draw:layer="g3148" svg:width="1.76938308898pt" svg:height="0.49854896640pt" svg:x="22.26722090400pt" svg:y="61.87461600000pt" svg:viewBox="0 0 2 0" svg:d="M1.76938 0L0.884693 0.498549L0 0L1.76938 0" koffice:nodeTypes="cccc"/>
          <draw:path draw:style-name="gr10" draw:id="shape349" draw:name="path708" draw:layer="g3148" svg:width="0.49854585965pt" svg:height="1.77433056160pt" svg:x="15.57811530400pt" svg:y="64.34868800000pt" svg:viewBox="0 0 0 2" svg:d="M0 0.00260014L0.498546 0.88716L0 1.77433L0 0" koffice:nodeTypes="cccc"/>
          <draw:path draw:style-name="gr8" draw:id="shape350" draw:name="path710" draw:layer="g3148" svg:width="0.49854585965pt" svg:height="1.77433056160pt" svg:x="15.57811530400pt" svg:y="64.34868800000pt" svg:viewBox="0 0 0 2" svg:d="M0 0.00260014L0.498546 0.88716L0 1.77433L0 0L0 0.00213126Z" koffice:nodeTypes="cccccc"/>
          <draw:path draw:style-name="gr10" draw:id="shape351" draw:name="path712" draw:layer="g3148" svg:width="1.76938308898pt" svg:height="0.49854896640pt" svg:x="17.52308810400pt" svg:y="67.45989600000pt" svg:viewBox="0 0 2 0" svg:d="M1.76938 0.498549L0.884694 0L0 0.498549L1.76938 0.498549" koffice:nodeTypes="cccc"/>
          <draw:path draw:style-name="gr8" draw:id="shape352" draw:name="path714" draw:layer="g3148" svg:width="1.76938308898pt" svg:height="0.49854896640pt" svg:x="17.52308810400pt" svg:y="67.45989600000pt" svg:viewBox="0 0 2 0" svg:d="M1.76938 0.498549L0.884694 0L0 0.498549L1.76938 0.498549" koffice:nodeTypes="cccc"/>
          <draw:path draw:style-name="gr10" draw:id="shape353" draw:name="path716" draw:layer="g3148" svg:width="1.76938308898pt" svg:height="0.49854896640pt" svg:x="22.26722090400pt" svg:y="67.45989600000pt" svg:viewBox="0 0 2 0" svg:d="M1.76938 0.498549L0.884693 0L0 0.498549L1.76938 0.498549" koffice:nodeTypes="cccc"/>
          <draw:path draw:style-name="gr8" draw:id="shape354" draw:name="path718" draw:layer="g3148" svg:width="1.76938308898pt" svg:height="0.49854896640pt" svg:x="22.26722090400pt" svg:y="67.45989600000pt" svg:viewBox="0 0 2 0" svg:d="M1.76938 0.498549L0.884693 0L0 0.498549L1.76938 0.498549" koffice:nodeTypes="cccc"/>
          <draw:path draw:style-name="gr10" draw:id="shape355" draw:name="path720" draw:layer="g3148" svg:width="1.76690822100pt" svg:height="0.49854896640pt" svg:x="27.01042170400pt" svg:y="61.87461600000pt" svg:viewBox="0 0 2 0" svg:d="M7.10543e-15 0L0.884075 0.498549L1.76691 0L0 0" koffice:nodeTypes="cccc"/>
          <draw:path draw:style-name="gr8" draw:id="shape356" draw:name="path722" draw:layer="g3148" svg:width="1.76690822100pt" svg:height="0.49854896640pt" svg:x="27.01042170400pt" svg:y="61.87461600000pt" svg:viewBox="0 0 2 0" svg:d="M7.10543e-15 0L0.884075 0.498549L1.76691 0L0 0" koffice:nodeTypes="cccc"/>
          <draw:path draw:style-name="gr10" draw:id="shape357" draw:name="path724" draw:layer="g3148" svg:width="0.49986158468pt" svg:height="1.77433056160pt" svg:x="29.57856890400pt" svg:y="64.34868800000pt" svg:viewBox="0 0 0 2" svg:d="M0.499862 0.00260014L0 0.88716L0.499862 1.77433L0.499862 0" koffice:nodeTypes="cccc"/>
          <draw:path draw:style-name="gr8" draw:id="shape358" draw:name="path726" draw:layer="g3148" svg:width="0.49986158468pt" svg:height="1.77433056160pt" svg:x="29.57856890400pt" svg:y="64.34868800000pt" svg:viewBox="0 0 0 2" svg:d="M0.499862 0.00260014L0 0.88716L0.499862 1.77433L0.499862 0L0.499862 0.00213126Z" koffice:nodeTypes="cccccc"/>
          <draw:path draw:style-name="gr10" draw:id="shape359" draw:name="path728" draw:layer="g3148" svg:width="1.76690822100pt" svg:height="0.49854896640pt" svg:x="27.01042170400pt" svg:y="67.45989600000pt" svg:viewBox="0 0 2 0" svg:d="M7.10543e-15 0.498549L0.884075 0L1.76691 0.498549L0 0.498549" koffice:nodeTypes="cccc"/>
          <draw:path draw:style-name="gr8" draw:id="shape360" draw:name="path730" draw:layer="g3148" svg:width="1.76690822100pt" svg:height="0.49854896640pt" svg:x="27.01042170400pt" svg:y="67.45989600000pt" svg:viewBox="0 0 2 0" svg:d="M7.10543e-15 0.498549L0.884075 0L1.76691 0.498549L0 0.498549" koffice:nodeTypes="cccc"/>
          <draw:path draw:style-name="gr10" draw:id="shape361" draw:name="path732" draw:layer="g3148" svg:width="2.51146675629pt" svg:height="2.83357445333pt" svg:x="11.37332170400pt" svg:y="63.55048000000pt" svg:viewBox="0 0 3 3" svg:d="M2.51042 0.000816368C2.50415 0.000816368 1.98537 0.000816368 1.98537 0.000816368L2.43422 0.419971L0.919619 0.419971L1.43737 0.903393L0.720246 0.903393C0.720246 0.903393 0.00835068 1.41035 0 1.4176C0.00833723 1.42305 0.720246 1.93181 0.720246 1.93181L1.43841 1.93181L0.920662 2.41433L2.43527 2.41433L1.98642 2.83357C1.98642 2.83357 2.5052 2.83357 2.51147 2.83357L2.51147 0" koffice:nodeTypes="cccccccccccccc"/>
          <draw:path draw:style-name="gr8" draw:id="shape362" draw:name="path734" draw:layer="g3148" svg:width="2.51146675629pt" svg:height="2.83357445333pt" svg:x="11.37332170400pt" svg:y="63.55048000000pt" svg:viewBox="0 0 3 3" svg:d="M2.51042 0.000816368C2.50415 0.000816368 1.98537 0.000816368 1.98537 0.000816368L2.43422 0.419971L0.919619 0.419971L1.43737 0.903393L0.720246 0.903393C0.720246 0.903393 0.00835068 1.41035 0 1.4176C0.00833723 1.42305 0.720246 1.93181 0.720246 1.93181L1.43841 1.93181L0.920662 2.41433L2.43527 2.41433L1.98642 2.83357C1.98642 2.83357 2.5052 2.83357 2.51147 2.83357L2.51147 0L2.51039 0.000777493Z" koffice:nodeTypes="cccccccccccccccc"/>
          <draw:path draw:style-name="gr10" draw:id="shape363" draw:name="path736" draw:layer="g3148" svg:width="1.13156725632pt" svg:height="1.13296705560pt" svg:x="13.83900330400pt" svg:y="59.90356800000pt" svg:viewBox="0 0 1 1" svg:d="M1.13157 0.344233L0.788247 0L0.678242 0.20542L0.205294 0.20542L0.205294 0.678025L0 0.788734L0.344025 1.13297L1.13157 0.344233" koffice:nodeTypes="cccccccc"/>
          <draw:path draw:style-name="gr8" draw:id="shape364" draw:name="path738" draw:layer="g3148" svg:width="1.13156725632pt" svg:height="1.13296705560pt" svg:x="13.83900330400pt" svg:y="59.90356800000pt" svg:viewBox="0 0 1 1" svg:d="M1.13157 0.344233L0.788247 0L0.678242 0.20542L0.205294 0.20542L0.205294 0.678025L0 0.788734L0.344025 1.13297L1.13157 0.344233" koffice:nodeTypes="cccccccc"/>
          <draw:path draw:style-name="gr10" draw:id="shape365" draw:name="path740" draw:layer="g3148" svg:width="1.13156725632pt" svg:height="1.13170295472pt" svg:x="13.83900330400pt" svg:y="68.63172800000pt" svg:viewBox="0 0 1 1" svg:d="M1.13157 0.788294L0.788247 1.1317L0.678242 0.927728L0.205294 0.927728L0.205294 0.454053L0 0.344745L0.344025 0L1.13157 0.788294" koffice:nodeTypes="cccccccc"/>
          <draw:path draw:style-name="gr8" draw:id="shape366" draw:name="path742" draw:layer="g3148" svg:width="1.13156725632pt" svg:height="1.13170295472pt" svg:x="13.83900330400pt" svg:y="68.63172800000pt" svg:viewBox="0 0 1 1" svg:d="M1.13157 0.788294L0.788247 1.1317L0.678242 0.927728L0.205294 0.927728L0.205294 0.454053L0 0.344745L0.344025 0L1.13157 0.788294" koffice:nodeTypes="cccccccc"/>
          <draw:path draw:style-name="gr10" draw:id="shape367" draw:name="path744" draw:layer="g3148" svg:width="2.51146675629pt" svg:height="2.83357445333pt" svg:x="32.25011290400pt" svg:y="63.55048000000pt" svg:viewBox="0 0 3 3" svg:d="M0 0.000816368C0.00519956 0.000816368 0.524006 0.000816368 0.524006 0.000816368C0.524006 0.000816368 0.0761996 0.419971 0.0761996 0.419971L1.59081 0.419971L1.07306 0.903393L1.79123 0.903393C1.79123 0.903393 2.50208 1.41035 2.51147 1.4176C2.50313 1.42305 1.79123 1.93181 1.79123 1.93181L1.07411 1.93181L1.59185 2.41433L0.077244 2.41433C0.077244 2.41433 0.525049 2.83357 0.525049 2.83357C0.525049 2.83357 0.00626278 2.83357 0.0010435 2.83357L0.0010435 0" koffice:nodeTypes="cccccccccccccc"/>
          <draw:path draw:style-name="gr8" draw:id="shape368" draw:name="path746" draw:layer="g3148" svg:width="2.51153264771pt" svg:height="2.83357445333pt" svg:x="32.25008410400pt" svg:y="63.55048000000pt" svg:viewBox="0 0 3 3" svg:d="M3.22736e-05 0.000816368C0.0052319 0.000816368 0.524044 0.000816368 0.524044 0.000816368C0.524044 0.000816368 0.0762328 0.419971 0.0762328 0.419971L1.59086 0.419971L1.07311 0.903393L1.79127 0.903393C1.79127 0.903393 2.50214 1.41035 2.51153 1.4176C2.5032 1.42305 1.79127 1.93181 1.79127 1.93181L1.07415 1.93181L1.5919 2.41433L0.0772772 2.41433C0.0772772 2.41433 0.525089 2.83357 0.525089 2.83357C0.525089 2.83357 0.00629514 2.83357 0.00107579 2.83357L0.00107579 0L0 0.000777493Z" koffice:nodeTypes="cccccccccccccccc"/>
          <draw:path draw:style-name="gr10" draw:id="shape369" draw:name="path748" draw:layer="g3148" svg:width="1.13156665457pt" svg:height="1.13296705560pt" svg:x="30.52124810400pt" svg:y="59.90356800000pt" svg:viewBox="0 0 1 1" svg:d="M3.55271e-15 0.344233L0.343324 0L0.453328 0.20542L0.926272 0.20542L0.926272 0.678025L1.13157 0.788734L0.788246 1.13297L0 0.344233" koffice:nodeTypes="cccccccc"/>
          <draw:path draw:style-name="gr8" draw:id="shape370" draw:name="path750" draw:layer="g3148" svg:width="1.13156665457pt" svg:height="1.13296705560pt" svg:x="30.52124810400pt" svg:y="59.90356800000pt" svg:viewBox="0 0 1 1" svg:d="M3.55271e-15 0.344233L0.343324 0L0.453328 0.20542L0.926272 0.20542L0.926272 0.678025L1.13157 0.788734L0.788246 1.13297L0 0.344233" koffice:nodeTypes="cccccccc"/>
          <draw:path draw:style-name="gr10" draw:id="shape371" draw:name="path752" draw:layer="g3148" svg:width="1.13156665457pt" svg:height="1.13170295472pt" svg:x="30.52124810400pt" svg:y="68.63172800000pt" svg:viewBox="0 0 1 1" svg:d="M3.55271e-15 0.788294L0.343324 1.1317L0.453328 0.927728L0.926272 0.927728L0.926272 0.454053L1.13157 0.344745L0.788246 0L0 0.788294" koffice:nodeTypes="cccccccc"/>
          <draw:path draw:style-name="gr8" draw:id="shape372" draw:name="path754" draw:layer="g3148" svg:width="1.13156665457pt" svg:height="1.13170295472pt" svg:x="30.52124810400pt" svg:y="68.63172800000pt" svg:viewBox="0 0 1 1" svg:d="M3.55271e-15 0.788294L0.343324 1.1317L0.453328 0.927728L0.926272 0.927728L0.926272 0.454053L1.13157 0.344745L0.788246 0L0 0.788294" koffice:nodeTypes="cccccccc"/>
          <draw:path draw:style-name="gr10" draw:id="shape373" draw:name="path756" draw:layer="g3148" svg:width="4.06519913951pt" svg:height="1.76327758169pt" svg:x="20.91561370400pt" svg:y="58.07874110346pt" svg:viewBox="0 0 4 2" svg:d="M4.06425 1.76328L4.06425 1.13267L3.06227 1.62518L3.06227 0.571152L2.49415 0.849286C2.49415 0.849286 2.48754 0.49593 2.49415 0.499431C2.49512 0.499431 2.02931 -0.00261133 2.03213 1.02314e-05C2.03495 -0.00224326 1.56824 0.499431 1.57011 0.499431C1.57672 0.495675 1.57011 0.849286 1.57011 0.849286L1.00198 0.571152L1.00198 1.62518L0 1.13267L0 1.76328L4.0652 1.76328" koffice:nodeTypes="cccccccccccccc"/>
          <draw:path draw:style-name="gr8" draw:id="shape374" draw:name="path758" draw:layer="g3148" svg:width="4.06519913951pt" svg:height="1.76327758169pt" svg:x="20.91561370400pt" svg:y="58.07874110346pt" svg:viewBox="0 0 4 2" svg:d="M4.06425 1.76328L4.06425 1.13267L3.06227 1.62518L3.06227 0.571152L2.49415 0.849286C2.49415 0.849286 2.48754 0.49593 2.49415 0.499431C2.49512 0.499431 2.02931 -0.00261133 2.03213 1.02314e-05C2.03495 -0.00224326 1.56824 0.499431 1.57011 0.499431C1.57672 0.495675 1.57011 0.849286 1.57011 0.849286L1.00198 0.571152L1.00198 1.62518L0 1.13267L0 1.76328L4.0652 1.76328L4.06423 1.76328Z" koffice:nodeTypes="cccccccccccccccc"/>
          <draw:path draw:style-name="gr10" draw:id="shape375" draw:name="path760" draw:layer="g3148" svg:width="4.06519913951pt" svg:height="1.76680224255pt" svg:x="20.91561370400pt" svg:y="70.08113600000pt" svg:viewBox="0 0 4 2" svg:d="M4.06425 0L4.06425 0.631248L3.06227 0.13842L3.06227 1.19507L2.49415 0.916667C2.49415 0.916667 2.48754 1.27037 2.49415 1.26775C2.49512 1.26775 2.02931 1.77029 2.03213 1.76678C2.03495 1.76829 1.56824 1.26775 1.57011 1.26775C1.57672 1.27 1.57011 0.916667 1.57011 0.916667L1.00198 1.19507L1.00198 0.13842L0 0.631248L0 0L4.0652 0" koffice:nodeTypes="cccccccccccccc"/>
          <draw:path draw:style-name="gr8" draw:id="shape376" draw:name="path762" draw:layer="g3148" svg:width="4.06519913951pt" svg:height="1.76680224255pt" svg:x="20.91561370400pt" svg:y="70.08113600000pt" svg:viewBox="0 0 4 2" svg:d="M4.06425 0L4.06425 0.631248L3.06227 0.13842L3.06227 1.19507L2.49415 0.916667C2.49415 0.916667 2.48754 1.27037 2.49415 1.26775C2.49512 1.26775 2.02931 1.77029 2.03213 1.76678C2.03495 1.76829 1.56824 1.26775 1.57011 1.26775C1.57672 1.27 1.57011 0.916667 1.57011 0.916667L1.00198 1.19507L1.00198 0.13842L0 0.631248L0 0L4.0652 0L4.06423 0Z" koffice:nodeTypes="cccccccccccccccc"/>
          <draw:path draw:style-name="gr10" draw:id="shape377" draw:name="path764" draw:layer="g3148" svg:width="12.71946428450pt" svg:height="4.40833905642pt" svg:x="16.75553210400pt" svg:y="62.91510400000pt" svg:viewBox="0 0 13 4" svg:d="M6.35925 4.40834L0.764337 4.40834L0 3.62896L0 0.779381L0.764337 0L11.9551 0L12.7195 0.779381L12.7195 3.62896L11.9551 4.40834L6.36021 4.40834" koffice:nodeTypes="cccccccccc"/>
          <draw:path draw:style-name="gr8" draw:id="shape378" draw:name="path766" draw:layer="g3148" svg:width="12.71757905824pt" svg:height="4.40833905642pt" svg:x="16.75553210400pt" svg:y="62.91510400000pt" svg:viewBox="0 0 13 4" svg:d="M6.35877 4.40834L0.76428 4.40834L0 3.62896L0 2.20416L0 0.779381L0.76428 0L6.35877 0L11.9533 0L12.7176 0.779381L12.7176 2.20416L12.7176 3.62896L11.9533 4.40834L6.35877 4.40834" koffice:nodeTypes="ccccccccccccc"/>
          <draw:path draw:style-name="gr5" draw:id="shape379" draw:name="path768" draw:layer="g3148" svg:width="10.45524900482pt" svg:height="3.31819553264pt" svg:x="17.82210010400pt" svg:y="63.43488000000pt" svg:viewBox="0 0 10 3" svg:d="M9.71897 1.65964L10.4552 2.46482L9.53801 3.28381L8.99033 3.28381L9.95233 2.42464L9.49229 1.92698L5.48526 1.92698L5.48526 2.47265L6.12055 2.84599L6.5225 2.45317L7.03683 2.45317L6.16341 3.3182L5.22809 2.77145L4.29372 3.3182L3.41936 2.45317L3.93369 2.45317L4.33563 2.84599L4.96997 2.47265L4.96997 1.92698L0.962944 1.92698L0.503855 2.42464L1.4649 3.28381L0.917226 3.28381L0 2.46482L0.735304 1.65964L0 0.854263L0.917226 0.0352697L1.4649 0.0352697L0.503855 0.894531L0.962944 1.39112L4.96997 1.39112L4.96997 0.848483L4.33563 0.475139L3.93369 0.865041L3.41936 0.865041L4.29372 0L5.22809 0.547732L6.16341 0L7.03683 0.865041L6.5225 0.865041L6.12055 0.475139L5.48526 0.848483L5.48526 1.39112L9.49229 1.39112L9.95233 0.894531L8.99033 0.0352697L9.53801 0.0352697L10.4552 0.854263L9.71897 1.65964" koffice:nodeTypes="ccccccccccccccccccccccccccccccccccccccccccccccccc"/>
          <draw:path draw:style-name="gr8" draw:id="shape380" draw:name="path770" draw:layer="g3148" svg:width="10.45524900482pt" svg:height="3.31819553264pt" svg:x="17.82210010400pt" svg:y="63.43488000000pt" svg:viewBox="0 0 10 3" svg:d="M9.71897 1.65964L10.4552 2.46482L9.53801 3.28381L8.99033 3.28381L9.95233 2.42464L9.49229 1.92698L5.48526 1.92698L5.48526 2.47265L6.12055 2.84599L6.5225 2.45317L7.03683 2.45317L6.16341 3.3182L5.22809 2.77145L4.29372 3.3182L3.41936 2.45317L3.93369 2.45317L4.33563 2.84599L4.96997 2.47265L4.96997 1.92698L0.962944 1.92698L0.503855 2.42464L1.4649 3.28381L0.917226 3.28381L0 2.46482L0.735304 1.65964L0 0.854263L0.917226 0.0352697L1.4649 0.0352697L0.503855 0.894531L0.962944 1.39112L4.96997 1.39112L4.96997 0.848483L4.33563 0.475139L3.93369 0.865041L3.41936 0.865041L4.29372 0L5.22809 0.547732L6.16341 0L7.03683 0.865041L6.5225 0.865041L6.12055 0.475139L5.48526 0.848483L5.48526 1.39112L9.49229 1.39112L9.95233 0.894531L8.99033 0.0352697L9.53801 0.0352697L10.4552 0.854263L9.71897 1.65964" koffice:nodeTypes="ccccccccccccccccccccccccccccccccccccccccccccccccc"/>
          <draw:path draw:style-name="gr2" draw:id="shape381" draw:name="path772" draw:layer="g3148" svg:width="6.17142614881pt" svg:height="9.62176086275pt" svg:x="29.07555850400pt" svg:y="51.62258400000pt" svg:viewBox="0 0 6 10" svg:d="M6.17143 9.61978L5.23469 9.04767L5.81458 9.04767L5.81458 8.24451L3.64723 6.96546L4.54985 6.33556L4.64956 6.39421L4.64956 7.11945L4.94518 7.29282L4.94518 6.23913L3.50642 5.38194L1.69242 5.38194L2.15423 5.65846L3.26677 5.65846L2.42274 6.24685L0 4.81176L2.42274 3.37669L3.26677 3.96516L2.15423 3.96516L1.69242 4.23966L3.50642 4.23966L4.94518 3.38246L4.94518 2.32687L4.64956 2.50215L4.64956 3.2274L4.54985 3.28613L3.64723 2.65431L5.81458 1.37729L5.81458 0.572105L5.23469 0.572105L6.17143 0L6.17143 9.62176" koffice:nodeTypes="cccccccccccccccccccccccccccccccc"/>
          <draw:path draw:style-name="gr8" draw:id="shape382" draw:name="path774" draw:layer="g3148" svg:width="6.17142614881pt" svg:height="9.62176086275pt" svg:x="29.07555850400pt" svg:y="51.62258400000pt" svg:viewBox="0 0 6 10" svg:d="M6.17143 9.61978L5.23469 9.04767L5.81458 9.04767L5.81458 8.24451L3.64723 6.96546L4.54985 6.33556L4.64956 6.39421L4.64956 7.11945L4.94518 7.29282L4.94518 6.23913L3.50642 5.38194L1.69242 5.38194L2.15423 5.65846L3.26677 5.65846L2.42274 6.24685L0 4.81176L2.42274 3.37669L3.26677 3.96516L2.15423 3.96516L1.69242 4.23966L3.50642 4.23966L4.94518 3.38246L4.94518 2.32687L4.64956 2.50215L4.64956 3.2274L4.54985 3.28613L3.64723 2.65431L5.81458 1.37729L5.81458 0.572105L5.23469 0.572105L6.17143 0L6.17143 9.62176L6.17143 9.62011Z" koffice:nodeTypes="cccccccccccccccccccccccccccccccccc"/>
          <draw:path draw:style-name="gr7" draw:id="shape383" draw:name="path776" draw:layer="g3148" svg:width="7.34935786596pt" svg:height="10.27896283440pt" svg:x="28.47380970400pt" svg:y="51.20428800000pt" svg:viewBox="0 0 7 10" svg:d="M0.615629 5.14039L3.25949 6.54756L4.17959 5.97053L2.96551 5.97053L2.46251 5.69958L4.44207 5.69958L6.01121 6.54L6.01121 7.57319L5.68859 7.40319L5.68859 6.69206L5.58074 6.63455L4.59574 7.25209L6.95994 8.50626L6.95994 9.2939L6.32904 9.2939L7.34936 9.85488L7.34936 10.279L5.22282 8.99745L6.64115 8.99745L6.64115 8.65265L4.02115 7.26721L5.28867 6.47956L4.53561 6.08291L3.27381 6.87065L0 5.1404L3.27381 3.40836L4.53561 4.196L5.28867 3.79934L4.02115 3.0136L6.64115 1.62815L6.64115 1.28345L5.22282 1.28345L7.34936 0L7.34936 0.424132L6.32904 0.98511L6.95994 0.98511L6.95994 1.77264L4.59574 3.02682L5.58074 3.64635L5.68859 3.58876L5.68859 2.87573L6.01121 2.70574L6.01121 3.74081L4.44207 4.58133L2.46251 4.58133L2.96551 4.31218L4.17959 4.31218L3.25949 3.73326L0.615629 5.14231" koffice:nodeTypes="ccccccccccccccccccccccccccccccccccccccccccccccccc"/>
          <draw:path draw:style-name="gr8" draw:id="shape384" draw:name="path778" draw:layer="g3148" svg:width="7.34935786596pt" svg:height="10.27896283440pt" svg:x="28.47380970400pt" svg:y="51.20428800000pt" svg:viewBox="0 0 7 10" svg:d="M0.615629 5.14039L3.25949 6.54756L4.17959 5.97053L2.96551 5.97053L2.46251 5.69958L4.44207 5.69958L6.01121 6.54L6.01121 7.57319L5.68859 7.40319L5.68859 6.69206L5.58074 6.63455L4.59574 7.25209L6.95994 8.50626L6.95994 9.2939L6.32904 9.2939L7.34936 9.85488L7.34936 10.279L5.22282 8.99745L6.64115 8.99745L6.64115 8.65265L4.02115 7.26721L5.28867 6.47956L4.53561 6.08291L3.27381 6.87065L0 5.1404L3.27381 3.40836L4.53561 4.196L5.28867 3.79934L4.02115 3.0136L6.64115 1.62815L6.64115 1.28345L5.22282 1.28345L7.34936 0L7.34936 0.424132L6.32904 0.98511L6.95994 0.98511L6.95994 1.77264L4.59574 3.02682L5.58074 3.64635L5.68859 3.58876L5.68859 2.87573L6.01121 2.70574L6.01121 3.74081L4.44207 4.58133L2.46251 4.58133L2.96551 4.31218L4.17959 4.31218L3.25949 3.73326L0.615629 5.14231L0.615629 5.14069Z" koffice:nodeTypes="ccccccccccccccccccccccccccccccccccccccccccccccccccc"/>
          <draw:path draw:style-name="gr7" draw:id="shape385" draw:name="path780" draw:layer="g3148" svg:width="0.26326155628pt" svg:height="0.50249951238pt" svg:x="34.75977610113pt" svg:y="53.34393600000pt" svg:viewBox="0 0 0 1" svg:d="M0.261332 0.5025L0.263262 0L0.00660573 0.188254C-0.0110774 0.209974 0.01234 0.5025 0.01234 0.5025L0.261827 0.5025" koffice:nodeTypes="ccccc"/>
          <draw:path draw:style-name="gr8" draw:id="shape386" draw:name="path782" draw:layer="g3148" svg:width="0.26326155628pt" svg:height="0.50249951238pt" svg:x="34.75977610113pt" svg:y="53.34393600000pt" svg:viewBox="0 0 0 1" svg:d="M0.261332 0.5025L0.263262 0L0.00660573 0.188254C-0.0110774 0.209974 0.01234 0.5025 0.01234 0.5025L0.261827 0.5025L0.261334 0.5025Z" koffice:nodeTypes="ccccccc"/>
          <draw:path draw:style-name="gr7" draw:id="shape387" draw:name="path784" draw:layer="g3148" svg:width="0.48903800000pt" svg:height="0.64553600000pt" svg:x="34.78382890400pt" svg:y="58.49606400000pt" svg:viewBox="0 0 0 1" svg:d="M0.485278 0L0.489038 0.645536L0 0.41648C0.0028 0.41648 0 0 0 0L0.486243 0" koffice:nodeTypes="ccccc"/>
          <draw:path draw:style-name="gr8" draw:id="shape388" draw:name="path786" draw:layer="g3148" svg:width="0.48903800000pt" svg:height="0.64553600000pt" svg:x="34.78382890400pt" svg:y="58.49606400000pt" svg:viewBox="0 0 0 1" svg:d="M0.485278 0L0.489038 0.645536L0 0.41648C0.0028 0.41648 0 0 0 0L0.486243 0L0.485283 0Z" koffice:nodeTypes="ccccccc"/>
          <draw:path draw:style-name="gr7" draw:id="shape389" draw:name="path788" draw:layer="g3148" svg:width="0.51713098557pt" svg:height="0.66129424000pt" svg:x="29.90366250400pt" svg:y="55.85619200000pt" svg:viewBox="0 0 1 1" svg:d="M0.517131 0.661294L0 0.315196L0.517131 0L0.516441 0.661294" koffice:nodeTypes="cccc"/>
          <draw:path draw:style-name="gr8" draw:id="shape390" draw:name="path790" draw:layer="g3148" svg:width="0.51713098557pt" svg:height="0.66129424000pt" svg:x="29.90366250400pt" svg:y="55.85619200000pt" svg:viewBox="0 0 1 1" svg:d="M0.517131 0.661294L0 0.315196L0.517131 0L0.516441 0.661294Z" koffice:nodeTypes="ccccc"/>
          <draw:path draw:style-name="gr5" draw:id="shape391" draw:name="path792" draw:layer="g3148" svg:width="1.77380081633pt" svg:height="0.32286942266pt" svg:x="30.92458730400pt" svg:y="55.99032800000pt" svg:viewBox="0 0 2 0" svg:d="M1.77291 0.322869L0 0.322869L0.00527382 0L1.7738 0L1.7738 0.322869" koffice:nodeTypes="ccccc"/>
          <draw:path draw:style-name="gr8" draw:id="shape392" draw:name="path794" draw:layer="g3148" svg:width="1.77380081633pt" svg:height="0.32286942266pt" svg:x="30.92458730400pt" svg:y="55.99032800000pt" svg:viewBox="0 0 2 0" svg:d="M1.77291 0.322869L0 0.322869L0.00527382 0L1.7738 0L1.7738 0.322869L1.7729 0.322869Z" koffice:nodeTypes="ccccccc"/>
          <draw:path draw:style-name="gr7" draw:id="shape393" draw:name="path796" draw:layer="g3148" svg:width="2.46160816588pt" svg:height="1.69416555528pt" svg:x="33.18720250400pt" svg:y="55.35473600000pt" svg:viewBox="0 0 2 2" svg:d="M2.46161 1.69179L1.31555 1.69032L0 1.12619L0 0.565506L1.31555 0.0014726L2.46161 0L2.46161 1.69417" koffice:nodeTypes="ccccccc"/>
          <draw:path draw:style-name="gr8" draw:id="shape394" draw:name="path798" draw:layer="g3148" svg:width="2.46160816588pt" svg:height="1.69416555528pt" svg:x="33.18720250400pt" svg:y="55.35473600000pt" svg:viewBox="0 0 2 2" svg:d="M2.46161 1.69179L1.31555 1.69032L0 1.12619L0 0.565506L1.31555 0.0014726L2.46161 0L2.46161 1.69417L2.46161 1.69269Z" koffice:nodeTypes="ccccccccc"/>
          <draw:path draw:style-name="gr5" draw:id="shape395" draw:name="path800" draw:layer="g3148" svg:width="0.48531200000pt" svg:height="0.70048800000pt" svg:x="34.78379450400pt" svg:y="57.56456800000pt" svg:viewBox="0 0 0 1" svg:d="M0 0.700488L0.485312 0.700488L0.485312 0L0 0Z" koffice:nodeTypes="ccccc"/>
          <draw:path draw:style-name="gr8" draw:id="shape396" draw:name="path802" draw:layer="g3148" svg:width="0.48531200000pt" svg:height="0.70048800000pt" svg:x="34.78379450400pt" svg:y="57.56456800000pt" svg:viewBox="0 0 0 1" svg:d="M0 0.700488L0.485312 0.700488L0.485312 0L0 0Z" koffice:nodeTypes="ccccc"/>
          <draw:path draw:style-name="gr5" draw:id="shape397" draw:name="path804" draw:layer="g3148" svg:width="0.48531200000pt" svg:height="0.70040000000pt" svg:x="34.78379450400pt" svg:y="54.28391200000pt" svg:viewBox="0 0 0 1" svg:d="M0 0.7004L0.485312 0.7004L0.485312 0L0 0Z" koffice:nodeTypes="ccccc"/>
          <draw:path draw:style-name="gr8" draw:id="shape398" draw:name="path806" draw:layer="g3148" svg:width="0.48531200000pt" svg:height="0.70040000000pt" svg:x="34.78379450400pt" svg:y="54.28391200000pt" svg:viewBox="0 0 0 1" svg:d="M0 0.7004L0.485312 0.7004L0.485312 0L0 0Z" koffice:nodeTypes="ccccc"/>
          <draw:path draw:style-name="gr2" draw:id="shape399" draw:name="path808" draw:layer="g3148" svg:width="6.17142539765pt" svg:height="9.62368206644pt" svg:x="10.26297290400pt" svg:y="69.49709600000pt" svg:viewBox="0 0 6 10" svg:d="M1.77636e-15 9.62368L0.936734 9.05151L0.356851 9.05151L0.356851 8.24817L2.52332 6.969L1.62157 6.33615L1.52186 6.39489L1.52186 7.1231L1.22623 7.29648L1.22623 6.24077L2.66414 5.38252L4.47813 5.38252L4.0172 5.65705L2.90466 5.65705L3.74868 6.24848L6.17143 4.81239L3.74868 3.37524L2.90466 3.96561L4.0172 3.96561L4.47813 4.2411L2.66414 4.2411L1.22623 3.38295L1.22623 2.32714L1.52186 2.50052L1.52186 3.22873L1.62157 3.28656L2.52332 2.6566L0.356851 1.37743L0.356851 0.572162L0.936734 0.572162L0 0L0 9.62176" koffice:nodeTypes="cccccccccccccccccccccccccccccccc"/>
          <draw:path draw:style-name="gr8" draw:id="shape400" draw:name="path810" draw:layer="g3148" svg:width="6.17142539765pt" svg:height="9.62368206644pt" svg:x="10.26297290400pt" svg:y="69.49709600000pt" svg:viewBox="0 0 6 10" svg:d="M1.77636e-15 9.62368L0.936734 9.05151L0.356851 9.05151L0.356851 8.24817L2.52332 6.969L1.62157 6.33615L1.52186 6.39489L1.52186 7.1231L1.22623 7.29648L1.22623 6.24077L2.66414 5.38252L4.47813 5.38252L4.0172 5.65705L2.90466 5.65705L3.74868 6.24848L6.17143 4.81239L3.74868 3.37524L2.90466 3.96561L4.0172 3.96561L4.47813 4.2411L2.66414 4.2411L1.22623 3.38295L1.22623 2.32714L1.52186 2.50052L1.52186 3.22873L1.62157 3.28656L2.52332 2.6566L0.356851 1.37743L0.356851 0.572162L0.936734 0.572162L0 0L0 9.62176L0 9.62341Z" koffice:nodeTypes="cccccccccccccccccccccccccccccccccc"/>
          <draw:path draw:style-name="gr7" draw:id="shape401" draw:name="path812" draw:layer="g3148" svg:width="7.34745091051pt" svg:height="10.28072701296pt" svg:x="10.26390410400pt" svg:y="69.08259200000pt" svg:viewBox="0 0 7 10" svg:d="M6.73382 5.13901L4.09029 6.54714L3.16936 5.96723L4.38328 5.96723L4.88621 5.69994L2.90692 5.69994L1.33798 6.53959L1.33798 7.57475L1.66055 7.40473L1.66055 6.69071L1.76934 6.63311L2.75327 7.25364L0.38937 8.50792L0.38937 9.29561L1.02114 9.29561L1.77636e-15 9.85664L1.77636e-15 10.2807L2.12626 8.99621L0.70812 8.99621L0.70812 8.65337L3.32778 7.26781L2.06042 6.48011L2.81339 6.08343L4.07408 6.87113L7.34745 5.14083L4.07408 3.40865L2.81339 4.19635L2.06042 3.79966L3.32778 3.01394L0.70812 1.62934L0.70812 1.28355L2.12626 1.28355L0 0L0 0.424167L1.02114 0.985102L0.38937 0.985102L0.38937 1.7747L2.75327 3.02906L1.76934 3.64864L1.66055 3.58999L1.66055 2.87605L1.33798 2.70595L1.33798 3.74111L2.90692 4.58264L4.88621 4.58264L4.38328 4.31261L3.16936 4.31261L4.09029 3.73354L6.73382 5.14272" koffice:nodeTypes="ccccccccccccccccccccccccccccccccccccccccccccccccc"/>
          <draw:path draw:style-name="gr8" draw:id="shape402" draw:name="path814" draw:layer="g3148" svg:width="7.34745091051pt" svg:height="10.28072701296pt" svg:x="10.26390410400pt" svg:y="69.08259200000pt" svg:viewBox="0 0 7 10" svg:d="M6.73382 5.13901L4.09029 6.54714L3.16936 5.96723L4.38328 5.96723L4.88621 5.69994L2.90692 5.69994L1.33798 6.53959L1.33798 7.57475L1.66055 7.40473L1.66055 6.69071L1.76934 6.63311L2.75327 7.25364L0.38937 8.50792L0.38937 9.29561L1.02114 9.29561L1.77636e-15 9.85664L1.77636e-15 10.2807L2.12626 8.99621L0.70812 8.99621L0.70812 8.65337L3.32778 7.26781L2.06042 6.48011L2.81339 6.08343L4.07408 6.87113L7.34745 5.14083L4.07408 3.40865L2.81339 4.19635L2.06042 3.79966L3.32778 3.01394L0.70812 1.62934L0.70812 1.28355L2.12626 1.28355L0 0L0 0.424167L1.02114 0.985102L0.38937 0.985102L0.38937 1.7747L2.75327 3.02906L1.76934 3.64864L1.66055 3.58999L1.66055 2.87605L1.33798 2.70595L1.33798 3.74111L2.90692 4.58264L4.88621 4.58264L4.38328 4.31261L3.16936 4.31261L4.09029 3.73354L6.73382 5.14272L6.73382 5.13866Z" koffice:nodeTypes="ccccccccccccccccccccccccccccccccccccccccccccccccccc"/>
          <draw:path draw:style-name="gr7" draw:id="shape403" draw:name="path816" draw:layer="g3148" svg:width="0.26326083796pt" svg:height="0.50369112294pt" svg:x="10.63740170400pt" svg:y="71.22045600000pt" svg:viewBox="0 0 0 1" svg:d="M0.00192922 0.503691L0 0L0.256655 0.188346C0.274338 0.210205 0.250921 0.503691 0.250921 0.503691L0.00191239 0.503691" koffice:nodeTypes="ccccc"/>
          <draw:path draw:style-name="gr8" draw:id="shape404" draw:name="path818" draw:layer="g3148" svg:width="0.26326083796pt" svg:height="0.50369112294pt" svg:x="10.63740170400pt" svg:y="71.22045600000pt" svg:viewBox="0 0 0 1" svg:d="M0.00192922 0.503691L0 0L0.256655 0.188346C0.274338 0.210205 0.250921 0.503691 0.250921 0.503691L0.00191239 0.503691" koffice:nodeTypes="ccccc"/>
          <draw:path draw:style-name="gr7" draw:id="shape405" draw:name="path820" draw:layer="g3148" svg:width="0.48903800000pt" svg:height="0.64832800000pt" svg:x="10.63740170400pt" svg:y="76.37063200000pt" svg:viewBox="0 0 0 1" svg:d="M0.00376 0L0 0.648328L0.489038 0.41824C0.486238 0.41824 0.489038 0 0.489038 0L0.0037256 0" koffice:nodeTypes="ccccc"/>
          <draw:path draw:style-name="gr8" draw:id="shape406" draw:name="path822" draw:layer="g3148" svg:width="0.48903800000pt" svg:height="0.64832800000pt" svg:x="10.63740170400pt" svg:y="76.37063200000pt" svg:viewBox="0 0 0 1" svg:d="M0.00376 0L0 0.648328L0.489038 0.41824C0.486238 0.41824 0.489038 0 0.489038 0L0.0037256 0" koffice:nodeTypes="ccccc"/>
          <draw:path draw:style-name="gr7" draw:id="shape407" draw:name="path824" draw:layer="g3148" svg:width="0.51847229052pt" svg:height="0.66432932410pt" svg:x="15.28748650400pt" svg:y="73.73262400000pt" svg:viewBox="0 0 1 1" svg:d="M0.000671087 0.66281L0.518472 0.315841L0 0L0 0.664329" koffice:nodeTypes="cccc"/>
          <draw:path draw:style-name="gr8" draw:id="shape408" draw:name="path826" draw:layer="g3148" svg:width="0.51847229052pt" svg:height="0.66432932410pt" svg:x="15.28748650400pt" svg:y="73.73262400000pt" svg:viewBox="0 0 1 1" svg:d="M0.000671087 0.66281L0.518472 0.315841L0 0L0 0.664329L0.000691248 0.663025Z" koffice:nodeTypes="cccccc"/>
          <draw:path draw:style-name="gr5" draw:id="shape409" draw:name="path828" draw:layer="g3148" svg:width="1.77380081633pt" svg:height="0.31970429978pt" svg:x="13.10310650400pt" svg:y="73.86768800000pt" svg:viewBox="0 0 2 0" svg:d="M1.05476e-05 0.319704L1.7738 0.319704L1.76853 0L0 0L0 0.319704" koffice:nodeTypes="ccccc"/>
          <draw:path draw:style-name="gr8" draw:id="shape410" draw:name="path830" draw:layer="g3148" svg:width="1.77380081633pt" svg:height="0.31970429978pt" svg:x="13.10310650400pt" svg:y="73.86768800000pt" svg:viewBox="0 0 2 0" svg:d="M1.05476e-05 0.319704L1.7738 0.319704L1.76853 0L0 0L0 0.319704" koffice:nodeTypes="ccccc"/>
          <draw:path draw:style-name="gr7" draw:id="shape411" draw:name="path832" draw:layer="g3148" svg:width="2.46160816588pt" svg:height="1.69816047696pt" svg:x="10.50516250400pt" svg:y="73.22920800000pt" svg:viewBox="0 0 2 2" svg:d="M1.77636e-15 1.69816L1.14606 1.69669L2.46161 1.13018L2.46161 0.568059L1.14606 0.00147433L0 0L0 1.69693" koffice:nodeTypes="ccccccc"/>
          <draw:path draw:style-name="gr8" draw:id="shape412" draw:name="path834" draw:layer="g3148" svg:width="2.46160816588pt" svg:height="1.69865256984pt" svg:x="10.50516250400pt" svg:y="73.22920800000pt" svg:viewBox="0 0 2 2" svg:d="M1.77636e-15 1.6984L1.14606 1.69693L2.46161 1.13035L2.46161 0.568141L1.14606 0.00147454L0 0L0 1.69718L0 1.69865Z" koffice:nodeTypes="ccccccccc"/>
          <draw:path draw:style-name="gr5" draw:id="shape413" draw:name="path836" draw:layer="g3148" svg:width="0.48531200000pt" svg:height="0.70048800000pt" svg:x="10.64116170400pt" svg:y="75.44099200000pt" svg:viewBox="0 0 0 1" svg:d="M0 0.700488L0.485312 0.700488L0.485312 0L0 0Z" koffice:nodeTypes="ccccc"/>
          <draw:path draw:style-name="gr8" draw:id="shape414" draw:name="path838" draw:layer="g3148" svg:width="0.48531200000pt" svg:height="0.70048800000pt" svg:x="10.64116170400pt" svg:y="75.44099200000pt" svg:viewBox="0 0 0 1" svg:d="M0 0.700488L0.485312 0.700488L0.485312 0L0 0Z" koffice:nodeTypes="ccccc"/>
          <draw:path draw:style-name="gr5" draw:id="shape415" draw:name="path840" draw:layer="g3148" svg:width="0.48531200000pt" svg:height="0.70048800000pt" svg:x="10.64116170400pt" svg:y="72.16118400000pt" svg:viewBox="0 0 0 1" svg:d="M0 0.700488L0.485312 0.700488L0.485312 0L0 0Z" koffice:nodeTypes="ccccc"/>
          <draw:path draw:style-name="gr8" draw:id="shape416" draw:name="path842" draw:layer="g3148" svg:width="0.48531200000pt" svg:height="0.70048800000pt" svg:x="10.64116170400pt" svg:y="72.16118400000pt" svg:viewBox="0 0 0 1" svg:d="M0 0.700488L0.485312 0.700488L0.485312 0L0 0Z" koffice:nodeTypes="ccccc"/>
          <draw:path draw:style-name="gr2" draw:id="shape417" draw:name="path844" draw:layer="g3148" svg:width="6.17142614881pt" svg:height="9.62368206644pt" svg:x="29.07555850400pt" svg:y="69.49709600000pt" svg:viewBox="0 0 6 10" svg:d="M6.17143 9.62368L5.23469 9.05151L5.81458 9.05151L5.81458 8.24817L3.64723 6.969L4.54985 6.33615L4.64956 6.39489L4.64956 7.1231L4.94518 7.29648L4.94518 6.24077L3.50642 5.38252L1.69242 5.38252L2.15423 5.65705L3.26677 5.65705L2.42274 6.24848L0 4.81239L2.42274 3.37524L3.26677 3.96561L2.15423 3.96561L1.69242 4.2411L3.50642 4.2411L4.94518 3.38295L4.94518 2.32714L4.64956 2.50052L4.64956 3.22873L4.54985 3.28656L3.64723 2.6566L5.81458 1.37743L5.81458 0.572162L5.23469 0.572162L6.17143 0L6.17143 9.62176" koffice:nodeTypes="cccccccccccccccccccccccccccccccc"/>
          <draw:path draw:style-name="gr8" draw:id="shape418" draw:name="path846" draw:layer="g3148" svg:width="6.17142614881pt" svg:height="9.62368206644pt" svg:x="29.07555850400pt" svg:y="69.49709600000pt" svg:viewBox="0 0 6 10" svg:d="M6.17143 9.62368L5.23469 9.05151L5.81458 9.05151L5.81458 8.24817L3.64723 6.969L4.54985 6.33615L4.64956 6.39489L4.64956 7.1231L4.94518 7.29648L4.94518 6.24077L3.50642 5.38252L1.69242 5.38252L2.15423 5.65705L3.26677 5.65705L2.42274 6.24848L0 4.81239L2.42274 3.37524L3.26677 3.96561L2.15423 3.96561L1.69242 4.2411L3.50642 4.2411L4.94518 3.38295L4.94518 2.32714L4.64956 2.50052L4.64956 3.22873L4.54985 3.28656L3.64723 2.6566L5.81458 1.37743L5.81458 0.572162L5.23469 0.572162L6.17143 0L6.17143 9.62176L6.17143 9.62341Z" koffice:nodeTypes="cccccccccccccccccccccccccccccccccc"/>
          <draw:path draw:style-name="gr7" draw:id="shape419" draw:name="path848" draw:layer="g3148" svg:width="7.34935786596pt" svg:height="10.28072701296pt" svg:x="28.47380970400pt" svg:y="69.08259200000pt" svg:viewBox="0 0 7 10" svg:d="M0.615629 5.13901L3.25949 6.54714L4.17959 5.96723L2.96551 5.96723L2.46251 5.69994L4.44207 5.69994L6.01121 6.53959L6.01121 7.57475L5.68859 7.40473L5.68859 6.69071L5.58074 6.63311L4.59574 7.25364L6.95994 8.50792L6.95994 9.29561L6.32904 9.29561L7.34936 9.85664L7.34936 10.2807L5.22282 8.99621L6.64115 8.99621L6.64115 8.65337L4.02115 7.26781L5.28867 6.48011L4.53561 6.08343L3.27381 6.87113L0 5.14083L3.27381 3.40865L4.53561 4.19635L5.28867 3.79966L4.02115 3.01394L6.64115 1.62934L6.64115 1.28355L5.22282 1.28355L7.34936 0L7.34936 0.424167L6.32904 0.985102L6.95994 0.985102L6.95994 1.7747L4.59574 3.02906L5.58074 3.64864L5.68859 3.58999L5.68859 2.87605L6.01121 2.70595L6.01121 3.74111L4.44207 4.58264L2.46251 4.58264L2.96551 4.31261L4.17959 4.31261L3.25949 3.73354L0.615629 5.14272" koffice:nodeTypes="ccccccccccccccccccccccccccccccccccccccccccccccccc"/>
          <draw:path draw:style-name="gr8" draw:id="shape420" draw:name="path850" draw:layer="g3148" svg:width="7.34935786596pt" svg:height="10.28072701296pt" svg:x="28.47380970400pt" svg:y="69.08259200000pt" svg:viewBox="0 0 7 10" svg:d="M0.615629 5.13901L3.25949 6.54714L4.17959 5.96723L2.96551 5.96723L2.46251 5.69994L4.44207 5.69994L6.01121 6.53959L6.01121 7.57475L5.68859 7.40473L5.68859 6.69071L5.58074 6.63311L4.59574 7.25364L6.95994 8.50792L6.95994 9.29561L6.32904 9.29561L7.34936 9.85664L7.34936 10.2807L5.22282 8.99621L6.64115 8.99621L6.64115 8.65337L4.02115 7.26781L5.28867 6.48011L4.53561 6.08343L3.27381 6.87113L0 5.14083L3.27381 3.40865L4.53561 4.19635L5.28867 3.79966L4.02115 3.01394L6.64115 1.62934L6.64115 1.28355L5.22282 1.28355L7.34936 0L7.34936 0.424167L6.32904 0.985102L6.95994 0.985102L6.95994 1.7747L4.59574 3.02906L5.58074 3.64864L5.68859 3.58999L5.68859 2.87605L6.01121 2.70595L6.01121 3.74111L4.44207 4.58264L2.46251 4.58264L2.96551 4.31261L4.17959 4.31261L3.25949 3.73354L0.615629 5.14272L0.615629 5.13866Z" koffice:nodeTypes="ccccccccccccccccccccccccccccccccccccccccccccccccccc"/>
          <draw:path draw:style-name="gr7" draw:id="shape421" draw:name="path852" draw:layer="g3148" svg:width="0.26326155628pt" svg:height="0.50369112294pt" svg:x="34.75977610113pt" svg:y="71.22045600000pt" svg:viewBox="0 0 0 1" svg:d="M0.261332 0.503691L0.263262 0L0.00660573 0.188346C-0.0110774 0.210205 0.01234 0.503691 0.01234 0.503691L0.261349 0.503691" koffice:nodeTypes="ccccc"/>
          <draw:path draw:style-name="gr8" draw:id="shape422" draw:name="path854" draw:layer="g3148" svg:width="0.26326155628pt" svg:height="0.50369112294pt" svg:x="34.75977610113pt" svg:y="71.22045600000pt" svg:viewBox="0 0 0 1" svg:d="M0.261332 0.503691L0.263262 0L0.00660573 0.188346C-0.0110774 0.210205 0.01234 0.503691 0.01234 0.503691L0.261349 0.503691" koffice:nodeTypes="ccccc"/>
          <draw:path draw:style-name="gr7" draw:id="shape423" draw:name="path856" draw:layer="g3148" svg:width="0.48903800000pt" svg:height="0.64832800000pt" svg:x="34.78382890400pt" svg:y="76.37063200000pt" svg:viewBox="0 0 0 1" svg:d="M0.485278 0L0.489038 0.648328L0 0.41824C0.0028 0.41824 0 0 0 0L0.485312 0" koffice:nodeTypes="ccccc"/>
          <draw:path draw:style-name="gr8" draw:id="shape424" draw:name="path858" draw:layer="g3148" svg:width="0.48903800000pt" svg:height="0.64832800000pt" svg:x="34.78382890400pt" svg:y="76.37063200000pt" svg:viewBox="0 0 0 1" svg:d="M0.485278 0L0.489038 0.648328L0 0.41824C0.0028 0.41824 0 0 0 0L0.485312 0" koffice:nodeTypes="ccccc"/>
          <draw:path draw:style-name="gr7" draw:id="shape425" draw:name="path860" draw:layer="g3148" svg:width="0.51713098557pt" svg:height="0.66432932410pt" svg:x="29.90366250400pt" svg:y="73.73262400000pt" svg:viewBox="0 0 1 1" svg:d="M0.517131 0.66281L0 0.315841L0.517131 0L0.516441 0.664329" koffice:nodeTypes="cccc"/>
          <draw:path draw:style-name="gr8" draw:id="shape426" draw:name="path862" draw:layer="g3148" svg:width="0.51713098557pt" svg:height="0.66432932410pt" svg:x="29.90366250400pt" svg:y="73.73262400000pt" svg:viewBox="0 0 1 1" svg:d="M0.517131 0.66281L0 0.315841L0.517131 0L0.516441 0.664329L0.517131 0.663025Z" koffice:nodeTypes="cccccc"/>
          <draw:path draw:style-name="gr5" draw:id="shape427" draw:name="path864" draw:layer="g3148" svg:width="1.77380081633pt" svg:height="0.31970429978pt" svg:x="30.92458730400pt" svg:y="73.86768800000pt" svg:viewBox="0 0 2 0" svg:d="M1.77291 0.319704L0 0.319704L0.00527382 0L1.7738 0L1.7738 0.319704" koffice:nodeTypes="ccccc"/>
          <draw:path draw:style-name="gr8" draw:id="shape428" draw:name="path866" draw:layer="g3148" svg:width="1.77380081633pt" svg:height="0.31970429978pt" svg:x="30.92458730400pt" svg:y="73.86768800000pt" svg:viewBox="0 0 2 0" svg:d="M1.77291 0.319704L0 0.319704L0.00527382 0L1.7738 0L1.7738 0.319704L1.7729 0.319704Z" koffice:nodeTypes="ccccccc"/>
          <draw:path draw:style-name="gr7" draw:id="shape429" draw:name="path868" draw:layer="g3148" svg:width="2.45954375364pt" svg:height="1.69816047696pt" svg:x="33.18720250400pt" svg:y="73.22920800000pt" svg:viewBox="0 0 2 2" svg:d="M2.45954 1.69816L1.31499 1.69669L0 1.13018L0 0.568059L1.31499 0.00147433L2.45954 0L2.45954 1.69693" koffice:nodeTypes="ccccccc"/>
          <draw:path draw:style-name="gr8" draw:id="shape430" draw:name="path870" draw:layer="g3148" svg:width="2.45954375364pt" svg:height="1.69865256984pt" svg:x="33.18720250400pt" svg:y="73.22920800000pt" svg:viewBox="0 0 2 2" svg:d="M2.45954 1.6984L1.31499 1.69693L0 1.13035L0 0.568141L1.31499 0.00147454L2.45954 0L2.45954 1.69718L2.45954 1.69865Z" koffice:nodeTypes="ccccccccc"/>
          <draw:path draw:style-name="gr5" draw:id="shape431" draw:name="path872" draw:layer="g3148" svg:width="0.48531200000pt" svg:height="0.70048800000pt" svg:x="34.78379450400pt" svg:y="75.44099200000pt" svg:viewBox="0 0 0 1" svg:d="M0 0.700488L0.485312 0.700488L0.485312 0L0 0Z" koffice:nodeTypes="ccccc"/>
          <draw:path draw:style-name="gr8" draw:id="shape432" draw:name="path874" draw:layer="g3148" svg:width="0.48531200000pt" svg:height="0.70048800000pt" svg:x="34.78379450400pt" svg:y="75.44099200000pt" svg:viewBox="0 0 0 1" svg:d="M0 0.700488L0.485312 0.700488L0.485312 0L0 0Z" koffice:nodeTypes="ccccc"/>
          <draw:path draw:style-name="gr5" draw:id="shape433" draw:name="path876" draw:layer="g3148" svg:width="0.48531200000pt" svg:height="0.70048800000pt" svg:x="34.78379450400pt" svg:y="72.16118400000pt" svg:viewBox="0 0 0 1" svg:d="M0 0.700488L0.485312 0.700488L0.485312 0L0 0Z" koffice:nodeTypes="ccccc"/>
          <draw:path draw:style-name="gr8" draw:id="shape434" draw:name="path878" draw:layer="g3148" svg:width="0.48531200000pt" svg:height="0.70048800000pt" svg:x="34.78379450400pt" svg:y="72.16118400000pt" svg:viewBox="0 0 0 1" svg:d="M0 0.700488L0.485312 0.700488L0.485312 0L0 0Z" koffice:nodeTypes="ccccc"/>
          <draw:path draw:style-name="gr10" draw:id="shape435" draw:name="path880" draw:layer="g3148" svg:width="24.74748239625pt" svg:height="27.55679869703pt" svg:x="65.79344970400pt" svg:y="9.92215121359pt" svg:viewBox="0 0 25 28" svg:d="M7.86133 0.775208C9.6415 -0.0129596 10.927 -0.184934 12.972 0.190253C20.9223 1.65032 24.7475 8.25118 24.7475 13.7977C24.7475 21.439 17.7535 27.5214 11.153 27.5565C5.62523 27.5852 2.39122 25.5365 0 21.974C2.33163 24.3093 3.95573 24.4266 7.65134 24.4266C14.2348 24.4266 19.3076 18.5281 19.3672 13.915C19.4504 7.48232 16.7972 3.05311 10.2819 0.950786C9.51097 0.70128 8.62845 0.623654 7.86133 0.775208" koffice:nodeTypes="ccccccccc"/>
          <draw:path draw:style-name="gr11" draw:id="shape436" draw:name="path882" draw:layer="g3148" svg:width="24.74748239625pt" svg:height="27.55679869703pt" svg:x="65.79344970400pt" svg:y="9.92215121359pt" svg:viewBox="0 0 25 28" svg:d="M7.86133 0.775208C9.6415 -0.0129596 10.927 -0.184934 12.972 0.190253C20.9223 1.65032 24.7475 8.25118 24.7475 13.7977C24.7475 21.439 17.7535 27.5214 11.153 27.5565C5.62523 27.5852 2.39122 25.5365 0 21.974C2.33163 24.3093 3.95573 24.4266 7.65134 24.4266C14.2348 24.4266 19.3076 18.5281 19.3672 13.915C19.4504 7.48232 16.7972 3.05311 10.2819 0.950786C9.51097 0.70128 8.62845 0.623654 7.86133 0.775208Z" koffice:nodeTypes="ccccccccc"/>
          <draw:path draw:style-name="gr10" draw:id="shape437" draw:name="path884" draw:layer="g3148" svg:width="7.49515864721pt" svg:height="7.25031462677pt" svg:x="57.52824490400pt" svg:y="6.56124000000pt" svg:viewBox="0 0 7 7" svg:d="M5.60113 7.25031L3.46131 5.35808L0.968703 6.77062L2.135 4.18455L0 2.29034L2.8608 2.58241L4.03385 0L4.63532 2.76623L7.49516 3.06401L5.00641 4.48024L5.60016 7.24851" koffice:nodeTypes="ccccccccccc"/>
          <draw:path draw:style-name="gr11" draw:id="shape438" draw:name="path886" draw:layer="g3148" svg:width="7.49515864721pt" svg:height="7.25031462677pt" svg:x="57.52824490400pt" svg:y="6.56124000000pt" svg:viewBox="0 0 7 7" svg:d="M5.60113 7.25031L3.46131 5.35808L0.968703 6.77062L2.135 4.18455L0 2.29034L2.8608 2.58241L4.03385 0L4.63532 2.76623L7.49516 3.06401L5.00641 4.48024L5.60016 7.24851L5.60116 7.25014Z" koffice:nodeTypes="ccccccccccccc"/>
          <draw:path draw:style-name="gr10" draw:id="shape439" draw:name="path888" draw:layer="g3148" svg:width="6.85405277088pt" svg:height="7.57652573623pt" svg:x="67.30620650400pt" svg:y="11.32767200000pt" svg:viewBox="0 0 7 8" svg:d="M4.23632 7.57653L2.61682 5.23896L0 6.13064L1.61489 3.78919L0 1.44784L2.61682 2.33757L4.23632 0L4.23909 2.8918L6.85405 3.78919L4.23909 4.68474L4.23632 7.57653" koffice:nodeTypes="ccccccccccc"/>
          <draw:path draw:style-name="gr11" draw:id="shape440" draw:name="path890" draw:layer="g3148" svg:width="6.85405277088pt" svg:height="7.57652573623pt" svg:x="67.30620650400pt" svg:y="11.32767200000pt" svg:viewBox="0 0 7 8" svg:d="M4.23632 7.57653L2.61682 5.23896L0 6.13064L1.61489 3.78919L0 1.44784L2.61682 2.33757L4.23632 0L4.23909 2.8918L6.85405 3.78919L4.23909 4.68474L4.23632 7.57653" koffice:nodeTypes="ccccccccccc"/>
          <draw:path draw:style-name="gr10" draw:id="shape441" draw:name="path892" draw:layer="g3148" svg:width="7.46433993287pt" svg:height="7.30360447664pt" svg:x="59.37354730400pt" svg:y="14.63729600000pt" svg:viewBox="0 0 7 7" svg:d="M5.50014 7.3036L3.39935 5.36828L0.886872 6.74423L2.09694 4.16846L0 2.23028L2.84914 2.57186L4.06499 0L4.61616 2.787L7.46434 3.13704L4.95571 4.51575L5.50014 7.3036" koffice:nodeTypes="ccccccccccc"/>
          <draw:path draw:style-name="gr11" draw:id="shape442" draw:name="path894" draw:layer="g3148" svg:width="7.46433993287pt" svg:height="7.30360447664pt" svg:x="59.37354730400pt" svg:y="14.63729600000pt" svg:viewBox="0 0 7 7" svg:d="M5.50014 7.3036L3.39935 5.36828L0.886872 6.74423L2.09694 4.16846L0 2.23028L2.84914 2.57186L4.06499 0L4.61616 2.787L7.46434 3.13704L4.95571 4.51575L5.50014 7.3036" koffice:nodeTypes="ccccccccccc"/>
          <draw:path draw:style-name="gr10" draw:id="shape443" draw:name="path896" draw:layer="g3148" svg:width="7.51058663438pt" svg:height="7.21823493691pt" svg:x="52.30904650400pt" svg:y="18.38099200000pt" svg:viewBox="0 0 8 7" svg:d="M5.66092 7.21823L3.49767 5.35394L1.01891 6.78974L2.15843 4.19795L0 2.32788L2.86665 2.59085L4.01195 0L4.64394 2.75269L7.51059 3.02132L5.03472 4.46186L5.66092 7.21644" koffice:nodeTypes="ccccccccccc"/>
          <draw:path draw:style-name="gr11" draw:id="shape444" draw:name="path898" draw:layer="g3148" svg:width="7.51058663438pt" svg:height="7.21823493691pt" svg:x="52.30904650400pt" svg:y="18.38099200000pt" svg:viewBox="0 0 8 7" svg:d="M5.66092 7.21823L3.49767 5.35394L1.01891 6.78974L2.15843 4.19795L0 2.32788L2.86665 2.59085L4.01195 0L4.64394 2.75269L7.51059 3.02132L5.03472 4.46186L5.66092 7.21644L5.66092 7.21806Z" koffice:nodeTypes="ccccccccccccc"/>
          <draw:path draw:style-name="gr10" draw:id="shape445" draw:name="path900" draw:layer="g3148" svg:width="7.55697615878pt" svg:height="7.06750396232pt" svg:x="62.26958250400pt" svg:y="22.32412800000pt" svg:viewBox="0 0 8 7" svg:d="M6.34619 6.83163L3.92269 5.31161L1.67632 7.0675L2.42059 4.36907L0 2.84623L2.88419 2.69647L3.63525 0L4.67279 2.60662L7.55698 2.46444L5.31446 4.22408L6.34619 6.83163" koffice:nodeTypes="ccccccccccc"/>
          <draw:path draw:style-name="gr11" draw:id="shape446" draw:name="path902" draw:layer="g3148" svg:width="7.55697615878pt" svg:height="7.06750396232pt" svg:x="62.26958250400pt" svg:y="22.32412800000pt" svg:viewBox="0 0 8 7" svg:d="M6.34619 6.83163L3.92269 5.31161L1.67632 7.0675L2.42059 4.36907L0 2.84623L2.88419 2.69647L3.63525 0L4.67279 2.60662L7.55698 2.46444L5.31446 4.22408L6.34619 6.83163" koffice:nodeTypes="ccccccccccc"/>
          <draw:path draw:style-name="gr7" draw:id="shape447" draw:name="path904" draw:layer="g3148" svg:width="3.41860881386pt" svg:height="5.77327454356pt" svg:x="8.79815049974pt" svg:y="84.12483467604pt" svg:viewBox="0 0 3 6" svg:d="M0.00132607 0.337694C0.0461076 1.5959 0.736746 3.36215 1.36624 3.97982C1.94838 4.54908 2.91459 5.41621 3.08251 5.61815C3.27713 5.85024 3.32536 5.84293 3.29177 5.45185C3.26077 5.08818 3.45798 3.90491 3.41147 3.07706C3.36067 2.17703 3.31072 1.05315 2.92492 0.0983014C2.88014 -0.0122602 2.78025 -0.0963293 2.73805 0.231699C2.60372 1.30076 2.09736 2.28394 2.82847 4.83417C2.36604 3.50469 1.78735 2.62842 1.18713 2.03267C0.694551 1.54199 0.262254 0.774456 0.112414 0.337694C0.0478271 0.149466 -0.00556311 0.180534 0.0004652 0.337694" koffice:nodeTypes="ccccccccccc"/>
          <draw:path draw:style-name="gr8" draw:id="shape448" draw:name="path906" draw:layer="g3148" svg:width="3.41860881386pt" svg:height="5.77327454356pt" svg:x="8.79815049974pt" svg:y="84.12483467604pt" svg:viewBox="0 0 3 6" svg:d="M0.00132607 0.337694C0.0461076 1.5959 0.736746 3.36215 1.36624 3.97982C1.94838 4.54908 2.91459 5.41621 3.08251 5.61815C3.27713 5.85024 3.32536 5.84293 3.29177 5.45185C3.26077 5.08818 3.45798 3.90491 3.41147 3.07706C3.36067 2.17703 3.31072 1.05315 2.92492 0.0983014C2.88014 -0.0122602 2.78025 -0.0963293 2.73805 0.231699C2.60372 1.30076 2.09736 2.28394 2.82847 4.83417C2.36604 3.50469 1.78735 2.62842 1.18713 2.03267C0.694551 1.54199 0.262254 0.774456 0.112414 0.337694C0.0478271 0.149466 -0.00556311 0.180534 0.0004652 0.337694L0.00135269 0.337694Z" koffice:nodeTypes="ccccccccccccc"/>
          <draw:path draw:style-name="gr7" draw:id="shape449" draw:name="path908" draw:layer="g3148" svg:width="5.53675889543pt" svg:height="5.64371547769pt" svg:x="9.57696075209pt" svg:y="87.26177500037pt" svg:viewBox="0 0 6 6" svg:d="M0.0229952 1.1726C0.363133 2.42565 1.45021 4.46196 2.77547 4.83597C4.09975 5.21179 4.9153 5.36899 5.23878 5.54119C5.56029 5.71284 5.57892 5.68121 5.49265 5.35273C5.34071 4.7637 5.29073 3.58473 5.01822 2.75359C4.7467 1.92425 4.04976 0.687465 3.592 0.140894C3.42143 -0.0641802 3.30283 -0.0641802 3.37047 0.266471C3.4381 0.594414 3.52338 1.51681 3.52338 2.04983C3.52338 2.81773 3.86254 3.85124 4.55948 4.75828C3.50671 3.28661 1.31493 2.66235 0.34745 1.1726C0.167089 0.897963 -0.0779683 0.79678 0.0239751 1.1726" koffice:nodeTypes="ccccccccccc"/>
          <draw:path draw:style-name="gr8" draw:id="shape450" draw:name="path910" draw:layer="g3148" svg:width="5.53675889543pt" svg:height="5.64371547769pt" svg:x="9.57696075209pt" svg:y="87.26177500037pt" svg:viewBox="0 0 6 6" svg:d="M0.0229952 1.1726C0.363133 2.42565 1.45021 4.46196 2.77547 4.83597C4.09975 5.21179 4.9153 5.36899 5.23878 5.54119C5.56029 5.71284 5.57892 5.68121 5.49265 5.35273C5.34071 4.7637 5.29073 3.58473 5.01822 2.75359C4.7467 1.92425 4.04976 0.687465 3.592 0.140894C3.42143 -0.0641802 3.30283 -0.0641802 3.37047 0.266471C3.4381 0.594414 3.52338 1.51681 3.52338 2.04983C3.52338 2.81773 3.86254 3.85124 4.55948 4.75828C3.50671 3.28661 1.31493 2.66235 0.34745 1.1726C0.167089 0.897963 -0.0779683 0.79678 0.0239751 1.1726L0.0229649 1.1726Z" koffice:nodeTypes="ccccccccccccc"/>
          <draw:path draw:style-name="gr7" draw:id="shape451" draw:name="path912" draw:layer="g3148" svg:width="6.57426605294pt" svg:height="5.09087771511pt" svg:x="11.41193841076pt" svg:y="89.89597764153pt" svg:viewBox="0 0 7 5" svg:d="M0.0257669 2.50589C0.620665 3.57891 2.63646 5.68717 5.29771 4.93054C5.47013 4.88259 6.07947 4.71716 6.28349 4.68614C6.61118 4.63819 6.67527 4.61285 6.40717 4.36093C6.09482 4.06768 5.63984 3.60899 5.42319 2.97774C5.1957 2.31696 4.62517 1.49453 3.96799 0.974745C3.54371 0.636376 3.33427 0.329957 3.1781 0.102493C3.02193 -0.12497 3.00658 0.0695583 3.05262 0.266039C3.22413 0.998244 3.56085 3.41536 5.29681 4.32991C3.85786 3.64565 2.80437 3.43792 2.16885 3.34393C1.4566 3.23772 0.822877 2.87998 0.369707 2.50589C0.0826391 2.26715 -0.0627008 2.34423 0.0257669 2.50589" koffice:nodeTypes="cccccccccccc"/>
          <draw:path draw:style-name="gr8" draw:id="shape452" draw:name="path914" draw:layer="g3148" svg:width="6.57426605294pt" svg:height="5.09087771511pt" svg:x="11.41193841076pt" svg:y="89.89597764153pt" svg:viewBox="0 0 7 5" svg:d="M0.0257669 2.50589C0.620665 3.57891 2.63646 5.68717 5.29771 4.93054C5.47013 4.88259 6.07947 4.71716 6.28349 4.68614C6.61118 4.63819 6.67527 4.61285 6.40717 4.36093C6.09482 4.06768 5.63984 3.60899 5.42319 2.97774C5.1957 2.31696 4.62517 1.49453 3.96799 0.974745C3.54371 0.636376 3.33427 0.329957 3.1781 0.102493C3.02193 -0.12497 3.00658 0.0695583 3.05262 0.266039C3.22413 0.998244 3.56085 3.41536 5.29681 4.32991C3.85786 3.64565 2.80437 3.43792 2.16885 3.34393C1.4566 3.23772 0.822877 2.87998 0.369707 2.50589C0.0826391 2.26715 -0.0627008 2.34423 0.0257669 2.50589Z" koffice:nodeTypes="cccccccccccc"/>
          <draw:path draw:style-name="gr7" draw:id="shape453" draw:name="path916" draw:layer="g3148" svg:width="12.65327591264pt" svg:height="3.24287184774pt" svg:x="13.92263813435pt" svg:y="94.76158635931pt" svg:viewBox="0 0 13 3" svg:d="M0.129776 0.678159C3.31501 1.1469 5.94241 -1.13772 9.74889 0.777911C10.8149 1.31542 11.9931 2.17057 12.6465 2.89305C12.7255 3.02671 12.0896 3.34436 12.0105 3.21071C11.3893 2.30423 10.2672 1.41129 9.63769 1.02972C7.15365 -0.480132 4.14394 3.42959 0.0663652 0.811813C-0.043914 0.740116 -0.012668 0.65492 0.129774 0.678159" koffice:nodeTypes="ccccccc"/>
          <draw:path draw:style-name="gr8" draw:id="shape454" draw:name="path918" draw:layer="g3148" svg:width="12.65327591264pt" svg:height="3.24287184774pt" svg:x="13.92263813435pt" svg:y="94.76158635931pt" svg:viewBox="0 0 13 3" svg:d="M0.129776 0.678159C3.31501 1.1469 5.94241 -1.13772 9.74889 0.777911C10.8149 1.31542 11.9931 2.17057 12.6465 2.89305C12.7255 3.02671 12.0896 3.34436 12.0105 3.21071C11.3893 2.30423 10.2672 1.41129 9.63769 1.02972C7.15365 -0.480132 4.14394 3.42959 0.0663652 0.811813C-0.043914 0.740116 -0.012668 0.65492 0.129774 0.678159Z" koffice:nodeTypes="cccccccc"/>
          <draw:path draw:style-name="gr7" draw:id="shape455" draw:name="path920" draw:layer="g3148" svg:width="3.41098557443pt" svg:height="6.05077860506pt" svg:x="33.33866542466pt" svg:y="83.98504417363pt" svg:viewBox="0 0 3 6" svg:d="M3.41099 0.486096C3.36625 1.77419 2.67553 3.58238 2.04759 4.21473C1.4661 4.79751 0.500972 5.68523 0.333236 5.89197C0.139694 6.12957 0.0906632 6.12209 0.12421 5.72172C0.156035 5.34941 -0.0314839 4.1399 0.00464407 3.29053C0.04679 2.31113 0.210229 1.06887 0.457963 0.103503C0.488932 -0.0171644 0.602474 -0.0957428 0.644624 0.241017C0.778812 1.33548 1.31643 2.47857 0.58613 5.08937C1.04805 3.72832 1.62696 2.83122 2.22565 2.22133C2.71767 1.719 3.15035 0.933232 3.29916 0.486096C3.36368 0.293398 3.41615 0.325203 3.41013 0.486096" koffice:nodeTypes="ccccccccccc"/>
          <draw:path draw:style-name="gr8" draw:id="shape456" draw:name="path922" draw:layer="g3148" svg:width="3.41103839556pt" svg:height="6.05077860506pt" svg:x="33.33866542466pt" svg:y="83.98504417363pt" svg:viewBox="0 0 3 6" svg:d="M3.41101 0.486096C3.36628 1.77419 2.67555 3.58238 2.0476 4.21473C1.46611 4.79751 0.500976 5.68523 0.333239 5.89197C0.139695 6.12957 0.0906638 6.12209 0.12421 5.72172C0.156036 5.34941 -0.0314842 4.1399 0.00464411 3.29053C0.0467904 2.31113 0.210231 1.06887 0.457966 0.103503C0.488935 -0.0171644 0.602479 -0.0957428 0.644629 0.241017C0.778818 1.33548 1.31644 2.47857 0.586134 5.08937C1.04806 3.72832 1.62697 2.83122 2.22566 2.22133C2.71769 1.719 3.15038 0.933232 3.29918 0.486096C3.3637 0.293398 3.41617 0.325203 3.41015 0.486096L3.41104 0.486096Z" koffice:nodeTypes="ccccccccccccc"/>
          <draw:path draw:style-name="gr7" draw:id="shape457" draw:name="path924" draw:layer="g3148" svg:width="5.54029113810pt" svg:height="5.64371547769pt" svg:x="30.99377305623pt" svg:y="87.26177500037pt" svg:viewBox="0 0 6 6" svg:d="M5.51526 1.1726C5.17502 2.42565 4.08759 4.46196 2.76288 4.83597C1.43721 5.21179 0.621393 5.36899 0.298796 5.54119C-0.0247811 5.71284 -0.0414507 5.68121 0.0438563 5.35273C0.19682 4.7637 0.247808 3.58473 0.519418 2.75359C0.791026 1.92425 1.48917 0.687465 1.94709 0.140894C2.11672 -0.0641802 2.23536 -0.0641802 2.16868 0.266471C2.10102 0.594414 2.01572 1.51681 2.01572 2.04983C2.01572 2.81773 1.67547 3.85124 0.979289 4.75828C2.03337 3.28661 4.22487 2.66235 5.19364 1.1726C5.37406 0.897963 5.61821 0.79678 5.51624 1.1726" koffice:nodeTypes="ccccccccccc"/>
          <draw:path draw:style-name="gr8" draw:id="shape458" draw:name="path926" draw:layer="g3148" svg:width="5.54029113810pt" svg:height="5.64371547769pt" svg:x="30.99377305623pt" svg:y="87.26177500037pt" svg:viewBox="0 0 6 6" svg:d="M5.51526 1.1726C5.17502 2.42565 4.08759 4.46196 2.76288 4.83597C1.43721 5.21179 0.621393 5.36899 0.298796 5.54119C-0.0247811 5.71284 -0.0414507 5.68121 0.0438563 5.35273C0.19682 4.7637 0.247808 3.58473 0.519418 2.75359C0.791026 1.92425 1.48917 0.687465 1.94709 0.140894C2.11672 -0.0641802 2.23536 -0.0641802 2.16868 0.266471C2.10102 0.594414 2.01572 1.51681 2.01572 2.04983C2.01572 2.81773 1.67547 3.85124 0.979289 4.75828C2.03337 3.28661 4.22487 2.66235 5.19364 1.1726C5.37406 0.897963 5.61821 0.79678 5.51624 1.1726L5.51523 1.1726Z" koffice:nodeTypes="ccccccccccccc"/>
          <draw:path draw:style-name="gr7" draw:id="shape459" draw:name="path928" draw:layer="g3148" svg:width="6.57659257805pt" svg:height="5.09087771511pt" svg:x="27.63592825473pt" svg:y="89.89597764153pt" svg:viewBox="0 0 7 5" svg:d="M6.55001 2.50589C5.955 3.57891 3.93885 5.68717 1.27713 4.93054C1.10559 4.88259 0.495232 4.71716 0.291178 4.68614C-0.0365708 4.63819 -0.100676 4.61285 0.165677 4.36093C0.478979 4.06768 0.934035 3.60899 1.15164 2.97774C1.37826 2.31696 1.94978 1.49453 2.60709 0.974745C3.03055 0.636376 3.24092 0.329957 3.39712 0.102493C3.55332 -0.12497 3.56776 0.0695583 3.52262 0.266039C3.35017 0.998244 3.01429 3.41536 1.27713 4.32991C2.71634 3.64565 3.77001 3.43792 4.40655 3.34393C5.11893 3.23772 5.75185 2.87998 6.20601 2.50589C6.49312 2.26715 6.6394 2.34423 6.55091 2.50589" koffice:nodeTypes="cccccccccccc"/>
          <draw:path draw:style-name="gr8" draw:id="shape460" draw:name="path930" draw:layer="g3148" svg:width="6.57659257805pt" svg:height="5.09087771511pt" svg:x="27.63592825473pt" svg:y="89.89597764153pt" svg:viewBox="0 0 7 5" svg:d="M6.55001 2.50589C5.955 3.57891 3.93885 5.68717 1.27713 4.93054C1.10559 4.88259 0.495232 4.71716 0.291178 4.68614C-0.0365708 4.63819 -0.100676 4.61285 0.165677 4.36093C0.478979 4.06768 0.934035 3.60899 1.15164 2.97774C1.37826 2.31696 1.94978 1.49453 2.60709 0.974745C3.03055 0.636376 3.24092 0.329957 3.39712 0.102493C3.55332 -0.12497 3.56776 0.0695583 3.52262 0.266039C3.35017 0.998244 3.01429 3.41536 1.27713 4.32991C2.71634 3.64565 3.77001 3.43792 4.40655 3.34393C5.11893 3.23772 5.75185 2.87998 6.20601 2.50589C6.49312 2.26715 6.6394 2.34423 6.55091 2.50589L6.54998 2.50589Z" koffice:nodeTypes="cccccccccccccc"/>
          <draw:path draw:style-name="gr7" draw:id="shape461" draw:name="path932" draw:layer="g3148" svg:width="12.65460248743pt" svg:height="3.24287184774pt" svg:x="19.08285038745pt" svg:y="94.76158635931pt" svg:viewBox="0 0 13 3" svg:d="M12.5252 0.678159C9.3398 1.1469 6.71134 -1.13772 2.90558 0.777911C1.83858 1.31542 0.660367 2.17057 0.00692781 2.89305C-0.0730284 3.02671 0.563867 3.34436 0.643825 3.21071C1.2651 2.30423 2.38817 1.41129 3.0168 1.02972C5.50188 -0.480132 8.51175 3.42959 12.5887 0.811813C12.698 0.740116 12.6677 0.65492 12.5252 0.678159" koffice:nodeTypes="ccccccc"/>
          <draw:path draw:style-name="gr8" draw:id="shape462" draw:name="path934" draw:layer="g3148" svg:width="12.65460248743pt" svg:height="3.24287184774pt" svg:x="19.08285038745pt" svg:y="94.76158635931pt" svg:viewBox="0 0 13 3" svg:d="M12.5252 0.678159C9.3398 1.1469 6.71134 -1.13772 2.90558 0.777911C1.83858 1.31542 0.660367 2.17057 0.00692781 2.89305C-0.0730284 3.02671 0.563867 3.34436 0.643825 3.21071C1.2651 2.30423 2.38817 1.41129 3.0168 1.02972C5.50188 -0.480132 8.51175 3.42959 12.5887 0.811813C12.698 0.740116 12.6677 0.65492 12.5252 0.678159Z" koffice:nodeTypes="ccccccc"/>
          <draw:path draw:style-name="gr7" draw:id="shape463" draw:name="path936" draw:layer="g3148" svg:width="1.36258392129pt" svg:height="4.44985279209pt" svg:x="9.97009562072pt" svg:y="79.41511446645pt" svg:viewBox="0 0 1 4" svg:d="M1.1552 0.106012C0.830088 0.43203 0.226617 1.45842 0.079826 2.10344C-0.0963229 2.87586 0.0124122 3.72036 0.472355 4.35218C0.556083 4.4673 0.630018 4.51651 0.65394 4.29505C0.736575 3.48396 1.30852 2.91188 1.33787 2.19481C1.37267 1.35384 1.21392 0.72552 1.34656 0.192116C1.39006 0.0163596 1.35095 -0.0917295 1.15519 0.105997" koffice:nodeTypes="ccccccc"/>
          <draw:path draw:style-name="gr8" draw:id="shape464" draw:name="path938" draw:layer="g3148" svg:width="1.36258392129pt" svg:height="4.44985279209pt" svg:x="9.97009562072pt" svg:y="79.41511446645pt" svg:viewBox="0 0 1 4" svg:d="M1.1552 0.106012C0.830088 0.43203 0.226617 1.45842 0.079826 2.10344C-0.0963229 2.87586 0.0124122 3.72036 0.472355 4.35218C0.556083 4.4673 0.630018 4.51651 0.65394 4.29505C0.736575 3.48396 1.30852 2.91188 1.33787 2.19481C1.37267 1.35384 1.21392 0.72552 1.34656 0.192116C1.39006 0.0163596 1.35095 -0.0917295 1.15519 0.105997Z" koffice:nodeTypes="cccccccc"/>
          <draw:path draw:style-name="gr7" draw:id="shape465" draw:name="path940" draw:layer="g3148" svg:width="2.57384880680pt" svg:height="5.77792656199pt" svg:x="9.01023103527pt" svg:y="81.21367274579pt" svg:viewBox="0 0 3 6" svg:d="M0.188838 0.364306C-0.30814 1.88536 0.2941 3.6297 0.640086 4.15439C0.986073 4.6781 1.6211 5.51524 1.6884 5.65041C1.7557 5.78759 1.85924 5.86971 1.87735 5.59933C1.91791 4.98551 2.17329 3.94912 2.32256 3.35832C2.55638 2.43307 2.71083 1.4087 2.39762 0.142989C2.34931 -0.0522706 2.30444 -0.0622808 2.27079 0.20508C2.05337 1.95643 1.39246 2.64236 1.46407 3.80391C0.977441 2.9828 0.362262 1.26951 0.360536 0.401337C0.359647 0.209079 0.239744 0.207075 0.188838 0.364271" koffice:nodeTypes="cccccccccc"/>
          <draw:path draw:style-name="gr8" draw:id="shape466" draw:name="path942" draw:layer="g3148" svg:width="2.57384880680pt" svg:height="5.77792656199pt" svg:x="9.01023103527pt" svg:y="81.21367274579pt" svg:viewBox="0 0 3 6" svg:d="M0.188838 0.364306C-0.30814 1.88536 0.2941 3.6297 0.640086 4.15439C0.986073 4.6781 1.6211 5.51524 1.6884 5.65041C1.7557 5.78759 1.85924 5.86971 1.87735 5.59933C1.91791 4.98551 2.17329 3.94912 2.32256 3.35832C2.55638 2.43307 2.71083 1.4087 2.39762 0.142989C2.34931 -0.0522706 2.30444 -0.0622808 2.27079 0.20508C2.05337 1.95643 1.39246 2.64236 1.46407 3.80391C0.977441 2.9828 0.362262 1.26951 0.360536 0.401337C0.359647 0.209079 0.239744 0.207075 0.188838 0.364271Z" koffice:nodeTypes="ccccccccccc"/>
          <draw:path draw:style-name="gr7" draw:id="shape467" draw:name="path944" draw:layer="g3148" svg:width="1.36038392870pt" svg:height="4.44901503980pt" svg:x="34.74383611731pt" svg:y="79.46947558532pt" svg:viewBox="0 0 1 4" svg:d="M0.206315 0.104808C0.531167 0.432553 1.13307 1.45885 1.28082 2.1038C1.45684 2.87616 1.3471 3.72057 0.888612 4.35234C0.804951 4.46657 0.729989 4.5149 0.707172 4.29521C0.624604 3.48155 0.0531242 2.91041 0.0237899 2.19429C-0.0109768 1.35164 0.147646 0.724257 0.0161386 0.190021C-0.0273151 0.0169232 0.0107267 -0.0911556 0.207357 0.104792" koffice:nodeTypes="ccccccc"/>
          <draw:path draw:style-name="gr8" draw:id="shape468" draw:name="path946" draw:layer="g3148" svg:width="1.36038392870pt" svg:height="4.44901503980pt" svg:x="34.74383611731pt" svg:y="79.46947558532pt" svg:viewBox="0 0 1 4" svg:d="M0.206315 0.104808C0.531167 0.432553 1.13307 1.45885 1.28082 2.1038C1.45684 2.87616 1.3471 3.72057 0.888612 4.35234C0.804951 4.46657 0.729989 4.5149 0.707172 4.29521C0.624604 3.48155 0.0531242 2.91041 0.0237899 2.19429C-0.0109768 1.35164 0.147646 0.724257 0.0161386 0.190021C-0.0273151 0.0169232 0.0107267 -0.0911556 0.207357 0.104792L0.206237 0.104792Z" koffice:nodeTypes="ccccccccc"/>
          <draw:path draw:style-name="gr7" draw:id="shape469" draw:name="path948" draw:layer="g3148" svg:width="2.57384696987pt" svg:height="5.77780631241pt" svg:x="34.09146202096pt" svg:y="81.26798703089pt" svg:viewBox="0 0 3 6" svg:d="M2.38501 0.361995C2.88199 1.88602 2.27975 3.63035 1.93376 4.15405C1.58778 4.67674 0.952747 5.51387 0.885451 5.65104C0.818153 5.78722 0.714616 5.86934 0.696496 5.59996C0.655941 4.98614 0.400554 3.94875 0.251288 3.35897C0.0174667 2.43173 -0.136976 1.41037 0.176223 0.141678C0.224544 -0.0525736 0.269407 -0.0615862 0.302193 0.205746C0.519621 1.95408 1.18053 2.641 1.10892 3.80255C1.59554 2.97945 2.21072 1.26816 2.21245 0.401012C2.21333 0.209754 2.33325 0.20775 2.38415 0.361969" koffice:nodeTypes="cccccccccc"/>
          <draw:path draw:style-name="gr8" draw:id="shape470" draw:name="path950" draw:layer="g3148" svg:width="2.57384696987pt" svg:height="5.77780631241pt" svg:x="34.09146202096pt" svg:y="81.26798703089pt" svg:viewBox="0 0 3 6" svg:d="M2.38501 0.361995C2.88199 1.88602 2.27975 3.63035 1.93376 4.15405C1.58778 4.67674 0.952747 5.51387 0.885451 5.65104C0.818153 5.78722 0.714616 5.86934 0.696496 5.59996C0.655941 4.98614 0.400554 3.94875 0.251288 3.35897C0.0174667 2.43173 -0.136976 1.41037 0.176223 0.141678C0.224544 -0.0525736 0.269407 -0.0615862 0.302193 0.205746C0.519621 1.95408 1.18053 2.641 1.10892 3.80255C1.59554 2.97945 2.21072 1.26816 2.21245 0.401012C2.21333 0.209754 2.33325 0.20775 2.38415 0.361969L2.38503 0.361969Z" koffice:nodeTypes="cccccccccccc"/>
          <draw:path draw:style-name="gr10" draw:id="shape471" draw:name="path952" draw:layer="g3148" svg:width="3.07861000000pt" svg:height="0.00000000000pt" svg:x="19.85556570400pt" svg:y="89.18063200000pt" svg:viewBox="0 0 3 0" svg:d="M3.07861 0L0 0" koffice:nodeTypes="cc"/>
          <draw:path draw:style-name="gr8" draw:id="shape472" draw:name="path954" draw:layer="g3148" svg:width="3.07861000000pt" svg:height="0.00000000000pt" svg:x="19.85556570400pt" svg:y="89.18063200000pt" svg:viewBox="0 0 3 0" svg:d="M3.07861 0L0 0" koffice:nodeTypes="cc"/>
          <draw:path draw:style-name="gr7" draw:id="shape473" draw:name="path956" draw:layer="g3148" svg:width="10.04406363344pt" svg:height="6.69882498728pt" svg:x="12.91868090400pt" svg:y="76.50200000000pt" svg:viewBox="0 0 10 7" svg:d="M7.03524 0.0127641L2.96216 0L0 3.43505L0 6.69882L4.34941 6.69882L4.34941 3.29429L8.00333 3.29429L10.0441 1.5374L10.0441 0.57283L8.64188 0.582635C8.64188 0.582635 8.64285 1.34543 8.64188 1.34543C8.64004 1.34543 7.0203 0.0127472 7.03524 0.0127472" koffice:nodeTypes="cccccccccccc"/>
          <draw:path draw:style-name="gr8" draw:id="shape474" draw:name="path958" draw:layer="g3148" svg:width="10.04406363344pt" svg:height="6.69882498728pt" svg:x="12.91868090400pt" svg:y="76.50200000000pt" svg:viewBox="0 0 10 7" svg:d="M7.03524 0.0127641L2.96216 0L0 3.43505L0 6.69882L4.34941 6.69882L4.34941 3.29429L8.00333 3.29429L10.0441 1.5374L10.0441 0.57283L8.64188 0.582635C8.64188 0.582635 8.64285 1.34543 8.64188 1.34543C8.64004 1.34543 7.0203 0.0127472 7.03524 0.0127472Z" koffice:nodeTypes="ccccccccccccc"/>
          <draw:path draw:style-name="gr7" draw:id="shape475" draw:name="path960" draw:layer="g3148" svg:width="10.01604883392pt" svg:height="6.69686190917pt" svg:x="22.94069610400pt" svg:y="82.84176800000pt" svg:viewBox="0 0 10 7" svg:d="M3.07363 6.69686L7.05806 6.69686L10.016 3.26428L10.016 0L5.67088 0L5.67088 3.40206L2.02392 3.40206L0 5.13016L0 6.12608L1.38625 6.11619C1.38625 6.11619 1.38529 5.35154 1.38625 5.35154C1.38721 5.35154 3.08854 6.69682 3.0727 6.69682" koffice:nodeTypes="cccccccccccc"/>
          <draw:path draw:style-name="gr8" draw:id="shape476" draw:name="path962" draw:layer="g3148" svg:width="10.01604883392pt" svg:height="6.69686190917pt" svg:x="22.94069610400pt" svg:y="82.84176800000pt" svg:viewBox="0 0 10 7" svg:d="M3.07363 6.69686L7.05806 6.69686L10.016 3.26428L10.016 0L5.67088 0L5.67088 3.40206L2.02392 3.40206L0 5.13016L0 6.12608L1.38625 6.11619C1.38625 6.11619 1.38529 5.35154 1.38625 5.35154C1.38721 5.35154 3.08854 6.69682 3.0727 6.69682L3.07366 6.69682Z" koffice:nodeTypes="cccccccccccccc"/>
          <draw:path draw:style-name="gr10" draw:id="shape477" draw:name="path964" draw:layer="g3148" svg:width="2.06049143866pt" svg:height="1.24793299428pt" svg:x="14.35132890400pt" svg:y="77.64026400000pt" svg:viewBox="0 0 2 1" svg:d="M0 1.24793L2.06049 1.24793L2.06049 0L0 1.24793" koffice:nodeTypes="cccc"/>
          <draw:path draw:style-name="gr8" draw:id="shape478" draw:name="path966" draw:layer="g3148" svg:width="2.06049143866pt" svg:height="1.24793299428pt" svg:x="14.35132890400pt" svg:y="77.64026400000pt" svg:viewBox="0 0 2 1" svg:d="M0 1.24793L2.06049 1.24793L2.06049 0L0 1.24793" koffice:nodeTypes="cccc"/>
          <draw:path draw:style-name="gr10" draw:id="shape479" draw:name="path968" draw:layer="g3148" svg:width="2.06316394783pt" svg:height="1.24644523716pt" svg:x="30.07599050400pt" svg:y="86.46437600000pt" svg:viewBox="0 0 2 1" svg:d="M2.06316 0L0 0L0 1.24645L2.06316 0" koffice:nodeTypes="cccc"/>
          <draw:path draw:style-name="gr8" draw:id="shape480" draw:name="path970" draw:layer="g3148" svg:width="2.06316394783pt" svg:height="1.24644523716pt" svg:x="30.07599050400pt" svg:y="86.46437600000pt" svg:viewBox="0 0 2 1" svg:d="M2.06316 0L0 0L0 1.24645L2.06316 0" koffice:nodeTypes="cccc"/>
          <draw:path draw:style-name="gr7" draw:id="shape481" draw:name="path972" draw:layer="g3148" svg:width="2.06049143866pt" svg:height="1.24644523716pt" svg:x="14.35132890400pt" svg:y="86.46437600000pt" svg:viewBox="0 0 2 1" svg:d="M0 0L2.06049 0L2.06049 1.24645L0 0" koffice:nodeTypes="cccc"/>
          <draw:path draw:style-name="gr8" draw:id="shape482" draw:name="path974" draw:layer="g3148" svg:width="2.06049143866pt" svg:height="1.24644523716pt" svg:x="14.35132890400pt" svg:y="86.46437600000pt" svg:viewBox="0 0 2 1" svg:d="M0 0L2.06049 0L2.06049 1.24645L0 0" koffice:nodeTypes="cccc"/>
          <draw:path draw:style-name="gr7" draw:id="shape483" draw:name="path976" draw:layer="g3148" svg:width="2.06316394783pt" svg:height="1.24793299428pt" svg:x="30.07599050400pt" svg:y="77.64026400000pt" svg:viewBox="0 0 2 1" svg:d="M2.06316 1.24793L0 1.24793L0 0L2.06316 1.24793" koffice:nodeTypes="cccc"/>
          <draw:path draw:style-name="gr8" draw:id="shape484" draw:name="path978" draw:layer="g3148" svg:width="2.06316394783pt" svg:height="1.24793299428pt" svg:x="30.07599050400pt" svg:y="77.64026400000pt" svg:viewBox="0 0 2 1" svg:d="M2.06316 1.24793L0 1.24793L0 0L2.06316 1.24793" koffice:nodeTypes="cccc"/>
          <draw:path draw:style-name="gr9" draw:id="shape485" draw:name="path980" draw:layer="g3148" svg:width="5.38114151304pt" svg:height="4.77223662274pt" svg:x="17.25854250400pt" svg:y="77.95697600000pt" svg:viewBox="0 0 5 5" svg:d="M0 4.77224L0 1.62442L3.45275 1.62442L5.38114 0L5.37493 0.691632L3.60974 2.16316L0.477208 2.16316L0.477208 4.77224L0.000844747 4.77224" koffice:nodeTypes="ccccccccc"/>
          <draw:path draw:style-name="gr8" draw:id="shape486" draw:name="path982" draw:layer="g3148" svg:width="5.38127220333pt" svg:height="4.77223662274pt" svg:x="17.25847450400pt" svg:y="77.95697600000pt" svg:viewBox="0 0 5 5" svg:d="M6.43985e-05 4.77224L6.43985e-05 1.62442L3.45286 1.62442L5.38127 0L5.37506 0.691632L3.60985 2.16316L0.477278 2.16316L0.477278 4.77224L0.000909155 4.77224L0 4.77224Z" koffice:nodeTypes="ccccccccccc"/>
          <draw:path draw:style-name="gr10" draw:id="shape487" draw:name="path984" draw:layer="g3148" svg:width="10.04406363344pt" svg:height="6.69686190917pt" svg:x="12.91868090400pt" svg:y="82.84178400000pt" svg:viewBox="0 0 10 7" svg:d="M7.06512 6.68503L2.96216 6.69686L0 3.26428L0 0L4.34941 0L4.34941 3.40206L8.00333 3.40206L10.0441 5.16362L10.0441 6.12608L8.64188 6.11619C8.64188 6.11619 8.64285 5.35351 8.64188 5.35351C8.64004 5.35351 7.04924 6.68501 7.06512 6.68501" koffice:nodeTypes="cccccccccccc"/>
          <draw:path draw:style-name="gr8" draw:id="shape488" draw:name="path986" draw:layer="g3148" svg:width="10.04406363344pt" svg:height="6.69686190917pt" svg:x="12.91868090400pt" svg:y="82.84178400000pt" svg:viewBox="0 0 10 7" svg:d="M7.06512 6.68503L2.96216 6.69686L0 3.26428L0 0L4.34941 0L4.34941 3.40206L8.00333 3.40206L10.0441 5.16362L10.0441 6.12608L8.64188 6.11619C8.64188 6.11619 8.64285 5.35351 8.64188 5.35351C8.64004 5.35351 7.04924 6.68501 7.06512 6.68501Z" koffice:nodeTypes="ccccccccccccc"/>
          <draw:path draw:style-name="gr9" draw:id="shape489" draw:name="path988" draw:layer="g3148" svg:width="5.36527804707pt" svg:height="4.71597432798pt" svg:x="22.93506730400pt" svg:y="82.84176800000pt" svg:viewBox="0 0 5 5" svg:d="M5.36444 0L5.36444 3.12739L1.91501 3.12739L0.00620332 4.71597L0 4.05739L1.75995 2.59455L4.89226 2.59455L4.89226 0L5.36528 0" koffice:nodeTypes="ccccccccc"/>
          <draw:path draw:style-name="gr8" draw:id="shape490" draw:name="path990" draw:layer="g3148" svg:width="5.36527804707pt" svg:height="4.71597432798pt" svg:x="22.93506730400pt" svg:y="82.84176800000pt" svg:viewBox="0 0 5 5" svg:d="M5.36444 0L5.36444 3.12739L1.91501 3.12739L0.00620332 4.71597L0 4.05739L1.75995 2.59455L4.89226 2.59455L4.89226 0L5.36528 0L5.36437 0Z" koffice:nodeTypes="ccccccccccc"/>
          <draw:path draw:style-name="gr5" draw:id="shape491" draw:name="path992" draw:layer="g3148" svg:width="2.23047416357pt" svg:height="2.98036834872pt" svg:x="13.83062010400pt" svg:y="79.76408800000pt" svg:viewBox="0 0 2 3" svg:d="M1.49234 1.89898C1.49234 1.89898 1.49475 2.98037 1.49234 2.98037C1.48992 2.98037 2.23047 2.98037 2.23047 2.98037L2.23047 0C2.23047 0 1.48912 0 1.49234 0C1.49475 0 1.49234 1.08139 1.49234 1.08139L0.738136 1.08139C0.738136 1.08139 0.735722 0 0.738136 0C0.74055 0 0 0 0 0L0 2.98037C0 2.98037 0.741349 2.98037 0.738136 2.98037C0.735722 2.98037 0.738136 1.89898 0.738136 1.89898L1.49234 1.89898" koffice:nodeTypes="ccccccccccccc"/>
          <draw:path draw:style-name="gr8" draw:id="shape492" draw:name="path994" draw:layer="g3148" svg:width="2.23047416357pt" svg:height="2.98036834872pt" svg:x="13.83062010400pt" svg:y="79.76408800000pt" svg:viewBox="0 0 2 3" svg:d="M1.49234 1.89898C1.49234 1.89898 1.49475 2.98037 1.49234 2.98037C1.48992 2.98037 2.23047 2.98037 2.23047 2.98037L2.23047 0C2.23047 0 1.48912 0 1.49234 0C1.49475 0 1.49234 1.08139 1.49234 1.08139L0.738136 1.08139C0.738136 1.08139 0.735722 0 0.738136 0C0.74055 0 0 0 0 0L0 2.98037C0 2.98037 0.741349 2.98037 0.738136 2.98037C0.735722 2.98037 0.738136 1.89898 0.738136 1.89898L1.49234 1.89898" koffice:nodeTypes="ccccccccccccc"/>
          <draw:path draw:style-name="gr5" draw:id="shape493" draw:name="path996" draw:layer="g3148" svg:width="2.23368637350pt" svg:height="2.98036834872pt" svg:x="16.70057290400pt" svg:y="76.76372800000pt" svg:viewBox="0 0 2 3" svg:d="M1.49422 1.89897C1.49422 1.89897 1.49663 2.98037 1.49422 2.98037C1.4918 2.98037 2.23369 2.98037 2.23369 2.98037L2.23369 0C2.23369 0 1.49181 0 1.49422 0C1.49663 0 1.49422 1.08139 1.49422 1.08139L0.739472 1.08139C0.739472 1.08139 0.737056 0 0.739472 0C0.741888 0 0 0 0 0L0 2.98037C0 2.98037 0.741883 2.98037 0.739472 2.98037C0.737056 2.98037 0.739472 1.89897 0.739472 1.89897L1.49422 1.89897" koffice:nodeTypes="ccccccccccccc"/>
          <draw:path draw:style-name="gr8" draw:id="shape494" draw:name="path998" draw:layer="g3148" svg:width="2.23368637350pt" svg:height="2.98036834872pt" svg:x="16.70057290400pt" svg:y="76.76372800000pt" svg:viewBox="0 0 2 3" svg:d="M1.49422 1.89897C1.49422 1.89897 1.49663 2.98037 1.49422 2.98037C1.4918 2.98037 2.23369 2.98037 2.23369 2.98037L2.23369 0C2.23369 0 1.49181 0 1.49422 0C1.49663 0 1.49422 1.08139 1.49422 1.08139L0.739472 1.08139C0.739472 1.08139 0.737056 0 0.739472 0C0.741888 0 0 0 0 0L0 2.98037C0 2.98037 0.741883 2.98037 0.739472 2.98037C0.737056 2.98037 0.739472 1.89897 0.739472 1.89897L1.49422 1.89897" koffice:nodeTypes="ccccccccccccc"/>
          <draw:path draw:style-name="gr5" draw:id="shape495" draw:name="path1000" draw:layer="g3148" svg:width="2.23047416357pt" svg:height="2.98492830112pt" svg:x="13.83062010400pt" svg:y="83.47704800000pt" svg:viewBox="0 0 2 3" svg:d="M1.49234 1.08222C1.49234 1.08222 1.49475 0 1.49234 0C1.48992 0 2.23047 0 2.23047 0L2.23047 2.98493C2.23047 2.98493 1.48912 2.98493 1.49234 2.98493C1.49475 2.98493 1.49234 1.90281 1.49234 1.90281L0.738136 1.90281C0.738136 1.90281 0.735722 2.98493 0.738136 2.98493C0.74055 2.98493 0 2.98493 0 2.98493L0 0C0 0 0.741349 0 0.738136 0C0.735722 0 0.738136 1.08222 0.738136 1.08222L1.49234 1.08222" koffice:nodeTypes="ccccccccccccc"/>
          <draw:path draw:style-name="gr8" draw:id="shape496" draw:name="path1002" draw:layer="g3148" svg:width="2.23047416357pt" svg:height="2.98492830112pt" svg:x="13.83062010400pt" svg:y="83.47704800000pt" svg:viewBox="0 0 2 3" svg:d="M1.49234 1.08222C1.49234 1.08222 1.49475 0 1.49234 0C1.48992 0 2.23047 0 2.23047 0L2.23047 2.98493C2.23047 2.98493 1.48912 2.98493 1.49234 2.98493C1.49475 2.98493 1.49234 1.90281 1.49234 1.90281L0.738136 1.90281C0.738136 1.90281 0.735722 2.98493 0.738136 2.98493C0.74055 2.98493 0 2.98493 0 2.98493L0 0C0 0 0.741349 0 0.738136 0C0.735722 0 0.738136 1.08222 0.738136 1.08222L1.49234 1.08222" koffice:nodeTypes="ccccccccccccc"/>
          <draw:path draw:style-name="gr5" draw:id="shape497" draw:name="path1004" draw:layer="g3148" svg:width="2.23368637350pt" svg:height="2.98036834872pt" svg:x="16.70057290400pt" svg:y="86.47741600000pt" svg:viewBox="0 0 2 3" svg:d="M1.49422 1.0815C1.49422 1.0815 1.49663 0 1.49422 0C1.4918 0 2.23369 0 2.23369 0L2.23369 2.98037C2.23369 2.98037 1.49181 2.98037 1.49422 2.98037C1.49663 2.98037 1.49422 1.90124 1.49422 1.90124L0.739472 1.90124C0.739472 1.90124 0.737056 2.98037 0.739472 2.98037C0.741888 2.98037 0 2.98037 0 2.98037L0 0C0 0 0.741883 0 0.739472 0C0.737056 0 0.739472 1.0815 0.739472 1.0815L1.49422 1.0815" koffice:nodeTypes="ccccccccccccc"/>
          <draw:path draw:style-name="gr8" draw:id="shape498" draw:name="path1006" draw:layer="g3148" svg:width="2.23368637350pt" svg:height="2.98036834872pt" svg:x="16.70057290400pt" svg:y="86.47741600000pt" svg:viewBox="0 0 2 3" svg:d="M1.49422 1.0815C1.49422 1.0815 1.49663 0 1.49422 0C1.4918 0 2.23369 0 2.23369 0L2.23369 2.98037C2.23369 2.98037 1.49181 2.98037 1.49422 2.98037C1.49663 2.98037 1.49422 1.90124 1.49422 1.90124L0.739472 1.90124C0.739472 1.90124 0.737056 2.98037 0.739472 2.98037C0.741888 2.98037 0 2.98037 0 2.98037L0 0C0 0 0.741883 0 0.739472 0C0.737056 0 0.739472 1.0815 0.739472 1.0815L1.49422 1.0815" koffice:nodeTypes="ccccccccccccc"/>
          <draw:path draw:style-name="gr5" draw:id="shape499" draw:name="path1008" draw:layer="g3148" svg:width="2.23368568320pt" svg:height="2.98492830112pt" svg:x="29.44629610400pt" svg:y="83.47704800000pt" svg:viewBox="0 0 2 3" svg:d="M0.739472 1.08222C0.739472 1.08222 0.737056 0 0.739472 0C0.741888 0 0 0 0 0L0 2.98493C0 2.98493 0.741078 2.98493 0.739472 2.98493C0.737056 2.98493 0.739472 1.90281 0.739472 1.90281L1.49421 1.90281C1.49421 1.90281 1.49663 2.98493 1.49421 2.98493C1.4918 2.98493 2.23369 2.98493 2.23369 2.98493L2.23369 0C2.23369 0 1.4918 0 1.49421 0C1.49663 0 1.49421 1.08222 1.49421 1.08222L0.739472 1.08222" koffice:nodeTypes="ccccccccccccc"/>
          <draw:path draw:style-name="gr8" draw:id="shape500" draw:name="path1010" draw:layer="g3148" svg:width="2.23368568320pt" svg:height="2.98492830112pt" svg:x="29.44629610400pt" svg:y="83.47704800000pt" svg:viewBox="0 0 2 3" svg:d="M0.739472 1.08222C0.739472 1.08222 0.737056 0 0.739472 0C0.741888 0 0 0 0 0L0 2.98493C0 2.98493 0.741078 2.98493 0.739472 2.98493C0.737056 2.98493 0.739472 1.90281 0.739472 1.90281L1.49421 1.90281C1.49421 1.90281 1.49663 2.98493 1.49421 2.98493C1.4918 2.98493 2.23369 2.98493 2.23369 2.98493L2.23369 0C2.23369 0 1.4918 0 1.49421 0C1.49663 0 1.49421 1.08222 1.49421 1.08222L0.739472 1.08222" koffice:nodeTypes="ccccccccccccc"/>
          <draw:path draw:style-name="gr5" draw:id="shape501" draw:name="path1012" draw:layer="g3148" svg:width="2.23047416357pt" svg:height="2.98036834872pt" svg:x="26.57541130400pt" svg:y="86.47741600000pt" svg:viewBox="0 0 2 3" svg:d="M0.738136 1.0815C0.738136 1.0815 0.735722 0 0.738136 0C0.74055 0 0 0 0 0L0 2.98037C0 2.98037 0.741349 2.98037 0.738136 2.98037C0.735722 2.98037 0.738136 1.90124 0.738136 1.90124L1.49234 1.90124C1.49234 1.90124 1.49475 2.98037 1.49234 2.98037C1.48992 2.98037 2.23047 2.98037 2.23047 2.98037L2.23047 0C2.23047 0 1.48992 0 1.49234 0C1.49475 0 1.49234 1.0815 1.49234 1.0815L0.738136 1.0815" koffice:nodeTypes="ccccccccccccc"/>
          <draw:path draw:style-name="gr8" draw:id="shape502" draw:name="path1014" draw:layer="g3148" svg:width="2.23047416357pt" svg:height="2.98036834872pt" svg:x="26.57541130400pt" svg:y="86.47741600000pt" svg:viewBox="0 0 2 3" svg:d="M0.738136 1.0815C0.738136 1.0815 0.735722 0 0.738136 0C0.74055 0 0 0 0 0L0 2.98037C0 2.98037 0.741349 2.98037 0.738136 2.98037C0.735722 2.98037 0.738136 1.90124 0.738136 1.90124L1.49234 1.90124C1.49234 1.90124 1.49475 2.98037 1.49234 2.98037C1.48992 2.98037 2.23047 2.98037 2.23047 2.98037L2.23047 0C2.23047 0 1.48992 0 1.49234 0C1.49475 0 1.49234 1.0815 1.49234 1.0815L0.738136 1.0815" koffice:nodeTypes="ccccccccccccc"/>
          <draw:path draw:style-name="gr10" draw:id="shape503" draw:name="path1016" draw:layer="g3148" svg:width="10.01604883392pt" svg:height="6.69937022040pt" svg:x="22.94069610400pt" svg:y="76.50172000000pt" svg:viewBox="0 0 10 7" svg:d="M3.07363 0.000270509L7.05806 0.000270509L10.016 3.43545L10.016 6.69937L5.67088 6.69937L5.67088 3.29469L2.02392 3.29469L0 1.56923L0 0.575093L1.38625 0.582701C1.38625 0.582701 1.38529 1.34553 1.38625 1.34553C1.38721 1.34553 3.08854 0 3.0727 0" koffice:nodeTypes="cccccccccccc"/>
          <draw:path draw:style-name="gr8" draw:id="shape504" draw:name="path1018" draw:layer="g3148" svg:width="10.01604883392pt" svg:height="6.69937022040pt" svg:x="22.94069610400pt" svg:y="76.50172000000pt" svg:viewBox="0 0 10 7" svg:d="M3.07363 0.000270509L7.05806 0.000270509L10.016 3.43545L10.016 6.69937L5.67088 6.69937L5.67088 3.29469L2.02392 3.29469L0 1.56923L0 0.575093L1.38625 0.582701C1.38625 0.582701 1.38529 1.34553 1.38625 1.34553C1.38721 1.34553 3.08854 0 3.0727 0L3.07366 0Z" koffice:nodeTypes="cccccccccccccc"/>
          <draw:path draw:style-name="gr10" draw:id="shape505" draw:name="path1020" draw:layer="g3148" svg:width="5.35312847322pt" svg:height="4.36345725432pt" svg:x="22.93417530400pt" svg:y="82.84176800000pt" svg:viewBox="0 0 5 4" svg:d="M0 4.36346L1.92574 2.79027L5.35313 2.79027L5.35313 0L4.08859 0L4.08859 0.98263L2.23706 2.21433L0.000963523 2.21433L0.000963523 4.3615" koffice:nodeTypes="ccccccccc"/>
          <draw:path draw:style-name="gr8" draw:id="shape506" draw:name="path1022" draw:layer="g3148" svg:width="5.35318931437pt" svg:height="4.36345725432pt" svg:x="22.93414650400pt" svg:y="82.84176800000pt" svg:viewBox="0 0 5 4" svg:d="M2.97998e-05 4.36346L1.92578 2.79027L5.35319 2.79027L5.35319 0L4.08863 0L4.08863 0.98263L2.2371 2.21433L0.000993328 2.21433L0.000993328 4.3615L0 4.36318Z" koffice:nodeTypes="ccccccccccc"/>
          <draw:path draw:style-name="gr10" draw:id="shape507" draw:name="path1024" draw:layer="g3148" svg:width="5.34927673243pt" svg:height="4.36540640538pt" svg:x="17.76248410400pt" svg:y="78.66305600000pt" svg:viewBox="0 0 5 4" svg:d="M5.34928 0L3.42134 1.57548L0 1.57548L0 4.36541L1.27758 4.36541L1.27758 3.38158L3.11013 2.14961L5.34928 2.14961L5.34928 0" koffice:nodeTypes="ccccccccc"/>
          <draw:path draw:style-name="gr8" draw:id="shape508" draw:name="path1026" draw:layer="g3148" svg:width="5.34927673243pt" svg:height="4.36540640538pt" svg:x="17.76248410400pt" svg:y="78.66305600000pt" svg:viewBox="0 0 5 4" svg:d="M5.34928 0L3.42134 1.57548L0 1.57548L0 4.36541L1.27758 4.36541L1.27758 3.38158L3.11013 2.14961L5.34928 2.14961L5.34928 0" koffice:nodeTypes="ccccccccc"/>
          <draw:path draw:style-name="gr5" draw:id="shape509" draw:name="path1028" draw:layer="g3148" svg:width="2.23368568320pt" svg:height="2.98036834872pt" svg:x="29.44629610400pt" svg:y="79.76408800000pt" svg:viewBox="0 0 2 3" svg:d="M0.739472 1.89898C0.739472 1.89898 0.737056 2.98037 0.739472 2.98037C0.741888 2.98037 0 2.98037 0 2.98037L0 0C0 0 0.741078 0 0.739472 0C0.737056 0 0.739472 1.08139 0.739472 1.08139L1.49421 1.08139C1.49421 1.08139 1.49663 0 1.49421 0C1.4918 0 2.23369 0 2.23369 0L2.23369 2.98037C2.23369 2.98037 1.4918 2.98037 1.49421 2.98037C1.49663 2.98037 1.49421 1.89898 1.49421 1.89898L0.739472 1.89898" koffice:nodeTypes="ccccccccccccc"/>
          <draw:path draw:style-name="gr8" draw:id="shape510" draw:name="path1030" draw:layer="g3148" svg:width="2.23368568320pt" svg:height="2.98036834872pt" svg:x="29.44629610400pt" svg:y="79.76408800000pt" svg:viewBox="0 0 2 3" svg:d="M0.739472 1.89898C0.739472 1.89898 0.737056 2.98037 0.739472 2.98037C0.741888 2.98037 0 2.98037 0 2.98037L0 0C0 0 0.741078 0 0.739472 0C0.737056 0 0.739472 1.08139 0.739472 1.08139L1.49421 1.08139C1.49421 1.08139 1.49663 0 1.49421 0C1.4918 0 2.23369 0 2.23369 0L2.23369 2.98037C2.23369 2.98037 1.4918 2.98037 1.49421 2.98037C1.49663 2.98037 1.49421 1.89898 1.49421 1.89898L0.739472 1.89898" koffice:nodeTypes="ccccccccccccc"/>
          <draw:path draw:style-name="gr5" draw:id="shape511" draw:name="path1032" draw:layer="g3148" svg:width="2.23047416357pt" svg:height="2.98036834872pt" svg:x="26.57541130400pt" svg:y="76.76372800000pt" svg:viewBox="0 0 2 3" svg:d="M0.738136 1.89897C0.738136 1.89897 0.735722 2.98037 0.738136 2.98037C0.74055 2.98037 0 2.98037 0 2.98037L0 0C0 0 0.741349 0 0.738136 0C0.735722 0 0.738136 1.08139 0.738136 1.08139L1.49234 1.08139C1.49234 1.08139 1.49475 0 1.49234 0C1.48992 0 2.23047 0 2.23047 0L2.23047 2.98037C2.23047 2.98037 1.48992 2.98037 1.49234 2.98037C1.49475 2.98037 1.49234 1.89897 1.49234 1.89897L0.738136 1.89897" koffice:nodeTypes="ccccccccccccc"/>
          <draw:path draw:style-name="gr8" draw:id="shape512" draw:name="path1034" draw:layer="g3148" svg:width="2.23047416357pt" svg:height="2.98036834872pt" svg:x="26.57541130400pt" svg:y="76.76372800000pt" svg:viewBox="0 0 2 3" svg:d="M0.738136 1.89897C0.738136 1.89897 0.735722 2.98037 0.738136 2.98037C0.74055 2.98037 0 2.98037 0 2.98037L0 0C0 0 0.741349 0 0.738136 0C0.735722 0 0.738136 1.08139 0.738136 1.08139L1.49234 1.08139C1.49234 1.08139 1.49475 0 1.49234 0C1.48992 0 2.23047 0 2.23047 0L2.23047 2.98037C2.23047 2.98037 1.48992 2.98037 1.49234 2.98037C1.49475 2.98037 1.49234 1.89897 1.49234 1.89897L0.738136 1.89897" koffice:nodeTypes="ccccccccccccc"/>
          <draw:path draw:style-name="gr7" draw:id="shape513" draw:name="path1036" draw:layer="g3148" svg:width="5.35312847322pt" svg:height="4.36540640538pt" svg:x="22.93417530400pt" svg:y="78.66305600000pt" svg:viewBox="0 0 5 4" svg:d="M0 0L1.93345 1.57548L5.35313 1.57548L5.35313 4.36541L4.08859 4.36541L4.08859 3.38158L2.24476 2.14961L0 2.14961L0 0" koffice:nodeTypes="ccccccccc"/>
          <draw:path draw:style-name="gr8" draw:id="shape514" draw:name="path1038" draw:layer="g3148" svg:width="5.35312847322pt" svg:height="4.36540640538pt" svg:x="22.93417530400pt" svg:y="78.66305600000pt" svg:viewBox="0 0 5 4" svg:d="M0 0L1.93345 1.57548L5.35313 1.57548L5.35313 4.36541L4.08859 4.36541L4.08859 3.38158L2.24476 2.14961L0 2.14961L0 0" koffice:nodeTypes="ccccccccc"/>
          <draw:path draw:style-name="gr7" draw:id="shape515" draw:name="path1040" draw:layer="g3148" svg:width="5.35120201574pt" svg:height="4.36345725432pt" svg:x="17.76248410400pt" svg:y="82.84176800000pt" svg:viewBox="0 0 5 4" svg:d="M5.35024 4.36346L3.42967 2.79027L0 2.79027L0 0L1.27781 0L1.27781 0.98263L3.11937 2.21433L5.3512 2.21433L5.3512 4.3615" koffice:nodeTypes="ccccccccc"/>
          <draw:path draw:style-name="gr8" draw:id="shape516" draw:name="path1042" draw:layer="g3148" svg:width="5.35120201574pt" svg:height="4.36345725432pt" svg:x="17.76248410400pt" svg:y="82.84176800000pt" svg:viewBox="0 0 5 4" svg:d="M5.35024 4.36346L3.42967 2.79027L0 2.79027L0 0L1.27781 0L1.27781 0.98263L3.11937 2.21433L5.3512 2.21433L5.3512 4.3615L5.35021 4.36318Z" koffice:nodeTypes="ccccccccccc"/>
          <draw:path draw:style-name="gr10" draw:id="shape517" draw:name="path1044" draw:layer="g3148" svg:width="2.06049143866pt" svg:height="1.24793299428pt" svg:x="14.35132890400pt" svg:y="77.64026400000pt" svg:viewBox="0 0 2 1" svg:d="M0 1.24793L2.06049 1.24793L2.06049 0L0 1.24793" koffice:nodeTypes="cccc"/>
          <draw:path draw:style-name="gr8" draw:id="shape518" draw:name="path1046" draw:layer="g3148" svg:width="2.06049143866pt" svg:height="1.24793299428pt" svg:x="14.35132890400pt" svg:y="77.64026400000pt" svg:viewBox="0 0 2 1" svg:d="M0 1.24793L2.06049 1.24793L2.06049 0L0 1.24793" koffice:nodeTypes="cccc"/>
          <draw:path draw:style-name="gr7" draw:id="shape519" draw:name="path1048" draw:layer="g3148" svg:width="2.06316394783pt" svg:height="1.24793299428pt" svg:x="30.07505930400pt" svg:y="77.64026400000pt" svg:viewBox="0 0 2 1" svg:d="M2.06316 1.24793L0 1.24793L0 0L2.06316 1.24793" koffice:nodeTypes="cccc"/>
          <draw:path draw:style-name="gr8" draw:id="shape520" draw:name="path1050" draw:layer="g3148" svg:width="2.06316394783pt" svg:height="1.24793299428pt" svg:x="30.07505930400pt" svg:y="77.64026400000pt" svg:viewBox="0 0 2 1" svg:d="M2.06316 1.24793L0 1.24793L0 0L2.06316 1.24793" koffice:nodeTypes="cccc"/>
          <draw:path draw:style-name="gr10" draw:id="shape521" draw:name="path1052" draw:layer="g3148" svg:width="2.06316394783pt" svg:height="1.24644523716pt" svg:x="30.07599050400pt" svg:y="86.46437600000pt" svg:viewBox="0 0 2 1" svg:d="M2.06316 0L0 0L0 1.24645L2.06316 0" koffice:nodeTypes="cccc"/>
          <draw:path draw:style-name="gr8" draw:id="shape522" draw:name="path1054" draw:layer="g3148" svg:width="2.06316394783pt" svg:height="1.24644523716pt" svg:x="30.07599050400pt" svg:y="86.46437600000pt" svg:viewBox="0 0 2 1" svg:d="M2.06316 0L0 0L0 1.24645L2.06316 0" koffice:nodeTypes="cccc"/>
          <draw:path draw:style-name="gr7" draw:id="shape523" draw:name="path1056" draw:layer="g3148" svg:width="2.06316394783pt" svg:height="1.24644523716pt" svg:x="14.34946570400pt" svg:y="86.46437600000pt" svg:viewBox="0 0 2 1" svg:d="M0 0L2.06316 0L2.06316 1.24645L0 0" koffice:nodeTypes="cccc"/>
          <draw:path draw:style-name="gr8" draw:id="shape524" draw:name="path1058" draw:layer="g3148" svg:width="2.06316394783pt" svg:height="1.24644523716pt" svg:x="14.34946570400pt" svg:y="86.46437600000pt" svg:viewBox="0 0 2 1" svg:d="M0 0L2.06316 0L2.06316 1.24645L0 0" koffice:nodeTypes="cccc"/>
          <draw:path draw:style-name="gr9" draw:id="shape525" draw:name="path1060" draw:layer="g3148" svg:width="7.77563082784pt" svg:height="4.49283557616pt" svg:x="18.99672250400pt" svg:y="80.72073600000pt" svg:viewBox="0 0 8 4" svg:d="M1.74669 0L6.01975 0L7.77563 1.23403L7.77563 3.23018L6.0124 4.49284L1.75496 4.49284L0 3.23018L0 1.23403L1.74669 0" koffice:nodeTypes="ccccccccc"/>
          <draw:path draw:style-name="gr8" draw:id="shape526" draw:name="path1062" draw:layer="g3148" svg:width="7.77563082784pt" svg:height="4.49283557616pt" svg:x="18.99672250400pt" svg:y="80.72073600000pt" svg:viewBox="0 0 8 4" svg:d="M1.74669 0L6.01975 0L7.77563 1.23403L7.77563 3.23018L6.0124 4.49284L1.75496 4.49284L0 3.23018L0 1.23403L1.74669 0" koffice:nodeTypes="ccccccccc"/>
          <draw:path draw:style-name="gr7" draw:id="shape527" draw:name="path1064" draw:layer="g3148" svg:width="3.34359510250pt" svg:height="1.63787262480pt" svg:x="19.27614410400pt" svg:y="81.03186400000pt" svg:viewBox="0 0 3 2" svg:d="M2.55997e-05 1.63787L2.55997e-05 0.951702L1.4325 0L3.16134 0L3.16134 0.227599L2.24412 0.965195L2.24412 0.372587C2.24412 0.372587 1.43506 0.79407 1.4325 0.792383L2.24412 1.44568L3.3436 0.569837L3.34272 1.63787L0 1.63787" koffice:nodeTypes="cccccccccccc"/>
          <draw:path draw:style-name="gr8" draw:id="shape528" draw:name="path1066" draw:layer="g3148" svg:width="3.34359510250pt" svg:height="1.63787262480pt" svg:x="19.27614410400pt" svg:y="81.03186400000pt" svg:viewBox="0 0 3 2" svg:d="M2.55997e-05 1.63787L2.55997e-05 0.951702L1.4325 0L3.16134 0L3.16134 0.227599L2.24412 0.965195L2.24412 0.372587C2.24412 0.372587 1.43506 0.79407 1.4325 0.792383L2.24412 1.44568L3.3436 0.569837L3.34272 1.63787L0 1.63787" koffice:nodeTypes="cccccccccccc"/>
          <draw:path draw:style-name="gr10" draw:id="shape529" draw:name="path1068" draw:layer="g3148" svg:width="3.34359510250pt" svg:height="1.64462870208pt" svg:x="19.27614410400pt" svg:y="82.83924800000pt" svg:viewBox="0 0 3 2" svg:d="M2.55997e-05 0.00734884L2.55997e-05 0.697472L1.4325 1.641L3.16134 1.64463L3.16134 1.4039L2.24412 0.674076L2.24412 1.26959C2.24412 1.26959 1.43506 0.846393 1.4325 0.848925L2.24412 0.192593L3.3436 1.07193L3.34272 0L0 0.0092858" koffice:nodeTypes="cccccccccccc"/>
          <draw:path draw:style-name="gr8" draw:id="shape530" draw:name="path1070" draw:layer="g3148" svg:width="3.34359510250pt" svg:height="1.64462870208pt" svg:x="19.27614410400pt" svg:y="82.83924800000pt" svg:viewBox="0 0 3 2" svg:d="M2.55997e-05 0.00734884L2.55997e-05 0.697472L1.4325 1.641L3.16134 1.64463L3.16134 1.4039L2.24412 0.674076L2.24412 1.26959C2.24412 1.26959 1.43506 0.846393 1.4325 0.848925L2.24412 0.192593L3.3436 1.07193L3.34272 0L0 0.0092858L0 0.00783489Z" koffice:nodeTypes="cccccccccccccc"/>
          <draw:path draw:style-name="gr10" draw:id="shape531" draw:name="path1072" draw:layer="g3148" svg:width="3.35717963922pt" svg:height="1.63787262480pt" svg:x="22.94069610400pt" svg:y="81.03186400000pt" svg:viewBox="0 0 3 2" svg:d="M3.35718 1.63197L3.35718 0.94496L1.91583 0L0.174943 0L0.174943 0.227599L1.10171 0.965195L1.10171 0.372587C1.10171 0.372587 1.91241 0.79407 1.91498 0.792383L1.10171 1.44568L0 0.569837L0.000879486 1.63787L3.35636 1.63353" koffice:nodeTypes="cccccccccccc"/>
          <draw:path draw:style-name="gr8" draw:id="shape532" draw:name="path1074" draw:layer="g3148" svg:width="3.35728664410pt" svg:height="1.63787262480pt" svg:x="22.94069610400pt" svg:y="81.03186400000pt" svg:viewBox="0 0 3 2" svg:d="M3.35723 1.63197L3.35723 0.94496L1.91586 0L0.174945 0L0.174945 0.227599L1.10173 0.965195L1.10173 0.372587C1.10173 0.372587 1.91244 0.79407 1.91501 0.792383L1.10173 1.44568L0 0.569837L0.000879499 1.63787L3.35641 1.63353L3.35729 1.63208Z" koffice:nodeTypes="cccccccccccccc"/>
          <draw:path draw:style-name="gr7" draw:id="shape533" draw:name="path1076" draw:layer="g3148" svg:width="3.35717963922pt" svg:height="1.64462870208pt" svg:x="22.94069610400pt" svg:y="82.83924800000pt" svg:viewBox="0 0 3 2" svg:d="M3.35718 0.00734884L3.35718 0.697472L1.91583 1.641L0.174943 1.64463L0.174943 1.39038L1.10171 0.674076L1.10171 1.26959C1.10171 1.26959 1.91241 0.846393 1.91498 0.848925L1.10171 0.192593L0 1.07193L0.000879486 0L3.35636 0.0092858" koffice:nodeTypes="cccccccccccc"/>
          <draw:path draw:style-name="gr8" draw:id="shape534" draw:name="path1078" draw:layer="g3148" svg:width="3.35728664410pt" svg:height="1.64462870208pt" svg:x="22.94069610400pt" svg:y="82.83924800000pt" svg:viewBox="0 0 3 2" svg:d="M3.35723 0.00734884L3.35723 0.697472L1.91586 1.641L0.174945 1.64463L0.174945 1.39038L1.10173 0.674076L1.10173 1.26959C1.10173 1.26959 1.91244 0.846393 1.91501 0.848925L1.10173 0.192593L0 1.07193L0.000879499 0L3.35641 0.0092858L3.35729 0.00783489Z" koffice:nodeTypes="cccccccccccccc"/>
          <draw:path draw:style-name="gr5" draw:id="shape535" draw:name="path1080" draw:layer="g3148" svg:width="1.21285546597pt" svg:height="1.56502351808pt" svg:x="22.15357770400pt" svg:y="82.21672800000pt" svg:viewBox="0 0 1 2" svg:d="M1.21286 0.78193L0.607879 0L0 0.78193L0.607879 1.56502L1.21286 0.78193" koffice:nodeTypes="ccccc"/>
          <draw:path draw:style-name="gr8" draw:id="shape536" draw:name="path1082" draw:layer="g3148" svg:width="1.21285546597pt" svg:height="1.56502351808pt" svg:x="22.15357770400pt" svg:y="82.21672800000pt" svg:viewBox="0 0 1 2" svg:d="M1.21286 0.78193L0.607879 0L0 0.78193L0.607879 1.56502L1.21286 0.78193" koffice:nodeTypes="ccccc"/>
          <draw:path draw:style-name="gr5" draw:id="shape537" draw:name="path1084" draw:layer="g3148" svg:width="0.81641344514pt" svg:height="1.56734875584pt" svg:x="20.41819210400pt" svg:y="82.20182400000pt" svg:viewBox="0 0 1 2" svg:d="M0 1.56735L0.816413 0.783672L0 0L0 1.56735" koffice:nodeTypes="cccc"/>
          <draw:path draw:style-name="gr8" draw:id="shape538" draw:name="path1086" draw:layer="g3148" svg:width="0.81641344514pt" svg:height="1.56734875584pt" svg:x="20.41819210400pt" svg:y="82.20182400000pt" svg:viewBox="0 0 1 2" svg:d="M0 1.56735L0.816413 0.783672L0 0L0 1.56735" koffice:nodeTypes="cccc"/>
          <draw:path draw:style-name="gr5" draw:id="shape539" draw:name="path1088" draw:layer="g3148" svg:width="0.81641344514pt" svg:height="1.56502351808pt" svg:x="24.57641050400pt" svg:y="82.21672800000pt" svg:viewBox="0 0 1 2" svg:d="M0.816413 1.56502L0 0.78193L0.816413 0L0.816413 1.56502" koffice:nodeTypes="cccc"/>
          <draw:path draw:style-name="gr8" draw:id="shape540" draw:name="path1090" draw:layer="g3148" svg:width="0.81641344514pt" svg:height="1.56502351808pt" svg:x="24.57641050400pt" svg:y="82.21672800000pt" svg:viewBox="0 0 1 2" svg:d="M0.816413 1.56502L0 0.78193L0.816413 0L0.816413 1.56502" koffice:nodeTypes="cccc"/>
          <draw:path draw:style-name="gr10" draw:id="shape541" draw:name="path1092" draw:layer="g3148" svg:width="3.03435821458pt" svg:height="1.56500100000pt" svg:x="22.94069610400pt" svg:y="87.91844800000pt" svg:viewBox="0 0 3 2" svg:d="M0 1.565L3.03436 1.565L1.39211 0L1.39211 0.884467L0.000936517 0.884467L0.000936517 1.565" koffice:nodeTypes="cccccc"/>
          <draw:path draw:style-name="gr8" draw:id="shape542" draw:name="path1094" draw:layer="g3148" svg:width="3.03441735062pt" svg:height="1.56500100000pt" svg:x="22.94066730400pt" svg:y="87.91844800000pt" svg:viewBox="0 0 3 2" svg:d="M2.89647e-05 1.565L3.03442 1.565L1.39216 0L1.39216 0.884467L0.000965491 0.884467L0.000965491 1.565L0 1.565Z" koffice:nodeTypes="cccccccc"/>
          <draw:path draw:style-name="gr7" draw:id="shape543" draw:name="path1096" draw:layer="g3148" svg:width="3.03435821458pt" svg:height="1.56500100000pt" svg:x="19.92356570400pt" svg:y="87.91844800000pt" svg:viewBox="0 0 3 2" svg:d="M3.03436 1.565L0 1.565L1.64318 0L1.64318 0.884467L3.03436 0.884467L3.03436 1.565" koffice:nodeTypes="cccccc"/>
          <draw:path draw:style-name="gr8" draw:id="shape544" draw:name="path1098" draw:layer="g3148" svg:width="3.03435821458pt" svg:height="1.56500100000pt" svg:x="19.92356570400pt" svg:y="87.91844800000pt" svg:viewBox="0 0 3 2" svg:d="M3.03436 1.565L0 1.565L1.64318 0L1.64318 0.884467L3.03436 0.884467L3.03436 1.565" koffice:nodeTypes="cccccc"/>
          <draw:path draw:style-name="gr10" draw:id="shape545" draw:name="path1100" draw:layer="g3148" svg:width="3.03248667568pt" svg:height="1.56270000640pt" svg:x="19.92449690400pt" svg:y="76.50569600000pt" svg:viewBox="0 0 3 2" svg:d="M3.03249 5.68434e-14L0 5.68434e-14L1.64174 1.5627L1.64174 0.680044L3.03249 0.680044L3.03249 0" koffice:nodeTypes="cccccc"/>
          <draw:path draw:style-name="gr8" draw:id="shape546" draw:name="path1102" draw:layer="g3148" svg:width="3.03248667568pt" svg:height="1.56270000640pt" svg:x="19.92449690400pt" svg:y="76.50569600000pt" svg:viewBox="0 0 3 2" svg:d="M3.03249 5.68434e-14L0 5.68434e-14L1.64174 1.5627L1.64174 0.680044L3.03249 0.680044L3.03249 0" koffice:nodeTypes="cccccc"/>
          <draw:path draw:style-name="gr7" draw:id="shape547" draw:name="path1104" draw:layer="g3148" svg:width="3.03435821458pt" svg:height="1.56270000640pt" svg:x="22.94069610400pt" svg:y="76.50569600000pt" svg:viewBox="0 0 3 2" svg:d="M0 5.68434e-14L3.03436 5.68434e-14L1.39211 1.5627L1.39211 0.680044L0.000936517 0.680044L0.000936517 0" koffice:nodeTypes="cccccc"/>
          <draw:path draw:style-name="gr8" draw:id="shape548" draw:name="path1106" draw:layer="g3148" svg:width="3.03441735062pt" svg:height="1.56270000640pt" svg:x="22.94066730400pt" svg:y="76.50569600000pt" svg:viewBox="0 0 3 2" svg:d="M2.89647e-05 5.68434e-14L3.03442 5.68434e-14L1.39216 1.5627L1.39216 0.680044L0.000965491 0.680044L0.000965491 0L0 0Z" koffice:nodeTypes="cccccccc"/>
          <draw:path draw:style-name="gr9" draw:id="shape549" draw:name="path1108" draw:layer="g3148" svg:width="5.38114151304pt" svg:height="4.77223662274pt" svg:x="22.93976410400pt" svg:y="77.95697600000pt" svg:viewBox="0 0 5 5" svg:d="M5.38114 4.77224L5.38114 1.62442L1.92839 1.62442L0 0L0.00621249 0.691632L1.7714 2.16316L4.90394 2.16316L4.90394 4.77224L5.3803 4.77224" koffice:nodeTypes="ccccccccc"/>
          <draw:path draw:style-name="gr8" draw:id="shape550" draw:name="path1110" draw:layer="g3148" svg:width="5.38127220333pt" svg:height="4.77223662274pt" svg:x="22.93976410400pt" svg:y="77.95697600000pt" svg:viewBox="0 0 5 5" svg:d="M5.38121 4.77224L5.38121 1.62442L1.92841 1.62442L0 0L0.00621256 0.691632L1.77142 2.16316L4.90399 2.16316L4.90399 4.77224L5.38036 4.77224L5.38127 4.77224Z" koffice:nodeTypes="ccccccccccc"/>
          <draw:path draw:style-name="gr9" draw:id="shape551" draw:name="path1112" draw:layer="g3148" svg:width="5.38114151304pt" svg:height="4.76858154528pt" svg:x="17.25854250400pt" svg:y="82.83711200000pt" svg:viewBox="0 0 5 5" svg:d="M0 0L0 3.14479L3.45187 3.14479L5.38114 4.76858L5.37493 4.07722L3.60974 2.60807L0.477208 2.60807L0.477208 0L0.000844747 0" koffice:nodeTypes="ccccccccc"/>
          <draw:path draw:style-name="gr8" draw:id="shape552" draw:name="path1114" draw:layer="g3148" svg:width="5.38127220333pt" svg:height="4.76858154528pt" svg:x="17.25847450400pt" svg:y="82.83711200000pt" svg:viewBox="0 0 5 5" svg:d="M6.43985e-05 0L6.43985e-05 3.14479L3.45198 3.14479L5.38127 4.76858L5.37506 4.07722L3.60985 2.60807L0.477278 2.60807L0.477278 0L0.000909155 0L0 0Z" koffice:nodeTypes="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4:11</dc:date>
    <meta:creation-date>2011-05-22T06:10:34</meta:creation-date>
    <dc:creator>Yue Liu</dc:creator>
  </office:meta>
</office:document-meta>
</file>